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10.966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12.21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14.628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12.3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9.433cm" fo:break-before="auto" style:use-optimal-row-height="true"/>
    </style:style>
    <style:style style:name="ta1" style:family="table" style:master-page-name="PageStyle_5f_Exportar_20_Planilha">
      <style:table-properties table:display="true" style:writing-mode="lr-tb"/>
    </style:style>
    <style:style style:name="ta2" style:family="table" style:master-page-name="PageStyle_5f_SQL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Exportar Planilh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>
            <text:p>MAT_SERVIDOR</text:p>
          </table:table-cell>
          <table:table-cell office:value-type="string">
            <text:p>NOME</text:p>
          </table:table-cell>
          <table:table-cell office:value-type="string">
            <text:p>CARGO</text:p>
          </table:table-cell>
          <table:table-cell office:value-type="string">
            <text:p>ESPECIALIDADE</text:p>
          </table:table-cell>
          <table:table-cell office:value-type="string">
            <text:p>SECAO</text:p>
          </table:table-cell>
          <table:table-cell office:value-type="string">
            <text:p>NOME SECA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27</text:p>
          </table:table-cell>
          <table:table-cell office:value-type="string">
            <text:p>ADAILTON VENTURA DA SILVA</text:p>
          </table:table-cell>
          <table:table-cell office:value-type="string">
            <text:p>TÉCNICO JUDICIÁRIO</text:p>
          </table:table-cell>
          <table:table-cell office:value-type="string">
            <text:p>APOIO ESPECIALIZADO - OPERAÇÃO DE COMPUTADOR</text:p>
          </table:table-cell>
          <table:table-cell office:value-type="string">
            <text:p>SEVIN</text:p>
          </table:table-cell>
          <table:table-cell office:value-type="string">
            <text:p>SEÇÃO DE VOTO INFORMATIZAD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9</text:p>
          </table:table-cell>
          <table:table-cell office:value-type="string">
            <text:p>ADEMILTA FERREIRA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L</text:p>
          </table:table-cell>
          <table:table-cell office:value-type="string">
            <text:p>SEÇÃO DE ALMOXARIFAD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83</text:p>
          </table:table-cell>
          <table:table-cell office:value-type="string">
            <text:p>ADEMIR JOSE DE OLIVEIRA COST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64A. ZE</text:p>
          </table:table-cell>
          <table:table-cell office:value-type="string">
            <text:p>CART. ELEITORAL DA 64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00</text:p>
          </table:table-cell>
          <table:table-cell office:value-type="string">
            <text:p>ADRIANO DE LACERDA SIQUE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3A. ZE</text:p>
          </table:table-cell>
          <table:table-cell office:value-type="string">
            <text:p>CART. ELEITORAL DA 43A. ZONA - SUMÉ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00</text:p>
          </table:table-cell>
          <table:table-cell office:value-type="string">
            <text:p>ADRIANO DE LACERDA SIQUE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3A. ZE</text:p>
          </table:table-cell>
          <table:table-cell office:value-type="string">
            <text:p>CART. ELEITORAL DA 43A. ZONA - SUMÉ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74</text:p>
          </table:table-cell>
          <table:table-cell office:value-type="string">
            <text:p>ADRIANO UBERG DERIO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PAD</text:p>
          </table:table-cell>
          <table:table-cell office:value-type="string">
            <text:p>SEÇÃO DE PAGAMENTO DE AUTORIDADES, PASSIVOS TRABALHISTAS E DIÁRI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74</text:p>
          </table:table-cell>
          <table:table-cell office:value-type="string">
            <text:p>ADRIANO UBERG DERIO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PAD</text:p>
          </table:table-cell>
          <table:table-cell office:value-type="string">
            <text:p>SEÇÃO DE PAGAMENTO DE AUTORIDADES, PASSIVOS TRABALHISTAS E DIÁRI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01</text:p>
          </table:table-cell>
          <table:table-cell office:value-type="string">
            <text:p>ADRIANO WAGNER MATIAS RIBEIR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31A. ZE</text:p>
          </table:table-cell>
          <table:table-cell office:value-type="string">
            <text:p>CART. ELEITORAL DA 31A. ZONA - POMB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01</text:p>
          </table:table-cell>
          <table:table-cell office:value-type="string">
            <text:p>ADRIANO WAGNER MATIAS RIBEIR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31A. ZE</text:p>
          </table:table-cell>
          <table:table-cell office:value-type="string">
            <text:p>CART. ELEITORAL DA 31A. ZONA - POMB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21</text:p>
          </table:table-cell>
          <table:table-cell office:value-type="string">
            <text:p>ALAN MARCELO BRAGA CARVALH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76</text:p>
          </table:table-cell>
          <table:table-cell office:value-type="string">
            <text:p>ALBERTINO CAVALCANTI DE ALBUQUERQUE JÚNIOR</text:p>
          </table:table-cell>
          <table:table-cell office:value-type="string">
            <text:p>TÉCNICO JUDICIÁRIO</text:p>
          </table:table-cell>
          <table:table-cell office:value-type="string">
            <text:p>APOIO ESPECIALIZADO - OPERAÇÃO DE COMPUTADOR</text:p>
          </table:table-cell>
          <table:table-cell office:value-type="string">
            <text:p>SEINF</text:p>
          </table:table-cell>
          <table:table-cell office:value-type="string">
            <text:p>SEÇÃO DE INFRA-ESTRUTURA DE RE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02</text:p>
          </table:table-cell>
          <table:table-cell office:value-type="string">
            <text:p>ALBERTO DE LIMA SOAR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4</text:p>
          </table:table-cell>
          <table:table-cell office:value-type="string">
            <text:p>GABINETE 04 JUIZ MEMBRO - JUIZ DE DIREI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02</text:p>
          </table:table-cell>
          <table:table-cell office:value-type="string">
            <text:p>ALBERTO DE LIMA SOAR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4</text:p>
          </table:table-cell>
          <table:table-cell office:value-type="string">
            <text:p>GABINETE 04 JUIZ MEMBRO - JUIZ DE DIREI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02</text:p>
          </table:table-cell>
          <table:table-cell office:value-type="string">
            <text:p>ALBERTO DE LIMA SOAR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4</text:p>
          </table:table-cell>
          <table:table-cell office:value-type="string">
            <text:p>GABINETE 04 JUIZ MEMBRO - JUIZ DE DIREI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02</text:p>
          </table:table-cell>
          <table:table-cell office:value-type="string">
            <text:p>ALBERTO DE LIMA SOAR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4</text:p>
          </table:table-cell>
          <table:table-cell office:value-type="string">
            <text:p>GABINETE 04 JUIZ MEMBRO - JUIZ DE DIREI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02</text:p>
          </table:table-cell>
          <table:table-cell office:value-type="string">
            <text:p>ALBERTO DE LIMA SOAR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4</text:p>
          </table:table-cell>
          <table:table-cell office:value-type="string">
            <text:p>GABINETE 04 JUIZ MEMBRO - JUIZ DE DIREI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15</text:p>
          </table:table-cell>
          <table:table-cell office:value-type="string">
            <text:p>ALCYRA DOS SANTOS COTTA MANFRIN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7A. ZE</text:p>
          </table:table-cell>
          <table:table-cell office:value-type="string">
            <text:p>CART. ELEITORAL DA 07A. ZONA - MAMANGUAP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98</text:p>
          </table:table-cell>
          <table:table-cell office:value-type="string">
            <text:p>ALDY JOSÉ ANTAS CORDEIR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72A. ZE</text:p>
          </table:table-cell>
          <table:table-cell office:value-type="string">
            <text:p>CART. ELEITORAL DA 72A. ZONA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04</text:p>
          </table:table-cell>
          <table:table-cell office:value-type="string">
            <text:p>ALESSANDRA MOTA DE MENEZ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O</text:p>
          </table:table-cell>
          <table:table-cell office:value-type="string">
            <text:p>SECRETARIA DE ADMINISTRAÇÃO E ORÇ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04</text:p>
          </table:table-cell>
          <table:table-cell office:value-type="string">
            <text:p>ALESSANDRA MOTA DE MENEZ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O</text:p>
          </table:table-cell>
          <table:table-cell office:value-type="string">
            <text:p>SECRETARIA DE ADMINISTRAÇÃO E ORÇ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16</text:p>
          </table:table-cell>
          <table:table-cell office:value-type="string">
            <text:p>ALESSANDRA RÉGIA FERREIRA DE OLIVEIRA ALMEID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15A. ZE</text:p>
          </table:table-cell>
          <table:table-cell office:value-type="string">
            <text:p>CART. ELEITORAL DA 15A. ZONA - CAIÇA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29</text:p>
          </table:table-cell>
          <table:table-cell office:value-type="string">
            <text:p>ALEXANDRA MARIA SOARES CORDEIR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J</text:p>
          </table:table-cell>
          <table:table-cell office:value-type="string">
            <text:p>SECRETARIA JUDICIÁR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81</text:p>
          </table:table-cell>
          <table:table-cell office:value-type="string">
            <text:p>ALEXANDRE BASÍLIO COURA</text:p>
          </table:table-cell>
          <table:table-cell office:value-type="string">
            <text:p>TÉCNICO JUDICIÁRIO</text:p>
          </table:table-cell>
          <table:table-cell office:value-type="string">
            <text:p>APOIO ESPECIALIZADO - OPERAÇÃO DE COMPUTADOR</text:p>
          </table:table-cell>
          <table:table-cell office:value-type="string">
            <text:p>SESOP</text:p>
          </table:table-cell>
          <table:table-cell office:value-type="string">
            <text:p>SEÇÃO DE SUPORTE OPERACION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05</text:p>
          </table:table-cell>
          <table:table-cell office:value-type="string">
            <text:p>ALEXANDRE RICARDO DIAS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COM</text:p>
          </table:table-cell>
          <table:table-cell office:value-type="string">
            <text:p>ASSESSORIA DE COMUNICAÇÃO INSTITUCION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17</text:p>
          </table:table-cell>
          <table:table-cell office:value-type="string">
            <text:p>ALICE MESQUITA TARGINO COELH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70A. ZE</text:p>
          </table:table-cell>
          <table:table-cell office:value-type="string">
            <text:p>CART. ELEITORAL DA 70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58</text:p>
          </table:table-cell>
          <table:table-cell office:value-type="string">
            <text:p>ALINE CORRÊA DOS SANT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46A. ZE</text:p>
          </table:table-cell>
          <table:table-cell office:value-type="string">
            <text:p>CART. ELEITORAL DA 46A. ZONA - ALAGOINH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58</text:p>
          </table:table-cell>
          <table:table-cell office:value-type="string">
            <text:p>ALINE CORRÊA DOS SANT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46A. ZE</text:p>
          </table:table-cell>
          <table:table-cell office:value-type="string">
            <text:p>CART. ELEITORAL DA 46A. ZONA - ALAGOINH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84</text:p>
          </table:table-cell>
          <table:table-cell office:value-type="string">
            <text:p>ALINE VILAR SILVEIRA ROCHA LOP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INP</text:p>
          </table:table-cell>
          <table:table-cell office:value-type="string">
            <text:p>SEÇÃO DE INFORMAÇÕES PROCESSU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18</text:p>
          </table:table-cell>
          <table:table-cell office:value-type="string">
            <text:p>ALTINO CAMILO DE SOUSA NET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10A. ZE</text:p>
          </table:table-cell>
          <table:table-cell office:value-type="string">
            <text:p>CART. ELEITORAL DA 10A. ZONA - GUARABI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85</text:p>
          </table:table-cell>
          <table:table-cell office:value-type="string">
            <text:p>ALUIZIO CANDIDO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RP</text:p>
          </table:table-cell>
          <table:table-cell office:value-type="string">
            <text:p>SEÇÃO DE REGISTROS E PUBLICAÇ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91</text:p>
          </table:table-cell>
          <table:table-cell office:value-type="string">
            <text:p>AMALDO RODRIGUES LIMA</text:p>
          </table:table-cell>
          <table:table-cell office:value-type="string">
            <text:p>ANALISTA JUDICIÁRIO</text:p>
          </table:table-cell>
          <table:table-cell office:value-type="string">
            <text:p>ADMINISTRATIVA - CONTABI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06</text:p>
          </table:table-cell>
          <table:table-cell office:value-type="string">
            <text:p>AMILTON PINHEIRO DE SOUZA JUNIOR</text:p>
          </table:table-cell>
          <table:table-cell office:value-type="string">
            <text:p>TÉCNICO JUDICIÁRIO</text:p>
          </table:table-cell>
          <table:table-cell office:value-type="string">
            <text:p>SERVIÇOS GERAIS - SEGURANÇA JUDICIÁRIA</text:p>
          </table:table-cell>
          <table:table-cell office:value-type="string">
            <text:p>COSEG</text:p>
          </table:table-cell>
          <table:table-cell office:value-type="string">
            <text:p>COORDENADORIA DE SERVIÇOS GE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07</text:p>
          </table:table-cell>
          <table:table-cell office:value-type="string">
            <text:p>ANA EMÍLIA TAIGY DE MEDEIROS E QUEIROZ MELL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CCI</text:p>
          </table:table-cell>
          <table:table-cell office:value-type="string">
            <text:p>COORDENADORIA DE CONTROLE INTERN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08</text:p>
          </table:table-cell>
          <table:table-cell office:value-type="string">
            <text:p>ANA KARLA ESMERALDO GUIMARÃES</text:p>
          </table:table-cell>
          <table:table-cell office:value-type="string">
            <text:p>TÉCNICO JUDICIÁRIO</text:p>
          </table:table-cell>
          <table:table-cell office:value-type="string">
            <text:p>APOIO ESPECIALIZADO - ENFERMAGEM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08</text:p>
          </table:table-cell>
          <table:table-cell office:value-type="string">
            <text:p>ANA KARLA ESMERALDO GUIMARÃES</text:p>
          </table:table-cell>
          <table:table-cell office:value-type="string">
            <text:p>TÉCNICO JUDICIÁRIO</text:p>
          </table:table-cell>
          <table:table-cell office:value-type="string">
            <text:p>APOIO ESPECIALIZADO - ENFERMAGEM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09</text:p>
          </table:table-cell>
          <table:table-cell office:value-type="string">
            <text:p>ANA KARLA FARIAS LIMA DE MORAI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PLAN</text:p>
          </table:table-cell>
          <table:table-cell office:value-type="string">
            <text:p>ASSESSORIA DE PLANEJAMENTO INSTITUCION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09</text:p>
          </table:table-cell>
          <table:table-cell office:value-type="string">
            <text:p>ANA KARLA FARIAS LIMA DE MORAI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PLAN</text:p>
          </table:table-cell>
          <table:table-cell office:value-type="string">
            <text:p>ASSESSORIA DE PLANEJAMENTO INSTITUCION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09</text:p>
          </table:table-cell>
          <table:table-cell office:value-type="string">
            <text:p>ANA KARLA FARIAS LIMA DE MORAI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PLAN</text:p>
          </table:table-cell>
          <table:table-cell office:value-type="string">
            <text:p>ASSESSORIA DE PLANEJAMENTO INSTITUCION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03</text:p>
          </table:table-cell>
          <table:table-cell office:value-type="string">
            <text:p>ANA LÚCIA FURTADO DE ALMEIDA CAVALCANTE</text:p>
          </table:table-cell>
          <table:table-cell office:value-type="string">
            <text:p>ANALISTA JUDICIÁRIO</text:p>
          </table:table-cell>
          <table:table-cell office:value-type="string">
            <text:p>APOIO ESPECIALIZADO - ODONTOLOGIA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03</text:p>
          </table:table-cell>
          <table:table-cell office:value-type="string">
            <text:p>ANA LÚCIA FURTADO DE ALMEIDA CAVALCANTE</text:p>
          </table:table-cell>
          <table:table-cell office:value-type="string">
            <text:p>ANALISTA JUDICIÁRIO</text:p>
          </table:table-cell>
          <table:table-cell office:value-type="string">
            <text:p>APOIO ESPECIALIZADO - ODONTOLOGIA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07</text:p>
          </table:table-cell>
          <table:table-cell office:value-type="string">
            <text:p>ANA MARIA CAMPELO PERE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CJE</text:p>
          </table:table-cell>
          <table:table-cell office:value-type="string">
            <text:p>SEÇÃO DE CONTROLE DOS JUÍZOS ELEITO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07</text:p>
          </table:table-cell>
          <table:table-cell office:value-type="string">
            <text:p>ANA MARIA CAMPELO PERE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CJE</text:p>
          </table:table-cell>
          <table:table-cell office:value-type="string">
            <text:p>SEÇÃO DE CONTROLE DOS JUÍZOS ELEITO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10</text:p>
          </table:table-cell>
          <table:table-cell office:value-type="string">
            <text:p>ANA MARIA FELIX DE ALMEID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RF</text:p>
          </table:table-cell>
          <table:table-cell office:value-type="string">
            <text:p>SEÇÃO DE REGISTROS FUNCION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86</text:p>
          </table:table-cell>
          <table:table-cell office:value-type="string">
            <text:p>ANA TERESA CAVALCANTI DELA BIANCA MORICONI CORRE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71</text:p>
          </table:table-cell>
          <table:table-cell office:value-type="string">
            <text:p>ANA THEREZA DE SOUSA LACERD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55A. ZE</text:p>
          </table:table-cell>
          <table:table-cell office:value-type="string">
            <text:p>CART. ELEITORAL DA 55A. ZONA - RIO TI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71</text:p>
          </table:table-cell>
          <table:table-cell office:value-type="string">
            <text:p>ANA THEREZA DE SOUSA LACERD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55A. ZE</text:p>
          </table:table-cell>
          <table:table-cell office:value-type="string">
            <text:p>CART. ELEITORAL DA 55A. ZONA - RIO TI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7</text:p>
          </table:table-cell>
          <table:table-cell office:value-type="string">
            <text:p>ANA YEDDA VASCONCELOS RIBEIRO COUTINHO MADRUG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JUR</text:p>
          </table:table-cell>
          <table:table-cell office:value-type="string">
            <text:p>ASSESSORIA JURÍDICA DA 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7</text:p>
          </table:table-cell>
          <table:table-cell office:value-type="string">
            <text:p>ANA YEDDA VASCONCELOS RIBEIRO COUTINHO MADRUG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JUR</text:p>
          </table:table-cell>
          <table:table-cell office:value-type="string">
            <text:p>ASSESSORIA JURÍDICA DA 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19</text:p>
          </table:table-cell>
          <table:table-cell office:value-type="string">
            <text:p>ANÁLIA CASTILHO DA NÓBREG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D</text:p>
          </table:table-cell>
          <table:table-cell office:value-type="string">
            <text:p>SEÇÃO DE AUTUAÇÃO E DISTRIBUIÇÃO DE PROCESS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19</text:p>
          </table:table-cell>
          <table:table-cell office:value-type="string">
            <text:p>ANÁLIA CASTILHO DA NÓBREG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D</text:p>
          </table:table-cell>
          <table:table-cell office:value-type="string">
            <text:p>SEÇÃO DE AUTUAÇÃO E DISTRIBUIÇÃO DE PROCESS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19</text:p>
          </table:table-cell>
          <table:table-cell office:value-type="string">
            <text:p>ANÁLIA CASTILHO DA NÓBREG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D</text:p>
          </table:table-cell>
          <table:table-cell office:value-type="string">
            <text:p>SEÇÃO DE AUTUAÇÃO E DISTRIBUIÇÃO DE PROCESS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61</text:p>
          </table:table-cell>
          <table:table-cell office:value-type="string">
            <text:p>ANÁLIA EUGÊNIA MARINHO XAVIER DE MORA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25A. ZE</text:p>
          </table:table-cell>
          <table:table-cell office:value-type="string">
            <text:p>CART. ELEITORAL DA 25A. ZONA - PICUÍ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80</text:p>
          </table:table-cell>
          <table:table-cell office:value-type="string">
            <text:p>ANDERSON KLEINER RAMOS CORREIA GOMES</text:p>
          </table:table-cell>
          <table:table-cell office:value-type="string">
            <text:p>TÉCNICO JUDICIÁRIO</text:p>
          </table:table-cell>
          <table:table-cell office:value-type="string">
            <text:p>APOIO ESPECIALIZADO - OPERAÇÃO DE COMPUTADOR</text:p>
          </table:table-cell>
          <table:table-cell office:value-type="string">
            <text:p>SOAZE</text:p>
          </table:table-cell>
          <table:table-cell office:value-type="string">
            <text:p>SEÇÃO DE ORIENTAÇÃO E APOIO ÀS ZONAS ELEITO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0</text:p>
          </table:table-cell>
          <table:table-cell office:value-type="string">
            <text:p>ANDRÉ BRAGA CAPIM DE MIRAND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61A. ZE</text:p>
          </table:table-cell>
          <table:table-cell office:value-type="string">
            <text:p>CART. ELEITORAL DA 61A. ZONA - BAYEUX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0</text:p>
          </table:table-cell>
          <table:table-cell office:value-type="string">
            <text:p>ANDRÉ BRAGA CAPIM DE MIRAND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61A. ZE</text:p>
          </table:table-cell>
          <table:table-cell office:value-type="string">
            <text:p>CART. ELEITORAL DA 61A. ZONA - BAYEUX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7</text:p>
          </table:table-cell>
          <table:table-cell office:value-type="string">
            <text:p>ANDRÉ CABRAL TELES</text:p>
          </table:table-cell>
          <table:table-cell office:value-type="string">
            <text:p>TÉCNICO JUDICIÁRIO</text:p>
          </table:table-cell>
          <table:table-cell office:value-type="string">
            <text:p>ADMINISTRATIVA - CONTABILIDADE</text:p>
          </table:table-cell>
          <table:table-cell office:value-type="string">
            <text:p>SECOEPE</text:p>
          </table:table-cell>
          <table:table-cell office:value-type="string">
            <text:p>SEÇÃO DE CONTAS ELEITORAIS E PARTIDÁRI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36</text:p>
          </table:table-cell>
          <table:table-cell office:value-type="string">
            <text:p>ANDRÉ SOARES CAVALCANTI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CAPS</text:p>
          </table:table-cell>
          <table:table-cell office:value-type="string">
            <text:p>COORDENADORIA DE APOIO ÀS SESS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1</text:p>
          </table:table-cell>
          <table:table-cell office:value-type="string">
            <text:p>ANDRÉA ALESSANDRA DE ARRUDA BARBOS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5A. ZE</text:p>
          </table:table-cell>
          <table:table-cell office:value-type="string">
            <text:p>CART. ELEITORAL DA 05A. ZONA - PILAR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1</text:p>
          </table:table-cell>
          <table:table-cell office:value-type="string">
            <text:p>ANDRÉA ALESSANDRA DE ARRUDA BARBOS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5A. ZE</text:p>
          </table:table-cell>
          <table:table-cell office:value-type="string">
            <text:p>CART. ELEITORAL DA 05A. ZONA - PILAR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1</text:p>
          </table:table-cell>
          <table:table-cell office:value-type="string">
            <text:p>ANDRÉA ALESSANDRA DE ARRUDA BARBOS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5A. ZE</text:p>
          </table:table-cell>
          <table:table-cell office:value-type="string">
            <text:p>CART. ELEITORAL DA 05A. ZONA - PILAR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23</text:p>
          </table:table-cell>
          <table:table-cell office:value-type="string">
            <text:p>ANDRÉA RIBEIRO DE GOUVE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6</text:p>
          </table:table-cell>
          <table:table-cell office:value-type="string">
            <text:p>GABINETE 06 JUIZ MEMBRO - JUIZ FED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23</text:p>
          </table:table-cell>
          <table:table-cell office:value-type="string">
            <text:p>ANDRÉA RIBEIRO DE GOUVE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6</text:p>
          </table:table-cell>
          <table:table-cell office:value-type="string">
            <text:p>GABINETE 06 JUIZ MEMBRO - JUIZ FED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12</text:p>
          </table:table-cell>
          <table:table-cell office:value-type="string">
            <text:p>ANDRÉA SANTOS LUCENA DE MEDEIROS</text:p>
          </table:table-cell>
          <table:table-cell office:value-type="string">
            <text:p>TÉCNICO JUDICIÁRIO</text:p>
          </table:table-cell>
          <table:table-cell office:value-type="string">
            <text:p>APOIO ESPECIALIZADO - TAQUIGRAFIA</text:p>
          </table:table-cell>
          <table:table-cell office:value-type="string">
            <text:p>SEAC</text:p>
          </table:table-cell>
          <table:table-cell office:value-type="string">
            <text:p>SEÇÃO DE ACOMPANHAMENTO E COMPOSI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12</text:p>
          </table:table-cell>
          <table:table-cell office:value-type="string">
            <text:p>ANDRÉA SANTOS LUCENA DE MEDEIROS</text:p>
          </table:table-cell>
          <table:table-cell office:value-type="string">
            <text:p>TÉCNICO JUDICIÁRIO</text:p>
          </table:table-cell>
          <table:table-cell office:value-type="string">
            <text:p>APOIO ESPECIALIZADO - TAQUIGRAFIA</text:p>
          </table:table-cell>
          <table:table-cell office:value-type="string">
            <text:p>SEAC</text:p>
          </table:table-cell>
          <table:table-cell office:value-type="string">
            <text:p>SEÇÃO DE ACOMPANHAMENTO E COMPOSI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54</text:p>
          </table:table-cell>
          <table:table-cell office:value-type="string">
            <text:p>ANDRÉIA FERREIRA FERNANDES SEBADELHE FORMIG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74A. ZE</text:p>
          </table:table-cell>
          <table:table-cell office:value-type="string">
            <text:p>CART. ELEITORAL DA 74A. ZONA- PRA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77</text:p>
          </table:table-cell>
          <table:table-cell office:value-type="string">
            <text:p>ANDREZA ALVES GOM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O</text:p>
          </table:table-cell>
          <table:table-cell office:value-type="string">
            <text:p>SECRETARIA DE ADMINISTRAÇÃO E ORÇ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77</text:p>
          </table:table-cell>
          <table:table-cell office:value-type="string">
            <text:p>ANDREZA ALVES GOM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O</text:p>
          </table:table-cell>
          <table:table-cell office:value-type="string">
            <text:p>SECRETARIA DE ADMINISTRAÇÃO E ORÇ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11</text:p>
          </table:table-cell>
          <table:table-cell office:value-type="string">
            <text:p>ANÉSIO LIRA DA CUNHA MOREN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5</text:p>
          </table:table-cell>
          <table:table-cell office:value-type="string">
            <text:p>GABINETE 05 VICE-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25</text:p>
          </table:table-cell>
          <table:table-cell office:value-type="string">
            <text:p>ANGELÚCIA ROCHA MENDONÇA MEL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56</text:p>
          </table:table-cell>
          <table:table-cell office:value-type="string">
            <text:p>ANNA CHRYSTINA MEDEIROS VANDERLEI DINIZ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2</text:p>
          </table:table-cell>
          <table:table-cell office:value-type="string">
            <text:p>GABINETE 02 JUIZ MEMBRO - CORREGEDOR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56</text:p>
          </table:table-cell>
          <table:table-cell office:value-type="string">
            <text:p>ANNA CHRYSTINA MEDEIROS VANDERLEI DINIZ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2</text:p>
          </table:table-cell>
          <table:table-cell office:value-type="string">
            <text:p>GABINETE 02 JUIZ MEMBRO - CORREGEDOR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53</text:p>
          </table:table-cell>
          <table:table-cell office:value-type="string">
            <text:p>ANNA KARINA RIBEIRO LOPES LIN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58A. ZE</text:p>
          </table:table-cell>
          <table:table-cell office:value-type="string">
            <text:p>CART. ELEITORAL DA 58A. ZONA - SERRA BRANC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53</text:p>
          </table:table-cell>
          <table:table-cell office:value-type="string">
            <text:p>ANNA KARINA RIBEIRO LOPES LIN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58A. ZE</text:p>
          </table:table-cell>
          <table:table-cell office:value-type="string">
            <text:p>CART. ELEITORAL DA 58A. ZONA - SERRA BRANC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12</text:p>
          </table:table-cell>
          <table:table-cell office:value-type="string">
            <text:p>ANNA PAULA MENDES MORA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DG</text:p>
          </table:table-cell>
          <table:table-cell office:value-type="string">
            <text:p>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12</text:p>
          </table:table-cell>
          <table:table-cell office:value-type="string">
            <text:p>ANNA PAULA MENDES MORA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DG</text:p>
          </table:table-cell>
          <table:table-cell office:value-type="string">
            <text:p>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2</text:p>
          </table:table-cell>
          <table:table-cell office:value-type="string">
            <text:p>ANTÔNIA ELIANA NOGUEIRA REG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3A. ZE</text:p>
          </table:table-cell>
          <table:table-cell office:value-type="string">
            <text:p>CART. ELEITORAL DA 03A. ZONA - CRUZ DO ESPÍRITO SA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2</text:p>
          </table:table-cell>
          <table:table-cell office:value-type="string">
            <text:p>ANTÔNIA ELIANA NOGUEIRA REG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3A. ZE</text:p>
          </table:table-cell>
          <table:table-cell office:value-type="string">
            <text:p>CART. ELEITORAL DA 03A. ZONA - CRUZ DO ESPÍRITO SA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3</text:p>
          </table:table-cell>
          <table:table-cell office:value-type="string">
            <text:p>ANTÔNIO AUGUSTO DE ARAGÃO RAMALHO LEITE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12A. ZE</text:p>
          </table:table-cell>
          <table:table-cell office:value-type="string">
            <text:p>CART. ELEITORAL DA 12A. ZONA - SERRAR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50</text:p>
          </table:table-cell>
          <table:table-cell office:value-type="string">
            <text:p>ANTONIONI ASSIS ANDRADE DO MONTE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12A. ZE</text:p>
          </table:table-cell>
          <table:table-cell office:value-type="string">
            <text:p>CART. ELEITORAL DA 12A. ZONA - SERRAR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65</text:p>
          </table:table-cell>
          <table:table-cell office:value-type="string">
            <text:p>ARIOALDO ARAÚJO JÚNIOR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JUR</text:p>
          </table:table-cell>
          <table:table-cell office:value-type="string">
            <text:p>ASSESSORIA JURÍDICA DA 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65</text:p>
          </table:table-cell>
          <table:table-cell office:value-type="string">
            <text:p>ARIOALDO ARAÚJO JÚNIOR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JUR</text:p>
          </table:table-cell>
          <table:table-cell office:value-type="string">
            <text:p>ASSESSORIA JURÍDICA DA 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14</text:p>
          </table:table-cell>
          <table:table-cell office:value-type="string">
            <text:p>ARIOSVALDO SOARES DA SILV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COPAG</text:p>
          </table:table-cell>
          <table:table-cell office:value-type="string">
            <text:p>COORDENADORIA DE PAG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14</text:p>
          </table:table-cell>
          <table:table-cell office:value-type="string">
            <text:p>ARIOSVALDO SOARES DA SILV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COPAG</text:p>
          </table:table-cell>
          <table:table-cell office:value-type="string">
            <text:p>COORDENADORIA DE PAG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39</text:p>
          </table:table-cell>
          <table:table-cell office:value-type="string">
            <text:p>ARLENE COSTA BARBOS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1</text:p>
          </table:table-cell>
          <table:table-cell office:value-type="string">
            <text:p>GABINETE 01 JUIZ MEMBRO - JURIS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39</text:p>
          </table:table-cell>
          <table:table-cell office:value-type="string">
            <text:p>ARLENE COSTA BARBOS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1</text:p>
          </table:table-cell>
          <table:table-cell office:value-type="string">
            <text:p>GABINETE 01 JUIZ MEMBRO - JURIS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39</text:p>
          </table:table-cell>
          <table:table-cell office:value-type="string">
            <text:p>ARLENE COSTA BARBOS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1</text:p>
          </table:table-cell>
          <table:table-cell office:value-type="string">
            <text:p>GABINETE 01 JUIZ MEMBRO - JURIS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39</text:p>
          </table:table-cell>
          <table:table-cell office:value-type="string">
            <text:p>ARLENE COSTA BARBOS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1</text:p>
          </table:table-cell>
          <table:table-cell office:value-type="string">
            <text:p>GABINETE 01 JUIZ MEMBRO - JURIS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73</text:p>
          </table:table-cell>
          <table:table-cell office:value-type="string">
            <text:p>BERTRAND DE SOUSA NOBREG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P</text:p>
          </table:table-cell>
          <table:table-cell office:value-type="string">
            <text:p>SEÇÃO DE ARQUIVO E PROTOCOL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73</text:p>
          </table:table-cell>
          <table:table-cell office:value-type="string">
            <text:p>BERTRAND DE SOUSA NOBREG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P</text:p>
          </table:table-cell>
          <table:table-cell office:value-type="string">
            <text:p>SEÇÃO DE ARQUIVO E PROTOCOL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73</text:p>
          </table:table-cell>
          <table:table-cell office:value-type="string">
            <text:p>BERTRAND DE SOUSA NOBREG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P</text:p>
          </table:table-cell>
          <table:table-cell office:value-type="string">
            <text:p>SEÇÃO DE ARQUIVO E PROTOCOL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57</text:p>
          </table:table-cell>
          <table:table-cell office:value-type="string">
            <text:p>BRENO MELO DIAS DE ARAÚJ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31A. ZE</text:p>
          </table:table-cell>
          <table:table-cell office:value-type="string">
            <text:p>CART. ELEITORAL DA 31A. ZONA - POMB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5</text:p>
          </table:table-cell>
          <table:table-cell office:value-type="string">
            <text:p>CARLA ADRIANA DE CARVALHO CAVALCANTI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76A. ZE</text:p>
          </table:table-cell>
          <table:table-cell office:value-type="string">
            <text:p>CART. ELEITORAL DA 76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5</text:p>
          </table:table-cell>
          <table:table-cell office:value-type="string">
            <text:p>CARLA ADRIANA DE CARVALHO CAVALCANTI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76A. ZE</text:p>
          </table:table-cell>
          <table:table-cell office:value-type="string">
            <text:p>CART. ELEITORAL DA 76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5</text:p>
          </table:table-cell>
          <table:table-cell office:value-type="string">
            <text:p>CARLA ADRIANA DE CARVALHO CAVALCANTI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76A. ZE</text:p>
          </table:table-cell>
          <table:table-cell office:value-type="string">
            <text:p>CART. ELEITORAL DA 76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15</text:p>
          </table:table-cell>
          <table:table-cell office:value-type="string">
            <text:p>CARLOS ALBERTO DAS CHAGAS E SOUS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15</text:p>
          </table:table-cell>
          <table:table-cell office:value-type="string">
            <text:p>CARLOS ALBERTO DAS CHAGAS E SOUS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35</text:p>
          </table:table-cell>
          <table:table-cell office:value-type="string">
            <text:p>CARLOS ANTÔNIO CELESTINO GUIMARÃES GOM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23A. ZE</text:p>
          </table:table-cell>
          <table:table-cell office:value-type="string">
            <text:p>CART. ELEITORAL DA 23A. ZONA - SOLEDA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88</text:p>
          </table:table-cell>
          <table:table-cell office:value-type="string">
            <text:p>CARLOS HENRIQUE RABELLO AMARAL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42</text:p>
          </table:table-cell>
          <table:table-cell office:value-type="string">
            <text:p>CAROLINA CAVALCANTI DE ALBUQUERQUE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20A. ZE</text:p>
          </table:table-cell>
          <table:table-cell office:value-type="string">
            <text:p>CART. ELEITORAL DA 20A. ZONA - ARARUN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16</text:p>
          </table:table-cell>
          <table:table-cell office:value-type="string">
            <text:p>CECÍLIA DA COST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TI</text:p>
          </table:table-cell>
          <table:table-cell office:value-type="string">
            <text:p>SECRETARIA DE TECNOLOGIA DA INFORMA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16</text:p>
          </table:table-cell>
          <table:table-cell office:value-type="string">
            <text:p>CECÍLIA DA COST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TI</text:p>
          </table:table-cell>
          <table:table-cell office:value-type="string">
            <text:p>SECRETARIA DE TECNOLOGIA DA INFORMA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16</text:p>
          </table:table-cell>
          <table:table-cell office:value-type="string">
            <text:p>CECÍLIA DA COST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TI</text:p>
          </table:table-cell>
          <table:table-cell office:value-type="string">
            <text:p>SECRETARIA DE TECNOLOGIA DA INFORMA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16</text:p>
          </table:table-cell>
          <table:table-cell office:value-type="string">
            <text:p>CECÍLIA DA COST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TI</text:p>
          </table:table-cell>
          <table:table-cell office:value-type="string">
            <text:p>SECRETARIA DE TECNOLOGIA DA INFORMA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32</text:p>
          </table:table-cell>
          <table:table-cell office:value-type="string">
            <text:p>CECÍLIA DE FÁTIMA BISINOT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BEN</text:p>
          </table:table-cell>
          <table:table-cell office:value-type="string">
            <text:p>SEÇÃO DE BENEFÍCI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32</text:p>
          </table:table-cell>
          <table:table-cell office:value-type="string">
            <text:p>CECÍLIA DE FÁTIMA BISINOT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BEN</text:p>
          </table:table-cell>
          <table:table-cell office:value-type="string">
            <text:p>SEÇÃO DE BENEFÍCI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32</text:p>
          </table:table-cell>
          <table:table-cell office:value-type="string">
            <text:p>CECÍLIA DE FÁTIMA BISINOT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BEN</text:p>
          </table:table-cell>
          <table:table-cell office:value-type="string">
            <text:p>SEÇÃO DE BENEFÍCI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9</text:p>
          </table:table-cell>
          <table:table-cell office:value-type="string">
            <text:p>CÉLIA VIRGÍNIA ALMEIDA DA COST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26A. ZE</text:p>
          </table:table-cell>
          <table:table-cell office:value-type="string">
            <text:p>CART. ELEITORAL DA 26A. ZONA - SANTA LUZ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9</text:p>
          </table:table-cell>
          <table:table-cell office:value-type="string">
            <text:p>CÉLIA VIRGÍNIA ALMEIDA DA COST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26A. ZE</text:p>
          </table:table-cell>
          <table:table-cell office:value-type="string">
            <text:p>CART. ELEITORAL DA 26A. ZONA - SANTA LUZ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9</text:p>
          </table:table-cell>
          <table:table-cell office:value-type="string">
            <text:p>CÉLIA VIRGÍNIA ALMEIDA DA COST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26A. ZE</text:p>
          </table:table-cell>
          <table:table-cell office:value-type="string">
            <text:p>CART. ELEITORAL DA 26A. ZONA - SANTA LUZ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9</text:p>
          </table:table-cell>
          <table:table-cell office:value-type="string">
            <text:p>CÉLIA VIRGÍNIA ALMEIDA DA COST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26A. ZE</text:p>
          </table:table-cell>
          <table:table-cell office:value-type="string">
            <text:p>CART. ELEITORAL DA 26A. ZONA - SANTA LUZ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19</text:p>
          </table:table-cell>
          <table:table-cell office:value-type="string">
            <text:p>CHARLES ELIAS FERREIRA DE OLIVEIRA</text:p>
          </table:table-cell>
          <table:table-cell office:value-type="string">
            <text:p>TÉCNICO JUDICIÁRIO</text:p>
          </table:table-cell>
          <table:table-cell office:value-type="string">
            <text:p>APOIO ESPECIALIZADO - PROGRAMAÇÃO DE SISTEMAS</text:p>
          </table:table-cell>
          <table:table-cell office:value-type="string">
            <text:p>SOAZE</text:p>
          </table:table-cell>
          <table:table-cell office:value-type="string">
            <text:p>SEÇÃO DE ORIENTAÇÃO E APOIO ÀS ZONAS ELEITO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63</text:p>
          </table:table-cell>
          <table:table-cell office:value-type="string">
            <text:p>CHRISTIAN DE ALMEIDA SANT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34A. ZE</text:p>
          </table:table-cell>
          <table:table-cell office:value-type="string">
            <text:p>CART. ELEITORAL DA 34A. ZONA - PRINCESA ISABE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13</text:p>
          </table:table-cell>
          <table:table-cell office:value-type="string">
            <text:p>CIBELE FONSECA BISSIGO E SOUS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ESFIC</text:p>
          </table:table-cell>
          <table:table-cell office:value-type="string">
            <text:p>SEÇÃO DE SUPERVISÃO E FISCALIZAÇÃO DO CADASTR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13</text:p>
          </table:table-cell>
          <table:table-cell office:value-type="string">
            <text:p>CIBELE FONSECA BISSIGO E SOUS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ESFIC</text:p>
          </table:table-cell>
          <table:table-cell office:value-type="string">
            <text:p>SEÇÃO DE SUPERVISÃO E FISCALIZAÇÃO DO CADASTR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13</text:p>
          </table:table-cell>
          <table:table-cell office:value-type="string">
            <text:p>CIBELE FONSECA BISSIGO E SOUS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ESFIC</text:p>
          </table:table-cell>
          <table:table-cell office:value-type="string">
            <text:p>SEÇÃO DE SUPERVISÃO E FISCALIZAÇÃO DO CADASTR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85</text:p>
          </table:table-cell>
          <table:table-cell office:value-type="string">
            <text:p>CIRO FONSECA XIMEN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18A. ZE</text:p>
          </table:table-cell>
          <table:table-cell office:value-type="string">
            <text:p>CART. ELEITORAL DA 18A. ZONA - UMBUZEIR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7</text:p>
          </table:table-cell>
          <table:table-cell office:value-type="string">
            <text:p>CLÁUDIA CARMEM SANTOS SALL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19A. ZE</text:p>
          </table:table-cell>
          <table:table-cell office:value-type="string">
            <text:p>CART. ELEITORAL DA 19A. ZONA - ESPERANÇ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64</text:p>
          </table:table-cell>
          <table:table-cell office:value-type="string">
            <text:p>CLÁUDIA OLIVEIRA PACHÚ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17A. ZE</text:p>
          </table:table-cell>
          <table:table-cell office:value-type="string">
            <text:p>CART. ELEITORAL DA 17A. ZONA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64</text:p>
          </table:table-cell>
          <table:table-cell office:value-type="string">
            <text:p>CLÁUDIA OLIVEIRA PACHÚ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17A. ZE</text:p>
          </table:table-cell>
          <table:table-cell office:value-type="string">
            <text:p>CART. ELEITORAL DA 17A. ZONA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27</text:p>
          </table:table-cell>
          <table:table-cell office:value-type="string">
            <text:p>CLÁUDIO AURÉLIO DE ARAÚJO DANTA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67A. ZE</text:p>
          </table:table-cell>
          <table:table-cell office:value-type="string">
            <text:p>CART. ELEITORAL DA 67A. ZONA - REMÍGI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63</text:p>
          </table:table-cell>
          <table:table-cell office:value-type="string">
            <text:p>CLÉLIO DE MESQUITA ANDRADE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36A. ZE</text:p>
          </table:table-cell>
          <table:table-cell office:value-type="string">
            <text:p>CART. ELEITORAL DA 36A. ZONA - CATOLÉ DO ROCH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17</text:p>
          </table:table-cell>
          <table:table-cell office:value-type="string">
            <text:p>CLÓVIS DE OLIVEIRA FILH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RQ</text:p>
          </table:table-cell>
          <table:table-cell office:value-type="string">
            <text:p>SEÇÃO DE ENGENHARIA E ARQUITETU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67</text:p>
          </table:table-cell>
          <table:table-cell office:value-type="string">
            <text:p>COSMO ALVES DA SILVA</text:p>
          </table:table-cell>
          <table:table-cell office:value-type="string">
            <text:p>TÉCNICO JUDICIÁRIO</text:p>
          </table:table-cell>
          <table:table-cell office:value-type="string">
            <text:p>ADMINISTRATIVA - CONTABILIDADE</text:p>
          </table:table-cell>
          <table:table-cell office:value-type="string">
            <text:p>SECOEPE</text:p>
          </table:table-cell>
          <table:table-cell office:value-type="string">
            <text:p>SEÇÃO DE CONTAS ELEITORAIS E PARTIDÁRI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7</text:p>
          </table:table-cell>
          <table:table-cell office:value-type="string">
            <text:p>CRISTIANA TARGINO FALCAO FARIA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COJUD</text:p>
          </table:table-cell>
          <table:table-cell office:value-type="string">
            <text:p>COORDENADORIA DE JURISPRUDÊNCIA E DOCUMENTA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7</text:p>
          </table:table-cell>
          <table:table-cell office:value-type="string">
            <text:p>CRISTIANA TARGINO FALCAO FARIA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COJUD</text:p>
          </table:table-cell>
          <table:table-cell office:value-type="string">
            <text:p>COORDENADORIA DE JURISPRUDÊNCIA E DOCUMENTA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80</text:p>
          </table:table-cell>
          <table:table-cell office:value-type="string">
            <text:p>CRISTIANNY GUERRA DA ROCH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OE/PB</text:p>
          </table:table-cell>
          <table:table-cell office:value-type="string">
            <text:p>OUVIDORIA ELEITORAL DO ESTADO DA PARAÍB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89</text:p>
          </table:table-cell>
          <table:table-cell office:value-type="string">
            <text:p>DANIELLE AMARAL FIRMIN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07A. ZE</text:p>
          </table:table-cell>
          <table:table-cell office:value-type="string">
            <text:p>CART. ELEITORAL DA 07A. ZONA - MAMANGUAP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9</text:p>
          </table:table-cell>
          <table:table-cell office:value-type="string">
            <text:p>DANIELLE OLIVEIRA GADELHA GONDIM</text:p>
          </table:table-cell>
          <table:table-cell office:value-type="string">
            <text:p>TÉCNICO JUDICIÁRIO</text:p>
          </table:table-cell>
          <table:table-cell office:value-type="string">
            <text:p>APOIO ESPECIALIZADO - TAQUIGRAFIA</text:p>
          </table:table-cell>
          <table:table-cell office:value-type="string">
            <text:p>SEAC</text:p>
          </table:table-cell>
          <table:table-cell office:value-type="string">
            <text:p>SEÇÃO DE ACOMPANHAMENTO E COMPOSI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09</text:p>
          </table:table-cell>
          <table:table-cell office:value-type="string">
            <text:p>DANÚSIO BATISTA MARTINS BARBOSA</text:p>
          </table:table-cell>
          <table:table-cell office:value-type="string">
            <text:p>TÉCNICO JUDICIÁRIO</text:p>
          </table:table-cell>
          <table:table-cell office:value-type="string">
            <text:p>APOIO ESPECIALIZADO - OPERAÇÃO DE COMPUTADOR</text:p>
          </table:table-cell>
          <table:table-cell office:value-type="string">
            <text:p>SIPLE</text:p>
          </table:table-cell>
          <table:table-cell office:value-type="string">
            <text:p>SEÇÃO DE INFORMAÇÃO E PLANEJAMENTO DE ELEIÇ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10</text:p>
          </table:table-cell>
          <table:table-cell office:value-type="string">
            <text:p>DAYSELENE DANTAS DE OLIVE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53A. ZE</text:p>
          </table:table-cell>
          <table:table-cell office:value-type="string">
            <text:p>CART. ELEITORAL DA 53A. ZONA - UIRAÚN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10</text:p>
          </table:table-cell>
          <table:table-cell office:value-type="string">
            <text:p>DAYSELENE DANTAS DE OLIVE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53A. ZE</text:p>
          </table:table-cell>
          <table:table-cell office:value-type="string">
            <text:p>CART. ELEITORAL DA 53A. ZONA - UIRAÚN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02</text:p>
          </table:table-cell>
          <table:table-cell office:value-type="string">
            <text:p>DÉBORA FONSECA PONT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30A. ZE</text:p>
          </table:table-cell>
          <table:table-cell office:value-type="string">
            <text:p>CART. ELEITORAL DA 30A. ZONA - TEIXEI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02</text:p>
          </table:table-cell>
          <table:table-cell office:value-type="string">
            <text:p>DÉBORA FONSECA PONT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30A. ZE</text:p>
          </table:table-cell>
          <table:table-cell office:value-type="string">
            <text:p>CART. ELEITORAL DA 30A. ZONA - TEIXEI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02</text:p>
          </table:table-cell>
          <table:table-cell office:value-type="string">
            <text:p>DÉBORA FONSECA PONT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30A. ZE</text:p>
          </table:table-cell>
          <table:table-cell office:value-type="string">
            <text:p>CART. ELEITORAL DA 30A. ZONA - TEIXEI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73</text:p>
          </table:table-cell>
          <table:table-cell office:value-type="string">
            <text:p>DEISY DE ANDRADE RECHTSTEINER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44A. ZE</text:p>
          </table:table-cell>
          <table:table-cell office:value-type="string">
            <text:p>CART. ELEITORAL DA 44A. ZONA - PEDRAS DE FOG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44</text:p>
          </table:table-cell>
          <table:table-cell office:value-type="string">
            <text:p>DEMÉTRIUS JOSÉ PEREIRA DE MELO</text:p>
          </table:table-cell>
          <table:table-cell office:value-type="string">
            <text:p>TÉCNICO JUDICIÁRIO</text:p>
          </table:table-cell>
          <table:table-cell office:value-type="string">
            <text:p>SERVIÇOS GERAIS - SEGURANÇA JUDICIÁRIA</text:p>
          </table:table-cell>
          <table:table-cell office:value-type="string">
            <text:p>COSEG</text:p>
          </table:table-cell>
          <table:table-cell office:value-type="string">
            <text:p>COORDENADORIA DE SERVIÇOS GE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16</text:p>
          </table:table-cell>
          <table:table-cell office:value-type="string">
            <text:p>DENISON DE ANDRADE PARAHYB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63A. ZE</text:p>
          </table:table-cell>
          <table:table-cell office:value-type="string">
            <text:p>CART. ELEITORAL DA 63A. ZONA - SOUS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1</text:p>
          </table:table-cell>
          <table:table-cell office:value-type="string">
            <text:p>DIANA MARIA CAMARA GOM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1</text:p>
          </table:table-cell>
          <table:table-cell office:value-type="string">
            <text:p>DIANA MARIA CAMARA GOM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82</text:p>
          </table:table-cell>
          <table:table-cell office:value-type="string">
            <text:p>DIANA SOUTO MAIOR PORT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4</text:p>
          </table:table-cell>
          <table:table-cell office:value-type="string">
            <text:p>GABINETE 04 JUIZ MEMBRO - JUIZ DE DIREI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82</text:p>
          </table:table-cell>
          <table:table-cell office:value-type="string">
            <text:p>DIANA SOUTO MAIOR PORT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4</text:p>
          </table:table-cell>
          <table:table-cell office:value-type="string">
            <text:p>GABINETE 04 JUIZ MEMBRO - JUIZ DE DIREI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19</text:p>
          </table:table-cell>
          <table:table-cell office:value-type="string">
            <text:p>DIEGO MIRANDA DE PAULA</text:p>
          </table:table-cell>
          <table:table-cell office:value-type="string">
            <text:p>ANALISTA JUDICIÁRIO</text:p>
          </table:table-cell>
          <table:table-cell office:value-type="string">
            <text:p>APOIO ESPECIALIZADO - ANÁLISE DE SISTEMAS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18</text:p>
          </table:table-cell>
          <table:table-cell office:value-type="string">
            <text:p>DIÓGENES ANTÔNIO TAVARES PAI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DES</text:p>
          </table:table-cell>
          <table:table-cell office:value-type="string">
            <text:p>SEÇÃO DE ANÁLISE E DESENVOLVIMENTO DE SISTEM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89</text:p>
          </table:table-cell>
          <table:table-cell office:value-type="string">
            <text:p>DIOGO ALVES BARBOSA</text:p>
          </table:table-cell>
          <table:table-cell office:value-type="string">
            <text:p>ANALISTA JUDICIÁRIO</text:p>
          </table:table-cell>
          <table:table-cell office:value-type="string">
            <text:p>APOIO ESPECIALIZADO - BIBLIOTECONOMIA</text:p>
          </table:table-cell>
          <table:table-cell office:value-type="string">
            <text:p>SECOD</text:p>
          </table:table-cell>
          <table:table-cell office:value-type="string">
            <text:p>SEÇÃO DE CONTROLE DE DOCUMEN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3</text:p>
          </table:table-cell>
          <table:table-cell office:value-type="string">
            <text:p>DJACIR PEREIRA DA SILVA</text:p>
          </table:table-cell>
          <table:table-cell office:value-type="string">
            <text:p>ANALISTA JUDICIÁRIO</text:p>
          </table:table-cell>
          <table:table-cell office:value-type="string">
            <text:p>APOIO ESPECIALIZADO - MEDICINA DO TRABALHO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3</text:p>
          </table:table-cell>
          <table:table-cell office:value-type="string">
            <text:p>DJACIR PEREIRA DA SILVA</text:p>
          </table:table-cell>
          <table:table-cell office:value-type="string">
            <text:p>ANALISTA JUDICIÁRIO</text:p>
          </table:table-cell>
          <table:table-cell office:value-type="string">
            <text:p>APOIO ESPECIALIZADO - MEDICINA DO TRABALHO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3</text:p>
          </table:table-cell>
          <table:table-cell office:value-type="string">
            <text:p>DJACIR PEREIRA DA SILVA</text:p>
          </table:table-cell>
          <table:table-cell office:value-type="string">
            <text:p>ANALISTA JUDICIÁRIO</text:p>
          </table:table-cell>
          <table:table-cell office:value-type="string">
            <text:p>APOIO ESPECIALIZADO - MEDICINA DO TRABALHO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3</text:p>
          </table:table-cell>
          <table:table-cell office:value-type="string">
            <text:p>DJACIR PEREIRA DA SILVA</text:p>
          </table:table-cell>
          <table:table-cell office:value-type="string">
            <text:p>ANALISTA JUDICIÁRIO</text:p>
          </table:table-cell>
          <table:table-cell office:value-type="string">
            <text:p>APOIO ESPECIALIZADO - MEDICINA DO TRABALHO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3</text:p>
          </table:table-cell>
          <table:table-cell office:value-type="string">
            <text:p>DJACIR PEREIRA DA SILVA</text:p>
          </table:table-cell>
          <table:table-cell office:value-type="string">
            <text:p>ANALISTA JUDICIÁRIO</text:p>
          </table:table-cell>
          <table:table-cell office:value-type="string">
            <text:p>APOIO ESPECIALIZADO - MEDICINA DO TRABALHO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70</text:p>
          </table:table-cell>
          <table:table-cell office:value-type="string">
            <text:p>DOMINGOS SÁVIO DE SOUZA ALV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BEN</text:p>
          </table:table-cell>
          <table:table-cell office:value-type="string">
            <text:p>SEÇÃO DE BENEFÍCI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8</text:p>
          </table:table-cell>
          <table:table-cell office:value-type="string">
            <text:p>EDERSON DE ARAÚJO JÚNIOR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9A. ZE</text:p>
          </table:table-cell>
          <table:table-cell office:value-type="string">
            <text:p>CART. ELEITORAL DA 09A. ZONA - ALAGO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8</text:p>
          </table:table-cell>
          <table:table-cell office:value-type="string">
            <text:p>EDERSON DE ARAÚJO JÚNIOR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9A. ZE</text:p>
          </table:table-cell>
          <table:table-cell office:value-type="string">
            <text:p>CART. ELEITORAL DA 09A. ZONA - ALAGO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8</text:p>
          </table:table-cell>
          <table:table-cell office:value-type="string">
            <text:p>EDERSON DE ARAÚJO JÚNIOR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9A. ZE</text:p>
          </table:table-cell>
          <table:table-cell office:value-type="string">
            <text:p>CART. ELEITORAL DA 09A. ZONA - ALAGO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22</text:p>
          </table:table-cell>
          <table:table-cell office:value-type="string">
            <text:p>EDÉSIO LUÍS COSTA REI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50A. ZE</text:p>
          </table:table-cell>
          <table:table-cell office:value-type="string">
            <text:p>CART. ELEITORAL DA 50A. ZONA - POCINH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50</text:p>
          </table:table-cell>
          <table:table-cell office:value-type="string">
            <text:p>EDME DE FREITAS LIM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AUD</text:p>
          </table:table-cell>
          <table:table-cell office:value-type="string">
            <text:p>SEÇÃO DE AUDITOR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50</text:p>
          </table:table-cell>
          <table:table-cell office:value-type="string">
            <text:p>EDME DE FREITAS LIM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AUD</text:p>
          </table:table-cell>
          <table:table-cell office:value-type="string">
            <text:p>SEÇÃO DE AUDITOR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0</text:p>
          </table:table-cell>
          <table:table-cell office:value-type="string">
            <text:p>EDNARDO PARENTE ROCHA</text:p>
          </table:table-cell>
          <table:table-cell office:value-type="string">
            <text:p>ANALISTA JUDICIÁRIO</text:p>
          </table:table-cell>
          <table:table-cell office:value-type="string">
            <text:p>APOIO ESPECIALIZADO - MEDICINA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0</text:p>
          </table:table-cell>
          <table:table-cell office:value-type="string">
            <text:p>EDNARDO PARENTE ROCHA</text:p>
          </table:table-cell>
          <table:table-cell office:value-type="string">
            <text:p>ANALISTA JUDICIÁRIO</text:p>
          </table:table-cell>
          <table:table-cell office:value-type="string">
            <text:p>APOIO ESPECIALIZADO - MEDICINA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0</text:p>
          </table:table-cell>
          <table:table-cell office:value-type="string">
            <text:p>EDNARDO PARENTE ROCHA</text:p>
          </table:table-cell>
          <table:table-cell office:value-type="string">
            <text:p>ANALISTA JUDICIÁRIO</text:p>
          </table:table-cell>
          <table:table-cell office:value-type="string">
            <text:p>APOIO ESPECIALIZADO - MEDICINA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32</text:p>
          </table:table-cell>
          <table:table-cell office:value-type="string">
            <text:p>EDNEY VIEIRA DE ALMEID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7</text:p>
          </table:table-cell>
          <table:table-cell office:value-type="string">
            <text:p>EDSON ANTONIO CORREIA</text:p>
          </table:table-cell>
          <table:table-cell office:value-type="string">
            <text:p>TÉCNICO JUDICIÁRIO</text:p>
          </table:table-cell>
          <table:table-cell office:value-type="string">
            <text:p>SERVIÇOS GERAIS - SEGURANÇA JUDICIÁRIA</text:p>
          </table:table-cell>
          <table:table-cell office:value-type="string">
            <text:p>COSEG</text:p>
          </table:table-cell>
          <table:table-cell office:value-type="string">
            <text:p>COORDENADORIA DE SERVIÇOS GE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82</text:p>
          </table:table-cell>
          <table:table-cell office:value-type="string">
            <text:p>EDUARDO CAVALCANTE MACHADO</text:p>
          </table:table-cell>
          <table:table-cell office:value-type="string">
            <text:p>TÉCNICO JUDICIÁRIO</text:p>
          </table:table-cell>
          <table:table-cell office:value-type="string">
            <text:p>SERVIÇOS GERAIS - ELETRICIDADE/TELECOMUNICAÇÕES</text:p>
          </table:table-cell>
          <table:table-cell office:value-type="string">
            <text:p>SEARQ</text:p>
          </table:table-cell>
          <table:table-cell office:value-type="string">
            <text:p>SEÇÃO DE ENGENHARIA E ARQUITETU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47</text:p>
          </table:table-cell>
          <table:table-cell office:value-type="string">
            <text:p>EDUARDO HENRIQUE CÂMARA DE OLIVEIRA FERRAZ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38A. ZE</text:p>
          </table:table-cell>
          <table:table-cell office:value-type="string">
            <text:p>CART. ELEITORAL DA 38A. ZONA - BREJO DO CRUZ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79</text:p>
          </table:table-cell>
          <table:table-cell office:value-type="string">
            <text:p>EDUARDO RANGEL RIBEIR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2</text:p>
          </table:table-cell>
          <table:table-cell office:value-type="string">
            <text:p>GABINETE 02 JUIZ MEMBRO - CORREGEDOR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79</text:p>
          </table:table-cell>
          <table:table-cell office:value-type="string">
            <text:p>EDUARDO RANGEL RIBEIR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2</text:p>
          </table:table-cell>
          <table:table-cell office:value-type="string">
            <text:p>GABINETE 02 JUIZ MEMBRO - CORREGEDOR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85</text:p>
          </table:table-cell>
          <table:table-cell office:value-type="string">
            <text:p>ELCI UBARANA JUNIOR</text:p>
          </table:table-cell>
          <table:table-cell office:value-type="string">
            <text:p>TÉCNICO JUDICIÁRIO</text:p>
          </table:table-cell>
          <table:table-cell office:value-type="string">
            <text:p>APOIO ESPECIALIZADO - DIGITAÇÃO</text:p>
          </table:table-cell>
          <table:table-cell office:value-type="string">
            <text:p>EJE</text:p>
          </table:table-cell>
          <table:table-cell office:value-type="string">
            <text:p>ESCOLA JUDICIARIA ELEITO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2</text:p>
          </table:table-cell>
          <table:table-cell office:value-type="string">
            <text:p>ELIANE COUTINHO PINHEIRO FORMIG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5</text:p>
          </table:table-cell>
          <table:table-cell office:value-type="string">
            <text:p>GABINETE 05 VICE-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2</text:p>
          </table:table-cell>
          <table:table-cell office:value-type="string">
            <text:p>ELIANE COUTINHO PINHEIRO FORMIG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5</text:p>
          </table:table-cell>
          <table:table-cell office:value-type="string">
            <text:p>GABINETE 05 VICE-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2</text:p>
          </table:table-cell>
          <table:table-cell office:value-type="string">
            <text:p>ELIANE COUTINHO PINHEIRO FORMIG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5</text:p>
          </table:table-cell>
          <table:table-cell office:value-type="string">
            <text:p>GABINETE 05 VICE-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2</text:p>
          </table:table-cell>
          <table:table-cell office:value-type="string">
            <text:p>ELIANE COUTINHO PINHEIRO FORMIG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5</text:p>
          </table:table-cell>
          <table:table-cell office:value-type="string">
            <text:p>GABINETE 05 VICE-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3</text:p>
          </table:table-cell>
          <table:table-cell office:value-type="string">
            <text:p>ELIETE MACIEL LOUREIR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COJUD</text:p>
          </table:table-cell>
          <table:table-cell office:value-type="string">
            <text:p>COORDENADORIA DE JURISPRUDÊNCIA E DOCUMENTA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3</text:p>
          </table:table-cell>
          <table:table-cell office:value-type="string">
            <text:p>ELIETE MACIEL LOUREIR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COJUD</text:p>
          </table:table-cell>
          <table:table-cell office:value-type="string">
            <text:p>COORDENADORIA DE JURISPRUDÊNCIA E DOCUMENTA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37</text:p>
          </table:table-cell>
          <table:table-cell office:value-type="string">
            <text:p>ELLEN GONCALVES COST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L</text:p>
          </table:table-cell>
          <table:table-cell office:value-type="string">
            <text:p>SEÇÃO DE ALMOXARIFAD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9</text:p>
          </table:table-cell>
          <table:table-cell office:value-type="string">
            <text:p>ELSA SIQUEIRA CAMPOS CANTALICE D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LEN</text:p>
          </table:table-cell>
          <table:table-cell office:value-type="string">
            <text:p>SEÇÃO DE LEGISLAÇÃO E NORM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9</text:p>
          </table:table-cell>
          <table:table-cell office:value-type="string">
            <text:p>ELSA SIQUEIRA CAMPOS CANTALICE D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LEN</text:p>
          </table:table-cell>
          <table:table-cell office:value-type="string">
            <text:p>SEÇÃO DE LEGISLAÇÃO E NORM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78</text:p>
          </table:table-cell>
          <table:table-cell office:value-type="string">
            <text:p>EMANOEL MARTINS TAVARES SANTOS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EAVA</text:p>
          </table:table-cell>
          <table:table-cell office:value-type="string">
            <text:p>SEÇÃO DE SELEÇÃO ACOMPANHAMENTO E AVALIA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83</text:p>
          </table:table-cell>
          <table:table-cell office:value-type="string">
            <text:p>ERICK OURIQUES THOMAZ DA SILVA</text:p>
          </table:table-cell>
          <table:table-cell office:value-type="string">
            <text:p>TÉCNICO JUDICIÁRIO</text:p>
          </table:table-cell>
          <table:table-cell office:value-type="string">
            <text:p>APOIO ESPECIALIZADO - DIGITAÇÃO</text:p>
          </table:table-cell>
          <table:table-cell office:value-type="string">
            <text:p>SEAP</text:p>
          </table:table-cell>
          <table:table-cell office:value-type="string">
            <text:p>SEÇÃO DE APOIO AO PLEN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83</text:p>
          </table:table-cell>
          <table:table-cell office:value-type="string">
            <text:p>ERICK OURIQUES THOMAZ DA SILVA</text:p>
          </table:table-cell>
          <table:table-cell office:value-type="string">
            <text:p>TÉCNICO JUDICIÁRIO</text:p>
          </table:table-cell>
          <table:table-cell office:value-type="string">
            <text:p>APOIO ESPECIALIZADO - DIGITAÇÃO</text:p>
          </table:table-cell>
          <table:table-cell office:value-type="string">
            <text:p>SEAP</text:p>
          </table:table-cell>
          <table:table-cell office:value-type="string">
            <text:p>SEÇÃO DE APOIO AO PLEN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39</text:p>
          </table:table-cell>
          <table:table-cell office:value-type="string">
            <text:p>ÉRIKA BEZERRA WANDERLEY CASTELLIAN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9</text:p>
          </table:table-cell>
          <table:table-cell office:value-type="string">
            <text:p>ESTEVAM RODRIGUEZ BOTTO TARGIN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5A. ZE</text:p>
          </table:table-cell>
          <table:table-cell office:value-type="string">
            <text:p>CART. ELEITORAL DA 45A. ZONA - PIL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29</text:p>
          </table:table-cell>
          <table:table-cell office:value-type="string">
            <text:p>ESTEVAM RODRIGUEZ BOTTO TARGIN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5A. ZE</text:p>
          </table:table-cell>
          <table:table-cell office:value-type="string">
            <text:p>CART. ELEITORAL DA 45A. ZONA - PIL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4</text:p>
          </table:table-cell>
          <table:table-cell office:value-type="string">
            <text:p>EVE ROSANE GOMES MENEZES DOS SANT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PTRE</text:p>
          </table:table-cell>
          <table:table-cell office:value-type="string">
            <text:p>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4</text:p>
          </table:table-cell>
          <table:table-cell office:value-type="string">
            <text:p>EVE ROSANE GOMES MENEZES DOS SANT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PTRE</text:p>
          </table:table-cell>
          <table:table-cell office:value-type="string">
            <text:p>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4</text:p>
          </table:table-cell>
          <table:table-cell office:value-type="string">
            <text:p>EVE ROSANE GOMES MENEZES DOS SANT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PTRE</text:p>
          </table:table-cell>
          <table:table-cell office:value-type="string">
            <text:p>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0</text:p>
          </table:table-cell>
          <table:table-cell office:value-type="string">
            <text:p>FABIANA BIONE MAIA DE ALMEIDA FERREIRA POLARI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70A. ZE</text:p>
          </table:table-cell>
          <table:table-cell office:value-type="string">
            <text:p>CART. ELEITORAL DA 70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0</text:p>
          </table:table-cell>
          <table:table-cell office:value-type="string">
            <text:p>FABIANA BIONE MAIA DE ALMEIDA FERREIRA POLARI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70A. ZE</text:p>
          </table:table-cell>
          <table:table-cell office:value-type="string">
            <text:p>CART. ELEITORAL DA 70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58</text:p>
          </table:table-cell>
          <table:table-cell office:value-type="string">
            <text:p>FÁBIO DE SIQUEIRA MIRAND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CAPS</text:p>
          </table:table-cell>
          <table:table-cell office:value-type="string">
            <text:p>COORDENADORIA DE APOIO ÀS SESS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58</text:p>
          </table:table-cell>
          <table:table-cell office:value-type="string">
            <text:p>FÁBIO DE SIQUEIRA MIRAND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CAPS</text:p>
          </table:table-cell>
          <table:table-cell office:value-type="string">
            <text:p>COORDENADORIA DE APOIO ÀS SESS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8</text:p>
          </table:table-cell>
          <table:table-cell office:value-type="string">
            <text:p>FÁBIO DE SOUZA PER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5</text:p>
          </table:table-cell>
          <table:table-cell office:value-type="string">
            <text:p>GABINETE 05 VICE-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8</text:p>
          </table:table-cell>
          <table:table-cell office:value-type="string">
            <text:p>FÁBIO DE SOUZA PER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5</text:p>
          </table:table-cell>
          <table:table-cell office:value-type="string">
            <text:p>GABINETE 05 VICE-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8</text:p>
          </table:table-cell>
          <table:table-cell office:value-type="string">
            <text:p>FÁBIO DE SOUZA PER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5</text:p>
          </table:table-cell>
          <table:table-cell office:value-type="string">
            <text:p>GABINETE 05 VICE-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13</text:p>
          </table:table-cell>
          <table:table-cell office:value-type="string">
            <text:p>FABÍOLA COUTINHO SILVEIRA FILGUE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90</text:p>
          </table:table-cell>
          <table:table-cell office:value-type="string">
            <text:p>FERNANDA DANTAS DE ALMEID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CAPS</text:p>
          </table:table-cell>
          <table:table-cell office:value-type="string">
            <text:p>COORDENADORIA DE APOIO ÀS SESS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55</text:p>
          </table:table-cell>
          <table:table-cell office:value-type="string">
            <text:p>FERNANDA SILVA DE LIM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21A. ZE</text:p>
          </table:table-cell>
          <table:table-cell office:value-type="string">
            <text:p>CART. ELEITORAL DA 21A. ZONA - CABACEIR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91</text:p>
          </table:table-cell>
          <table:table-cell office:value-type="string">
            <text:p>FERNANDO AUGUSTO TAVARES DE FRANC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5</text:p>
          </table:table-cell>
          <table:table-cell office:value-type="string">
            <text:p>FERNANDO HENRIQUES DE MENESES FILH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01A. ZE</text:p>
          </table:table-cell>
          <table:table-cell office:value-type="string">
            <text:p>CART. ELEITORAL DA 01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23</text:p>
          </table:table-cell>
          <table:table-cell office:value-type="string">
            <text:p>FERNANDO SÁ DE MEL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06A. ZE</text:p>
          </table:table-cell>
          <table:table-cell office:value-type="string">
            <text:p>CART. ELEITORAL DA 06A. ZONA - ITABAIAN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23</text:p>
          </table:table-cell>
          <table:table-cell office:value-type="string">
            <text:p>FERNANDO SÁ DE MEL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06A. ZE</text:p>
          </table:table-cell>
          <table:table-cell office:value-type="string">
            <text:p>CART. ELEITORAL DA 06A. ZONA - ITABAIAN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23</text:p>
          </table:table-cell>
          <table:table-cell office:value-type="string">
            <text:p>FERNANDO SÁ DE MEL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06A. ZE</text:p>
          </table:table-cell>
          <table:table-cell office:value-type="string">
            <text:p>CART. ELEITORAL DA 06A. ZONA - ITABAIAN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6</text:p>
          </table:table-cell>
          <table:table-cell office:value-type="string">
            <text:p>FLÁVIO ROGÉRIO DE ARAGÃO RAMALH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3</text:p>
          </table:table-cell>
          <table:table-cell office:value-type="string">
            <text:p>GABINETE 03 JUIZ MEMBRO - JURIS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6</text:p>
          </table:table-cell>
          <table:table-cell office:value-type="string">
            <text:p>FLÁVIO ROGÉRIO DE ARAGÃO RAMALH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3</text:p>
          </table:table-cell>
          <table:table-cell office:value-type="string">
            <text:p>GABINETE 03 JUIZ MEMBRO - JURIS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6</text:p>
          </table:table-cell>
          <table:table-cell office:value-type="string">
            <text:p>FLÁVIO ROGÉRIO DE ARAGÃO RAMALH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3</text:p>
          </table:table-cell>
          <table:table-cell office:value-type="string">
            <text:p>GABINETE 03 JUIZ MEMBRO - JURIS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6</text:p>
          </table:table-cell>
          <table:table-cell office:value-type="string">
            <text:p>FLÁVIO ROGÉRIO DE ARAGÃO RAMALH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3</text:p>
          </table:table-cell>
          <table:table-cell office:value-type="string">
            <text:p>GABINETE 03 JUIZ MEMBRO - JURIS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6</text:p>
          </table:table-cell>
          <table:table-cell office:value-type="string">
            <text:p>FLÁVIO ROGÉRIO DE ARAGÃO RAMALH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3</text:p>
          </table:table-cell>
          <table:table-cell office:value-type="string">
            <text:p>GABINETE 03 JUIZ MEMBRO - JURIS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6</text:p>
          </table:table-cell>
          <table:table-cell office:value-type="string">
            <text:p>FLÁVIO ROGÉRIO DE ARAGÃO RAMALH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3</text:p>
          </table:table-cell>
          <table:table-cell office:value-type="string">
            <text:p>GABINETE 03 JUIZ MEMBRO - JURIS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24</text:p>
          </table:table-cell>
          <table:table-cell office:value-type="string">
            <text:p>FLÁVIO VITURINO PEQUEN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45A. ZE</text:p>
          </table:table-cell>
          <table:table-cell office:value-type="string">
            <text:p>CART. ELEITORAL DA 45A. ZONA - PIL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92</text:p>
          </table:table-cell>
          <table:table-cell office:value-type="string">
            <text:p>FRANCINALDO DE FREITAS PER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13A. ZE</text:p>
          </table:table-cell>
          <table:table-cell office:value-type="string">
            <text:p>CART. ELEITORAL DA 13A. ZONA - ALAGOA NOV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92</text:p>
          </table:table-cell>
          <table:table-cell office:value-type="string">
            <text:p>FRANCINALDO DE FREITAS PER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13A. ZE</text:p>
          </table:table-cell>
          <table:table-cell office:value-type="string">
            <text:p>CART. ELEITORAL DA 13A. ZONA - ALAGOA NOV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10</text:p>
          </table:table-cell>
          <table:table-cell office:value-type="string">
            <text:p>FRANCINILDO CAMILO DOS SANTOS</text:p>
          </table:table-cell>
          <table:table-cell office:value-type="string">
            <text:p>TÉCNICO JUDICIÁRIO</text:p>
          </table:table-cell>
          <table:table-cell office:value-type="string">
            <text:p>APOIO ESPECIALIZADO - OPERAÇÃO DE COMPUTADOR</text:p>
          </table:table-cell>
          <table:table-cell office:value-type="string">
            <text:p>COSIS</text:p>
          </table:table-cell>
          <table:table-cell office:value-type="string">
            <text:p>COORDENADORIA DE SISTEM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10</text:p>
          </table:table-cell>
          <table:table-cell office:value-type="string">
            <text:p>FRANCINILDO CAMILO DOS SANTOS</text:p>
          </table:table-cell>
          <table:table-cell office:value-type="string">
            <text:p>TÉCNICO JUDICIÁRIO</text:p>
          </table:table-cell>
          <table:table-cell office:value-type="string">
            <text:p>APOIO ESPECIALIZADO - OPERAÇÃO DE COMPUTADOR</text:p>
          </table:table-cell>
          <table:table-cell office:value-type="string">
            <text:p>COSIS</text:p>
          </table:table-cell>
          <table:table-cell office:value-type="string">
            <text:p>COORDENADORIA DE SISTEM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29</text:p>
          </table:table-cell>
          <table:table-cell office:value-type="string">
            <text:p>FRANCISCA DO ROSARIO LOPES SERP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GP</text:p>
          </table:table-cell>
          <table:table-cell office:value-type="string">
            <text:p>SECRETARIA DE GESTÃO DE PESSO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29</text:p>
          </table:table-cell>
          <table:table-cell office:value-type="string">
            <text:p>FRANCISCA DO ROSARIO LOPES SERP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GP</text:p>
          </table:table-cell>
          <table:table-cell office:value-type="string">
            <text:p>SECRETARIA DE GESTÃO DE PESSO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44</text:p>
          </table:table-cell>
          <table:table-cell office:value-type="string">
            <text:p>FRANCISCA OLIVEIRA MOT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24A. ZE</text:p>
          </table:table-cell>
          <table:table-cell office:value-type="string">
            <text:p>CART. ELEITORAL DA 24A. ZONA - CUITÉ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70</text:p>
          </table:table-cell>
          <table:table-cell office:value-type="string">
            <text:p>FRANCISCO ALVES DE OLIVEIRA JÚNIOR</text:p>
          </table:table-cell>
          <table:table-cell office:value-type="string">
            <text:p>TÉCNICO JUDICIÁRIO</text:p>
          </table:table-cell>
          <table:table-cell office:value-type="string">
            <text:p>APOIO ESPECIALIZADO - ELETRONICA</text:p>
          </table:table-cell>
          <table:table-cell office:value-type="string">
            <text:p>SEMEQ</text:p>
          </table:table-cell>
          <table:table-cell office:value-type="string">
            <text:p>SEÇÃO DE MANUTENÇÃO DE EQUIPAMENTOS DE INFORMÁTIC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95</text:p>
          </table:table-cell>
          <table:table-cell office:value-type="string">
            <text:p>FRANCISCO CACIMIRO DE OLIVEIR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71A. ZE</text:p>
          </table:table-cell>
          <table:table-cell office:value-type="string">
            <text:p>CART. ELEITORAL DA 71A. ZONA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95</text:p>
          </table:table-cell>
          <table:table-cell office:value-type="string">
            <text:p>FRANCISCO CACIMIRO DE OLIVEIR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71A. ZE</text:p>
          </table:table-cell>
          <table:table-cell office:value-type="string">
            <text:p>CART. ELEITORAL DA 71A. ZONA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95</text:p>
          </table:table-cell>
          <table:table-cell office:value-type="string">
            <text:p>FRANCISCO CACIMIRO DE OLIVEIR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71A. ZE</text:p>
          </table:table-cell>
          <table:table-cell office:value-type="string">
            <text:p>CART. ELEITORAL DA 71A. ZONA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26</text:p>
          </table:table-cell>
          <table:table-cell office:value-type="string">
            <text:p>FRANCISCO ERISVALDO DE SOUS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09A. ZE</text:p>
          </table:table-cell>
          <table:table-cell office:value-type="string">
            <text:p>CART. ELEITORAL DA 09A. ZONA - ALAGO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96</text:p>
          </table:table-cell>
          <table:table-cell office:value-type="string">
            <text:p>FRANCISCO JOSÉ RODRIGUES GOMES</text:p>
          </table:table-cell>
          <table:table-cell office:value-type="string">
            <text:p>ANALISTA JUDICIÁRIO</text:p>
          </table:table-cell>
          <table:table-cell office:value-type="string">
            <text:p>APOIO ESPECIALIZADO - ANÁLISE DE SISTEMAS</text:p>
          </table:table-cell>
          <table:table-cell office:value-type="string">
            <text:p>SEDES</text:p>
          </table:table-cell>
          <table:table-cell office:value-type="string">
            <text:p>SEÇÃO DE ANÁLISE E DESENVOLVIMENTO DE SISTEM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96</text:p>
          </table:table-cell>
          <table:table-cell office:value-type="string">
            <text:p>FRANCISCO JOSÉ RODRIGUES GOMES</text:p>
          </table:table-cell>
          <table:table-cell office:value-type="string">
            <text:p>ANALISTA JUDICIÁRIO</text:p>
          </table:table-cell>
          <table:table-cell office:value-type="string">
            <text:p>APOIO ESPECIALIZADO - ANÁLISE DE SISTEMAS</text:p>
          </table:table-cell>
          <table:table-cell office:value-type="string">
            <text:p>SEDES</text:p>
          </table:table-cell>
          <table:table-cell office:value-type="string">
            <text:p>SEÇÃO DE ANÁLISE E DESENVOLVIMENTO DE SISTEM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96</text:p>
          </table:table-cell>
          <table:table-cell office:value-type="string">
            <text:p>FRANCISCO JOSÉ RODRIGUES GOMES</text:p>
          </table:table-cell>
          <table:table-cell office:value-type="string">
            <text:p>ANALISTA JUDICIÁRIO</text:p>
          </table:table-cell>
          <table:table-cell office:value-type="string">
            <text:p>APOIO ESPECIALIZADO - ANÁLISE DE SISTEMAS</text:p>
          </table:table-cell>
          <table:table-cell office:value-type="string">
            <text:p>SEDES</text:p>
          </table:table-cell>
          <table:table-cell office:value-type="string">
            <text:p>SEÇÃO DE ANÁLISE E DESENVOLVIMENTO DE SISTEM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60</text:p>
          </table:table-cell>
          <table:table-cell office:value-type="string">
            <text:p>FRANCISCO NUNES FEITOZA JÚNIOR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62A. ZE</text:p>
          </table:table-cell>
          <table:table-cell office:value-type="string">
            <text:p>CART. ELEITORAL DA 62A. ZONA - BOQUEIR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33</text:p>
          </table:table-cell>
          <table:table-cell office:value-type="string">
            <text:p>FRANCISCO ROBERTO D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POF</text:p>
          </table:table-cell>
          <table:table-cell office:value-type="string">
            <text:p>SEÇÃO DE PROGRAMAÇÃO ORÇAMENTÁRIA E FINANCEI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40</text:p>
          </table:table-cell>
          <table:table-cell office:value-type="string">
            <text:p>FRANCISCO VALMIR LOP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53A. ZE</text:p>
          </table:table-cell>
          <table:table-cell office:value-type="string">
            <text:p>CART. ELEITORAL DA 53A. ZONA - UIRAÚN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83</text:p>
          </table:table-cell>
          <table:table-cell office:value-type="string">
            <text:p>FRANKLIN MARTINS PEREIRA PAMPLONA</text:p>
          </table:table-cell>
          <table:table-cell office:value-type="string">
            <text:p>TÉCNICO JUDICIÁRIO</text:p>
          </table:table-cell>
          <table:table-cell office:value-type="string">
            <text:p>SERVIÇOS GERAIS - ELETRICIDADE/TELECOMUNICAÇÕES</text:p>
          </table:table-cell>
          <table:table-cell office:value-type="string">
            <text:p>DG</text:p>
          </table:table-cell>
          <table:table-cell office:value-type="string">
            <text:p>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83</text:p>
          </table:table-cell>
          <table:table-cell office:value-type="string">
            <text:p>FRANKLIN MARTINS PEREIRA PAMPLONA</text:p>
          </table:table-cell>
          <table:table-cell office:value-type="string">
            <text:p>TÉCNICO JUDICIÁRIO</text:p>
          </table:table-cell>
          <table:table-cell office:value-type="string">
            <text:p>SERVIÇOS GERAIS - ELETRICIDADE/TELECOMUNICAÇÕES</text:p>
          </table:table-cell>
          <table:table-cell office:value-type="string">
            <text:p>DG</text:p>
          </table:table-cell>
          <table:table-cell office:value-type="string">
            <text:p>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27</text:p>
          </table:table-cell>
          <table:table-cell office:value-type="string">
            <text:p>GABRIELA ALMEIDA GARCIA</text:p>
          </table:table-cell>
          <table:table-cell office:value-type="string">
            <text:p>ANALISTA JUDICIÁRIO</text:p>
          </table:table-cell>
          <table:table-cell office:value-type="string">
            <text:p>APOIO ESPECIALIZADO - ARQUIVOLOGIA</text:p>
          </table:table-cell>
          <table:table-cell office:value-type="string">
            <text:p>SEAP</text:p>
          </table:table-cell>
          <table:table-cell office:value-type="string">
            <text:p>SEÇÃO DE ARQUIVO E PROTOCOL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35</text:p>
          </table:table-cell>
          <table:table-cell office:value-type="string">
            <text:p>GENEDILSON FERREIRA MONTEIRO</text:p>
          </table:table-cell>
          <table:table-cell office:value-type="string">
            <text:p>ANALISTA JUDICIÁRIO</text:p>
          </table:table-cell>
          <table:table-cell office:value-type="string">
            <text:p>APOIO ESPECIALIZADO - TAQUIGRAFIA</text:p>
          </table:table-cell>
          <table:table-cell office:value-type="string">
            <text:p>SEAC</text:p>
          </table:table-cell>
          <table:table-cell office:value-type="string">
            <text:p>SEÇÃO DE ACOMPANHAMENTO E COMPOSI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35</text:p>
          </table:table-cell>
          <table:table-cell office:value-type="string">
            <text:p>GENEDILSON FERREIRA MONTEIRO</text:p>
          </table:table-cell>
          <table:table-cell office:value-type="string">
            <text:p>ANALISTA JUDICIÁRIO</text:p>
          </table:table-cell>
          <table:table-cell office:value-type="string">
            <text:p>APOIO ESPECIALIZADO - TAQUIGRAFIA</text:p>
          </table:table-cell>
          <table:table-cell office:value-type="string">
            <text:p>SEAC</text:p>
          </table:table-cell>
          <table:table-cell office:value-type="string">
            <text:p>SEÇÃO DE ACOMPANHAMENTO E COMPOSI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8</text:p>
          </table:table-cell>
          <table:table-cell office:value-type="string">
            <text:p>GEORGE BEZERRA CAVALCANTI LEITE</text:p>
          </table:table-cell>
          <table:table-cell office:value-type="string">
            <text:p>TÉCNICO JUDICIÁRIO</text:p>
          </table:table-cell>
          <table:table-cell office:value-type="string">
            <text:p>APOIO ESPECIALIZADO - OPERAÇÃO DE COMPUTADOR</text:p>
          </table:table-cell>
          <table:table-cell office:value-type="string">
            <text:p>SEVIN</text:p>
          </table:table-cell>
          <table:table-cell office:value-type="string">
            <text:p>SEÇÃO DE VOTO INFORMATIZAD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20</text:p>
          </table:table-cell>
          <table:table-cell office:value-type="string">
            <text:p>GERALDO LUÍS DE OLIVEIRA MARTIN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RQ</text:p>
          </table:table-cell>
          <table:table-cell office:value-type="string">
            <text:p>SEÇÃO DE ENGENHARIA E ARQUITETU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20</text:p>
          </table:table-cell>
          <table:table-cell office:value-type="string">
            <text:p>GERALDO LUÍS DE OLIVEIRA MARTIN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RQ</text:p>
          </table:table-cell>
          <table:table-cell office:value-type="string">
            <text:p>SEÇÃO DE ENGENHARIA E ARQUITETU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28</text:p>
          </table:table-cell>
          <table:table-cell office:value-type="string">
            <text:p>GERMANA CLÁUDIA COSTA RAMOS GUED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COSUP</text:p>
          </table:table-cell>
          <table:table-cell office:value-type="string">
            <text:p>COORDENADORIA DE SUPORT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6</text:p>
          </table:table-cell>
          <table:table-cell office:value-type="string">
            <text:p>GERSON JOSE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EJE</text:p>
          </table:table-cell>
          <table:table-cell office:value-type="string">
            <text:p>ESCOLA JUDICIARIA ELEITO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6</text:p>
          </table:table-cell>
          <table:table-cell office:value-type="string">
            <text:p>GERSON JOSE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EJE</text:p>
          </table:table-cell>
          <table:table-cell office:value-type="string">
            <text:p>ESCOLA JUDICIARIA ELEITO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6</text:p>
          </table:table-cell>
          <table:table-cell office:value-type="string">
            <text:p>GERSON JOSE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EJE</text:p>
          </table:table-cell>
          <table:table-cell office:value-type="string">
            <text:p>ESCOLA JUDICIARIA ELEITO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6</text:p>
          </table:table-cell>
          <table:table-cell office:value-type="string">
            <text:p>GERSON JOSE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EJE</text:p>
          </table:table-cell>
          <table:table-cell office:value-type="string">
            <text:p>ESCOLA JUDICIARIA ELEITO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80</text:p>
          </table:table-cell>
          <table:table-cell office:value-type="string">
            <text:p>GIANCARLO GONÇALVES DE ABREU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10A. ZE</text:p>
          </table:table-cell>
          <table:table-cell office:value-type="string">
            <text:p>CART. ELEITORAL DA 10A. ZONA - GUARABI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3</text:p>
          </table:table-cell>
          <table:table-cell office:value-type="string">
            <text:p>GILSON DE OLIVEIR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3</text:p>
          </table:table-cell>
          <table:table-cell office:value-type="string">
            <text:p>GILSON DE OLIVEIR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37</text:p>
          </table:table-cell>
          <table:table-cell office:value-type="string">
            <text:p>GILVAN GUEDES DE MOURA JÚNIOR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32A. ZE</text:p>
          </table:table-cell>
          <table:table-cell office:value-type="string">
            <text:p>CART. ELEITORAL DA 32A. ZONA - PIANCÓ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01</text:p>
          </table:table-cell>
          <table:table-cell office:value-type="string">
            <text:p>GLAURO MEIRA</text:p>
          </table:table-cell>
          <table:table-cell office:value-type="string">
            <text:p>ANALISTA JUDICIÁRIO</text:p>
          </table:table-cell>
          <table:table-cell office:value-type="string">
            <text:p>APOIO ESPECIALIZADO - ANÁLISE DE SISTEMAS</text:p>
          </table:table-cell>
          <table:table-cell office:value-type="string">
            <text:p>SEINF</text:p>
          </table:table-cell>
          <table:table-cell office:value-type="string">
            <text:p>SEÇÃO DE INFRA-ESTRUTURA DE RE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04</text:p>
          </table:table-cell>
          <table:table-cell office:value-type="string">
            <text:p>GLEIDSON CASTELO BRANCO MAGALHÃ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66A. ZE</text:p>
          </table:table-cell>
          <table:table-cell office:value-type="string">
            <text:p>CART. ELEITORAL DA 66A. ZONA - PIANCÓ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72</text:p>
          </table:table-cell>
          <table:table-cell office:value-type="string">
            <text:p>GRACILENE AMADOR BATISTA RIBEIR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SFIC</text:p>
          </table:table-cell>
          <table:table-cell office:value-type="string">
            <text:p>SEÇÃO DE SUPERVISÃO E FISCALIZAÇÃO DO CADASTR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72</text:p>
          </table:table-cell>
          <table:table-cell office:value-type="string">
            <text:p>GRACILENE AMADOR BATISTA RIBEIR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SFIC</text:p>
          </table:table-cell>
          <table:table-cell office:value-type="string">
            <text:p>SEÇÃO DE SUPERVISÃO E FISCALIZAÇÃO DO CADASTR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1</text:p>
          </table:table-cell>
          <table:table-cell office:value-type="string">
            <text:p>GRAZIELA CARVALHO ALVES UCHÔ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23A. ZE</text:p>
          </table:table-cell>
          <table:table-cell office:value-type="string">
            <text:p>CART. ELEITORAL DA 23A. ZONA - SOLEDA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5</text:p>
          </table:table-cell>
          <table:table-cell office:value-type="string">
            <text:p>GYLMARA DE ARAUJO PER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COD</text:p>
          </table:table-cell>
          <table:table-cell office:value-type="string">
            <text:p>SEÇÃO DE CONTROLE DE DOCUMEN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5</text:p>
          </table:table-cell>
          <table:table-cell office:value-type="string">
            <text:p>GYLMARA DE ARAUJO PER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COD</text:p>
          </table:table-cell>
          <table:table-cell office:value-type="string">
            <text:p>SEÇÃO DE CONTROLE DE DOCUMEN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5</text:p>
          </table:table-cell>
          <table:table-cell office:value-type="string">
            <text:p>GYLMARA DE ARAUJO PER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COD</text:p>
          </table:table-cell>
          <table:table-cell office:value-type="string">
            <text:p>SEÇÃO DE CONTROLE DE DOCUMEN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5</text:p>
          </table:table-cell>
          <table:table-cell office:value-type="string">
            <text:p>GYLMARA DE ARAUJO PER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COD</text:p>
          </table:table-cell>
          <table:table-cell office:value-type="string">
            <text:p>SEÇÃO DE CONTROLE DE DOCUMEN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79</text:p>
          </table:table-cell>
          <table:table-cell office:value-type="string">
            <text:p>HANNIERY DE SOUZA FREIRE</text:p>
          </table:table-cell>
          <table:table-cell office:value-type="string">
            <text:p>TÉCNICO JUDICIÁRIO</text:p>
          </table:table-cell>
          <table:table-cell office:value-type="string">
            <text:p>APOIO ESPECIALIZADO - OPERAÇÃO DE COMPUTADOR</text:p>
          </table:table-cell>
          <table:table-cell office:value-type="string">
            <text:p>SIPLE</text:p>
          </table:table-cell>
          <table:table-cell office:value-type="string">
            <text:p>SEÇÃO DE INFORMAÇÃO E PLANEJAMENTO DE ELEIÇ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75</text:p>
          </table:table-cell>
          <table:table-cell office:value-type="string">
            <text:p>HELENA TAVARES RIBEIRO COUTINH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COPES</text:p>
          </table:table-cell>
          <table:table-cell office:value-type="string">
            <text:p>COORDENADORIA DE PESSO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75</text:p>
          </table:table-cell>
          <table:table-cell office:value-type="string">
            <text:p>HELENA TAVARES RIBEIRO COUTINH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COPES</text:p>
          </table:table-cell>
          <table:table-cell office:value-type="string">
            <text:p>COORDENADORIA DE PESSO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7</text:p>
          </table:table-cell>
          <table:table-cell office:value-type="string">
            <text:p>HÉLIO LIMA CORREI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FORUM</text:p>
          </table:table-cell>
          <table:table-cell office:value-type="string">
            <text:p>FÓRUM ELEITORAL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7</text:p>
          </table:table-cell>
          <table:table-cell office:value-type="string">
            <text:p>HÉLIO LIMA CORREI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FORUM</text:p>
          </table:table-cell>
          <table:table-cell office:value-type="string">
            <text:p>FÓRUM ELEITORAL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8</text:p>
          </table:table-cell>
          <table:table-cell office:value-type="string">
            <text:p>HÉLIO LUIZ PESSOA DE AQUIN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8</text:p>
          </table:table-cell>
          <table:table-cell office:value-type="string">
            <text:p>HÉLIO LUIZ PESSOA DE AQUIN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7</text:p>
          </table:table-cell>
          <table:table-cell office:value-type="string">
            <text:p>HUGO LIMEIRA HENRIQU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27A. ZE</text:p>
          </table:table-cell>
          <table:table-cell office:value-type="string">
            <text:p>CART. ELEITORAL DA 27A. ZONA - TAPEROÁ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7</text:p>
          </table:table-cell>
          <table:table-cell office:value-type="string">
            <text:p>HUGO LIMEIRA HENRIQU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27A. ZE</text:p>
          </table:table-cell>
          <table:table-cell office:value-type="string">
            <text:p>CART. ELEITORAL DA 27A. ZONA - TAPEROÁ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9</text:p>
          </table:table-cell>
          <table:table-cell office:value-type="string">
            <text:p>HUMBERTO CORREIA RODRIGUES DE ATAÍDE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PAT</text:p>
          </table:table-cell>
          <table:table-cell office:value-type="string">
            <text:p>SEÇÃO DE PATRIMÔNI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29</text:p>
          </table:table-cell>
          <table:table-cell office:value-type="string">
            <text:p>HUMBERTO CORREIA RODRIGUES DE ATAÍDE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PAT</text:p>
          </table:table-cell>
          <table:table-cell office:value-type="string">
            <text:p>SEÇÃO DE PATRIMÔNI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2</text:p>
          </table:table-cell>
          <table:table-cell office:value-type="string">
            <text:p>HUMBERTO SANTIAGO CABRAL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8A. ZE</text:p>
          </table:table-cell>
          <table:table-cell office:value-type="string">
            <text:p>CART. ELEITORAL DA 08A. ZONA - INGÁ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2</text:p>
          </table:table-cell>
          <table:table-cell office:value-type="string">
            <text:p>HUMBERTO SANTIAGO CABRAL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8A. ZE</text:p>
          </table:table-cell>
          <table:table-cell office:value-type="string">
            <text:p>CART. ELEITORAL DA 08A. ZONA - INGÁ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77</text:p>
          </table:table-cell>
          <table:table-cell office:value-type="string">
            <text:p>IARA CÉLIA NÓBREGA PEREIRA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COORDCRE</text:p>
          </table:table-cell>
          <table:table-cell office:value-type="string">
            <text:p>COORDENADORIA DA CORREGEDORIA REGIONAL ELEITO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17</text:p>
          </table:table-cell>
          <table:table-cell office:value-type="string">
            <text:p>INALDO AUGUSTO MOREIRA</text:p>
          </table:table-cell>
          <table:table-cell office:value-type="string">
            <text:p>TÉCNICO JUDICIÁRIO</text:p>
          </table:table-cell>
          <table:table-cell office:value-type="string">
            <text:p>APOIO ESPECIALIZADO - DIGITAÇÃO</text:p>
          </table:table-cell>
          <table:table-cell office:value-type="string">
            <text:p>NATT IV</text:p>
          </table:table-cell>
          <table:table-cell office:value-type="string">
            <text:p>NÚCLEO DE APOIO TÉCNICO E TREINAMENTO - GUARABI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23</text:p>
          </table:table-cell>
          <table:table-cell office:value-type="string">
            <text:p>ÍTALO LOPES GONDIM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66A. ZE</text:p>
          </table:table-cell>
          <table:table-cell office:value-type="string">
            <text:p>CART. ELEITORAL DA 66A. ZONA - PIANCÓ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29</text:p>
          </table:table-cell>
          <table:table-cell office:value-type="string">
            <text:p>IURI DANIEL DE ANDRADE SILV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ASJUR</text:p>
          </table:table-cell>
          <table:table-cell office:value-type="string">
            <text:p>ASSESSORIA JURÍDICA DA 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94</text:p>
          </table:table-cell>
          <table:table-cell office:value-type="string">
            <text:p>IVAN BARREIRO LEMOS JÚNIOR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76A. ZE</text:p>
          </table:table-cell>
          <table:table-cell office:value-type="string">
            <text:p>CART. ELEITORAL DA 76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78</text:p>
          </table:table-cell>
          <table:table-cell office:value-type="string">
            <text:p>IVANDY STOLBERG MEDEIROS VERA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RP</text:p>
          </table:table-cell>
          <table:table-cell office:value-type="string">
            <text:p>SEÇÃO DE REGISTROS E PUBLICAÇ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95</text:p>
          </table:table-cell>
          <table:table-cell office:value-type="string">
            <text:p>IVÂNIA CRISTINA PEREIRA ALENCAR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PRE</text:p>
          </table:table-cell>
          <table:table-cell office:value-type="string">
            <text:p>ASSESSORIA DA 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95</text:p>
          </table:table-cell>
          <table:table-cell office:value-type="string">
            <text:p>IVÂNIA CRISTINA PEREIRA ALENCAR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PRE</text:p>
          </table:table-cell>
          <table:table-cell office:value-type="string">
            <text:p>ASSESSORIA DA 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95</text:p>
          </table:table-cell>
          <table:table-cell office:value-type="string">
            <text:p>IVÂNIA CRISTINA PEREIRA ALENCAR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PRE</text:p>
          </table:table-cell>
          <table:table-cell office:value-type="string">
            <text:p>ASSESSORIA DA 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32</text:p>
          </table:table-cell>
          <table:table-cell office:value-type="string">
            <text:p>JADILSON COSMO DA SILVA</text:p>
          </table:table-cell>
          <table:table-cell office:value-type="string">
            <text:p>TÉCNICO JUDICIÁRIO</text:p>
          </table:table-cell>
          <table:table-cell office:value-type="string">
            <text:p>SERVIÇOS GERAIS - SEGURANÇA JUDICIÁRIA</text:p>
          </table:table-cell>
          <table:table-cell office:value-type="string">
            <text:p>COSEG</text:p>
          </table:table-cell>
          <table:table-cell office:value-type="string">
            <text:p>COORDENADORIA DE SERVIÇOS GE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97</text:p>
          </table:table-cell>
          <table:table-cell office:value-type="string">
            <text:p>JAILTON CALDEIRA BRANT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CONT</text:p>
          </table:table-cell>
          <table:table-cell office:value-type="string">
            <text:p>SEÇÃO DE CONTRA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4</text:p>
          </table:table-cell>
          <table:table-cell office:value-type="string">
            <text:p>JAINARA MARIA SOARES FERREIRA</text:p>
          </table:table-cell>
          <table:table-cell office:value-type="string">
            <text:p>TÉCNICO JUDICIÁRIO</text:p>
          </table:table-cell>
          <table:table-cell office:value-type="string">
            <text:p>APOIO ESPECIALIZADO - HIGIENE DENTAL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4</text:p>
          </table:table-cell>
          <table:table-cell office:value-type="string">
            <text:p>JAINARA MARIA SOARES FERREIRA</text:p>
          </table:table-cell>
          <table:table-cell office:value-type="string">
            <text:p>TÉCNICO JUDICIÁRIO</text:p>
          </table:table-cell>
          <table:table-cell office:value-type="string">
            <text:p>APOIO ESPECIALIZADO - HIGIENE DENTAL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4</text:p>
          </table:table-cell>
          <table:table-cell office:value-type="string">
            <text:p>JAINARA MARIA SOARES FERREIRA</text:p>
          </table:table-cell>
          <table:table-cell office:value-type="string">
            <text:p>TÉCNICO JUDICIÁRIO</text:p>
          </table:table-cell>
          <table:table-cell office:value-type="string">
            <text:p>APOIO ESPECIALIZADO - HIGIENE DENTAL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4</text:p>
          </table:table-cell>
          <table:table-cell office:value-type="string">
            <text:p>JAINARA MARIA SOARES FERREIRA</text:p>
          </table:table-cell>
          <table:table-cell office:value-type="string">
            <text:p>TÉCNICO JUDICIÁRIO</text:p>
          </table:table-cell>
          <table:table-cell office:value-type="string">
            <text:p>APOIO ESPECIALIZADO - HIGIENE DENTAL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35</text:p>
          </table:table-cell>
          <table:table-cell office:value-type="string">
            <text:p>JAIRO JAMIL DE SOUZA PESSO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CAPS</text:p>
          </table:table-cell>
          <table:table-cell office:value-type="string">
            <text:p>COORDENADORIA DE APOIO ÀS SESS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33</text:p>
          </table:table-cell>
          <table:table-cell office:value-type="string">
            <text:p>JAÍZA EVARISTO FERREIRA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RF</text:p>
          </table:table-cell>
          <table:table-cell office:value-type="string">
            <text:p>SEÇÃO DE REGISTROS FUNCION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33</text:p>
          </table:table-cell>
          <table:table-cell office:value-type="string">
            <text:p>JAÍZA EVARISTO FERREIRA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RF</text:p>
          </table:table-cell>
          <table:table-cell office:value-type="string">
            <text:p>SEÇÃO DE REGISTROS FUNCION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33</text:p>
          </table:table-cell>
          <table:table-cell office:value-type="string">
            <text:p>JAÍZA EVARISTO FERREIRA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RF</text:p>
          </table:table-cell>
          <table:table-cell office:value-type="string">
            <text:p>SEÇÃO DE REGISTROS FUNCION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3</text:p>
          </table:table-cell>
          <table:table-cell office:value-type="string">
            <text:p>JALIGSON CARLOS FERREIRA LEITE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17A. ZE</text:p>
          </table:table-cell>
          <table:table-cell office:value-type="string">
            <text:p>CART. ELEITORAL DA 17A. ZONA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3</text:p>
          </table:table-cell>
          <table:table-cell office:value-type="string">
            <text:p>JALIGSON CARLOS FERREIRA LEITE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17A. ZE</text:p>
          </table:table-cell>
          <table:table-cell office:value-type="string">
            <text:p>CART. ELEITORAL DA 17A. ZONA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34</text:p>
          </table:table-cell>
          <table:table-cell office:value-type="string">
            <text:p>JAMES KEILLER PEREIRA CHAV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DG</text:p>
          </table:table-cell>
          <table:table-cell office:value-type="string">
            <text:p>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03</text:p>
          </table:table-cell>
          <table:table-cell office:value-type="string">
            <text:p>JANAÍNA DE ANDRADE PERE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51A. ZE</text:p>
          </table:table-cell>
          <table:table-cell office:value-type="string">
            <text:p>CART. ELEITORAL DA 51A. ZONA - MAL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03</text:p>
          </table:table-cell>
          <table:table-cell office:value-type="string">
            <text:p>JANAÍNA DE ANDRADE PERE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51A. ZE</text:p>
          </table:table-cell>
          <table:table-cell office:value-type="string">
            <text:p>CART. ELEITORAL DA 51A. ZONA - MAL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96</text:p>
          </table:table-cell>
          <table:table-cell office:value-type="string">
            <text:p>JEAN DOS SANTOS DINIZ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71A. ZE</text:p>
          </table:table-cell>
          <table:table-cell office:value-type="string">
            <text:p>CART. ELEITORAL DA 71A. ZONA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4</text:p>
          </table:table-cell>
          <table:table-cell office:value-type="string">
            <text:p>JEAN MENDES NOBREG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JUR</text:p>
          </table:table-cell>
          <table:table-cell office:value-type="string">
            <text:p>ASSESSORIA JURÍDICA DA 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4</text:p>
          </table:table-cell>
          <table:table-cell office:value-type="string">
            <text:p>JEAN MENDES NOBREG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JUR</text:p>
          </table:table-cell>
          <table:table-cell office:value-type="string">
            <text:p>ASSESSORIA JURÍDICA DA 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30</text:p>
          </table:table-cell>
          <table:table-cell office:value-type="string">
            <text:p>JEANNE DE OLIVEIRA LEITE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32A. ZE</text:p>
          </table:table-cell>
          <table:table-cell office:value-type="string">
            <text:p>CART. ELEITORAL DA 32A. ZONA - PIANCÓ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36</text:p>
          </table:table-cell>
          <table:table-cell office:value-type="string">
            <text:p>JENNER MARTINS LEITE NET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15A. ZE</text:p>
          </table:table-cell>
          <table:table-cell office:value-type="string">
            <text:p>CART. ELEITORAL DA 15A. ZONA - CAIÇA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40</text:p>
          </table:table-cell>
          <table:table-cell office:value-type="string">
            <text:p>JEREMIAS LACERDA DOS SANT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17A. ZE</text:p>
          </table:table-cell>
          <table:table-cell office:value-type="string">
            <text:p>CART. ELEITORAL DA 17A. ZONA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75</text:p>
          </table:table-cell>
          <table:table-cell office:value-type="string">
            <text:p>JOÃO BATISTA DE FIGUEIRED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POF</text:p>
          </table:table-cell>
          <table:table-cell office:value-type="string">
            <text:p>SEÇÃO DE PROGRAMAÇÃO ORÇAMENTÁRIA E FINANCEI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20</text:p>
          </table:table-cell>
          <table:table-cell office:value-type="string">
            <text:p>JOÃO BATISTA DOS SANTOS FAGUND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60A. ZE</text:p>
          </table:table-cell>
          <table:table-cell office:value-type="string">
            <text:p>CART. ELEITORAL DA 60A. ZONA - JACARAÚ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70</text:p>
          </table:table-cell>
          <table:table-cell office:value-type="string">
            <text:p>JOÃO DE DEUS ARAÚJO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35A. ZE</text:p>
          </table:table-cell>
          <table:table-cell office:value-type="string">
            <text:p>CART. ELEITORAL DA 35A. ZONA - SOUS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70</text:p>
          </table:table-cell>
          <table:table-cell office:value-type="string">
            <text:p>JOÃO DE DEUS ARAÚJO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35A. ZE</text:p>
          </table:table-cell>
          <table:table-cell office:value-type="string">
            <text:p>CART. ELEITORAL DA 35A. ZONA - SOUS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70</text:p>
          </table:table-cell>
          <table:table-cell office:value-type="string">
            <text:p>JOÃO DE DEUS ARAÚJO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35A. ZE</text:p>
          </table:table-cell>
          <table:table-cell office:value-type="string">
            <text:p>CART. ELEITORAL DA 35A. ZONA - SOUS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37</text:p>
          </table:table-cell>
          <table:table-cell office:value-type="string">
            <text:p>JOÃO EUDES DA SILVA BARBOS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XP</text:p>
          </table:table-cell>
          <table:table-cell office:value-type="string">
            <text:p>SEÇÃO DE EXPEDI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5</text:p>
          </table:table-cell>
          <table:table-cell office:value-type="string">
            <text:p>JOÃO MÁRCIO CAVALCANTE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4A. ZE</text:p>
          </table:table-cell>
          <table:table-cell office:value-type="string">
            <text:p>CART. ELEITORAL DA 44A. ZONA - PEDRAS DE FOG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5</text:p>
          </table:table-cell>
          <table:table-cell office:value-type="string">
            <text:p>JOÃO MÁRCIO CAVALCANTE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4A. ZE</text:p>
          </table:table-cell>
          <table:table-cell office:value-type="string">
            <text:p>CART. ELEITORAL DA 44A. ZONA - PEDRAS DE FOG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5</text:p>
          </table:table-cell>
          <table:table-cell office:value-type="string">
            <text:p>JOÃO MÁRCIO CAVALCANTE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4A. ZE</text:p>
          </table:table-cell>
          <table:table-cell office:value-type="string">
            <text:p>CART. ELEITORAL DA 44A. ZONA - PEDRAS DE FOG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38</text:p>
          </table:table-cell>
          <table:table-cell office:value-type="string">
            <text:p>JOÃO VAZ DA SILVA SOBRINH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COMP</text:p>
          </table:table-cell>
          <table:table-cell office:value-type="string">
            <text:p>SEÇÃO DE COMPR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39</text:p>
          </table:table-cell>
          <table:table-cell office:value-type="string">
            <text:p>JONES BRITO LEITE</text:p>
          </table:table-cell>
          <table:table-cell office:value-type="string">
            <text:p>ANALISTA JUDICIÁRIO</text:p>
          </table:table-cell>
          <table:table-cell office:value-type="string">
            <text:p>ADMINISTRATIVA - CONTABILIDADE</text:p>
          </table:table-cell>
          <table:table-cell office:value-type="string">
            <text:p>SECOEPE</text:p>
          </table:table-cell>
          <table:table-cell office:value-type="string">
            <text:p>SEÇÃO DE CONTAS ELEITORAIS E PARTIDÁRI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39</text:p>
          </table:table-cell>
          <table:table-cell office:value-type="string">
            <text:p>JONES BRITO LEITE</text:p>
          </table:table-cell>
          <table:table-cell office:value-type="string">
            <text:p>ANALISTA JUDICIÁRIO</text:p>
          </table:table-cell>
          <table:table-cell office:value-type="string">
            <text:p>ADMINISTRATIVA - CONTABILIDADE</text:p>
          </table:table-cell>
          <table:table-cell office:value-type="string">
            <text:p>SECOEPE</text:p>
          </table:table-cell>
          <table:table-cell office:value-type="string">
            <text:p>SEÇÃO DE CONTAS ELEITORAIS E PARTIDÁRI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4</text:p>
          </table:table-cell>
          <table:table-cell office:value-type="string">
            <text:p>JORGE ALBERTO MOTA SOARES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4</text:p>
          </table:table-cell>
          <table:table-cell office:value-type="string">
            <text:p>JORGE ALBERTO MOTA SOARES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4</text:p>
          </table:table-cell>
          <table:table-cell office:value-type="string">
            <text:p>JORGE ALBERTO MOTA SOARES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68</text:p>
          </table:table-cell>
          <table:table-cell office:value-type="string">
            <text:p>JOSABETTE MONICA GOMES DE SOUZ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CONT</text:p>
          </table:table-cell>
          <table:table-cell office:value-type="string">
            <text:p>SEÇÃO DE CONTRA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5</text:p>
          </table:table-cell>
          <table:table-cell office:value-type="string">
            <text:p>JOSÉ ALBERTO DO AMARAL LIN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PLAN</text:p>
          </table:table-cell>
          <table:table-cell office:value-type="string">
            <text:p>ASSESSORIA DE PLANEJAMENTO INSTITUCION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5</text:p>
          </table:table-cell>
          <table:table-cell office:value-type="string">
            <text:p>JOSÉ ALBERTO DO AMARAL LIN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PLAN</text:p>
          </table:table-cell>
          <table:table-cell office:value-type="string">
            <text:p>ASSESSORIA DE PLANEJAMENTO INSTITUCION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5</text:p>
          </table:table-cell>
          <table:table-cell office:value-type="string">
            <text:p>JOSÉ ALBERTO DO AMARAL LIN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PLAN</text:p>
          </table:table-cell>
          <table:table-cell office:value-type="string">
            <text:p>ASSESSORIA DE PLANEJAMENTO INSTITUCION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62</text:p>
          </table:table-cell>
          <table:table-cell office:value-type="string">
            <text:p>JOSÉ ALVES DE MORAI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69</text:p>
          </table:table-cell>
          <table:table-cell office:value-type="string">
            <text:p>JOSÉ ANTÔNIO CÂNDIDO BORGES DA SILVA</text:p>
          </table:table-cell>
          <table:table-cell office:value-type="string">
            <text:p>TÉCNICO JUDICIÁRIO</text:p>
          </table:table-cell>
          <table:table-cell office:value-type="string">
            <text:p>APOIO ESPECIALIZADO - ELETRONICA</text:p>
          </table:table-cell>
          <table:table-cell office:value-type="string">
            <text:p>NATT II</text:p>
          </table:table-cell>
          <table:table-cell office:value-type="string">
            <text:p>NÚCLEO DE APOIO TÉCNICO E TREINAMENTO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69</text:p>
          </table:table-cell>
          <table:table-cell office:value-type="string">
            <text:p>JOSÉ ANTÔNIO CÂNDIDO BORGES DA SILVA</text:p>
          </table:table-cell>
          <table:table-cell office:value-type="string">
            <text:p>TÉCNICO JUDICIÁRIO</text:p>
          </table:table-cell>
          <table:table-cell office:value-type="string">
            <text:p>APOIO ESPECIALIZADO - ELETRONICA</text:p>
          </table:table-cell>
          <table:table-cell office:value-type="string">
            <text:p>NATT II</text:p>
          </table:table-cell>
          <table:table-cell office:value-type="string">
            <text:p>NÚCLEO DE APOIO TÉCNICO E TREINAMENTO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04</text:p>
          </table:table-cell>
          <table:table-cell office:value-type="string">
            <text:p>JOSÉ AUGUSTO DE OLIVEIRA NETO</text:p>
          </table:table-cell>
          <table:table-cell office:value-type="string">
            <text:p>TÉCNICO JUDICIÁRIO</text:p>
          </table:table-cell>
          <table:table-cell office:value-type="string">
            <text:p>APOIO ESPECIALIZADO - PROGRAMAÇÃO DE SISTEMAS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04</text:p>
          </table:table-cell>
          <table:table-cell office:value-type="string">
            <text:p>JOSÉ AUGUSTO DE OLIVEIRA NETO</text:p>
          </table:table-cell>
          <table:table-cell office:value-type="string">
            <text:p>TÉCNICO JUDICIÁRIO</text:p>
          </table:table-cell>
          <table:table-cell office:value-type="string">
            <text:p>APOIO ESPECIALIZADO - PROGRAMAÇÃO DE SISTEMAS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71</text:p>
          </table:table-cell>
          <table:table-cell office:value-type="string">
            <text:p>JOSÉ CARLOS BENTO MENEZ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FIN</text:p>
          </table:table-cell>
          <table:table-cell office:value-type="string">
            <text:p>SEÇÃO DE EXECUÇÃO FINANCEI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1</text:p>
          </table:table-cell>
          <table:table-cell office:value-type="string">
            <text:p>JOSÉ CASSIMIRO JUNIOR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COMAT</text:p>
          </table:table-cell>
          <table:table-cell office:value-type="string">
            <text:p>COORDENADORIA DE MATERI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1</text:p>
          </table:table-cell>
          <table:table-cell office:value-type="string">
            <text:p>JOSÉ CASSIMIRO JUNIOR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COMAT</text:p>
          </table:table-cell>
          <table:table-cell office:value-type="string">
            <text:p>COORDENADORIA DE MATERI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92</text:p>
          </table:table-cell>
          <table:table-cell office:value-type="string">
            <text:p>JOSÉ CAVALCANTE JÚNIOR</text:p>
          </table:table-cell>
          <table:table-cell office:value-type="string">
            <text:p>ANALISTA JUDICIÁRIO</text:p>
          </table:table-cell>
          <table:table-cell office:value-type="string">
            <text:p>APOIO ESPECIALIZADO - PSICOLOGIA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6</text:p>
          </table:table-cell>
          <table:table-cell office:value-type="string">
            <text:p>JOSÉ EDSON TAVARES DOS SANTOS</text:p>
          </table:table-cell>
          <table:table-cell office:value-type="string">
            <text:p>TÉCNICO JUDICIÁRIO</text:p>
          </table:table-cell>
          <table:table-cell office:value-type="string">
            <text:p>APOIO ESPECIALIZADO - PROGRAMAÇÃO DE SISTEMAS</text:p>
          </table:table-cell>
          <table:table-cell office:value-type="string">
            <text:p>SEDES</text:p>
          </table:table-cell>
          <table:table-cell office:value-type="string">
            <text:p>SEÇÃO DE ANÁLISE E DESENVOLVIMENTO DE SISTEM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2</text:p>
          </table:table-cell>
          <table:table-cell office:value-type="string">
            <text:p>JOSÉ FLÁVIO NOGUEIRA DE SOUT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64A. ZE</text:p>
          </table:table-cell>
          <table:table-cell office:value-type="string">
            <text:p>CART. ELEITORAL DA 64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2</text:p>
          </table:table-cell>
          <table:table-cell office:value-type="string">
            <text:p>JOSÉ FLÁVIO NOGUEIRA DE SOUT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64A. ZE</text:p>
          </table:table-cell>
          <table:table-cell office:value-type="string">
            <text:p>CART. ELEITORAL DA 64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34</text:p>
          </table:table-cell>
          <table:table-cell office:value-type="string">
            <text:p>JOSÉ JAIME DE ANDRADE NET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AUD</text:p>
          </table:table-cell>
          <table:table-cell office:value-type="string">
            <text:p>SEÇÃO DE AUDITOR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41</text:p>
          </table:table-cell>
          <table:table-cell office:value-type="string">
            <text:p>JOSÉ MARCONI DE ANDRADE MOR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49A. ZE</text:p>
          </table:table-cell>
          <table:table-cell office:value-type="string">
            <text:p>CART. ELEITORAL DA 49A. ZONA - AROEIR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99</text:p>
          </table:table-cell>
          <table:table-cell office:value-type="string">
            <text:p>JOSÉ NAGILIEUDO BEZERRA LEITE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GP</text:p>
          </table:table-cell>
          <table:table-cell office:value-type="string">
            <text:p>SECRETARIA DE GESTÃO DE PESSO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47</text:p>
          </table:table-cell>
          <table:table-cell office:value-type="string">
            <text:p>JOSÉ PAULO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VIN</text:p>
          </table:table-cell>
          <table:table-cell office:value-type="string">
            <text:p>SEÇÃO DE VOTO INFORMATIZAD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4</text:p>
          </table:table-cell>
          <table:table-cell office:value-type="string">
            <text:p>JOSÉ RAFAEL FERNAND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3</text:p>
          </table:table-cell>
          <table:table-cell office:value-type="string">
            <text:p>GABINETE 03 JUIZ MEMBRO - JURIS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4</text:p>
          </table:table-cell>
          <table:table-cell office:value-type="string">
            <text:p>JOSÉ RAFAEL FERNAND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3</text:p>
          </table:table-cell>
          <table:table-cell office:value-type="string">
            <text:p>GABINETE 03 JUIZ MEMBRO - JURIS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4</text:p>
          </table:table-cell>
          <table:table-cell office:value-type="string">
            <text:p>JOSÉ RAFAEL FERNAND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3</text:p>
          </table:table-cell>
          <table:table-cell office:value-type="string">
            <text:p>GABINETE 03 JUIZ MEMBRO - JURIS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48</text:p>
          </table:table-cell>
          <table:table-cell office:value-type="string">
            <text:p>JOSÉ RODRIGUES PEIXOT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41A. ZE</text:p>
          </table:table-cell>
          <table:table-cell office:value-type="string">
            <text:p>CART. ELEITORAL DA 41A. ZONA - CONCEI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02</text:p>
          </table:table-cell>
          <table:table-cell office:value-type="string">
            <text:p>JOSÉ VINÍCIUS VELOSO ALVES</text:p>
          </table:table-cell>
          <table:table-cell office:value-type="string">
            <text:p>ANALISTA JUDICIÁRIO</text:p>
          </table:table-cell>
          <table:table-cell office:value-type="string">
            <text:p>APOIO ESPECIALIZADO - ANÁLISE DE SISTEMAS</text:p>
          </table:table-cell>
          <table:table-cell office:value-type="string">
            <text:p>COSIS</text:p>
          </table:table-cell>
          <table:table-cell office:value-type="string">
            <text:p>COORDENADORIA DE SISTEM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31</text:p>
          </table:table-cell>
          <table:table-cell office:value-type="string">
            <text:p>JOSELITO AGRA DE ANDRADE LIM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NATT II</text:p>
          </table:table-cell>
          <table:table-cell office:value-type="string">
            <text:p>NÚCLEO DE APOIO TÉCNICO E TREINAMENTO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31</text:p>
          </table:table-cell>
          <table:table-cell office:value-type="string">
            <text:p>JOSELITO AGRA DE ANDRADE LIM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NATT II</text:p>
          </table:table-cell>
          <table:table-cell office:value-type="string">
            <text:p>NÚCLEO DE APOIO TÉCNICO E TREINAMENTO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06</text:p>
          </table:table-cell>
          <table:table-cell office:value-type="string">
            <text:p>JOSENI ALMEID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78</text:p>
          </table:table-cell>
          <table:table-cell office:value-type="string">
            <text:p>JOSENILDE DA COSTA CAETAN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OIC</text:p>
          </table:table-cell>
          <table:table-cell office:value-type="string">
            <text:p>SEÇÃO DE ORIENTAÇÃO, INSPEÇÕES E CORREIÇ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0</text:p>
          </table:table-cell>
          <table:table-cell office:value-type="string">
            <text:p>JOSINEIDE MEDEIROS ALMEID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16A. ZE</text:p>
          </table:table-cell>
          <table:table-cell office:value-type="string">
            <text:p>CART. ELEITORAL DA 16AA. ZONA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0</text:p>
          </table:table-cell>
          <table:table-cell office:value-type="string">
            <text:p>JOSINEIDE MEDEIROS ALMEID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16A. ZE</text:p>
          </table:table-cell>
          <table:table-cell office:value-type="string">
            <text:p>CART. ELEITORAL DA 16AA. ZONA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6</text:p>
          </table:table-cell>
          <table:table-cell office:value-type="string">
            <text:p>JULIANA DANTAS DE ALMEIDA BORG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67A. ZE</text:p>
          </table:table-cell>
          <table:table-cell office:value-type="string">
            <text:p>CART. ELEITORAL DA 67A. ZONA - REMÍGI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6</text:p>
          </table:table-cell>
          <table:table-cell office:value-type="string">
            <text:p>JULIANA DANTAS DE ALMEIDA BORG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67A. ZE</text:p>
          </table:table-cell>
          <table:table-cell office:value-type="string">
            <text:p>CART. ELEITORAL DA 67A. ZONA - REMÍGI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65</text:p>
          </table:table-cell>
          <table:table-cell office:value-type="string">
            <text:p>JULIANA VIEIRA CARVALHO</text:p>
          </table:table-cell>
          <table:table-cell office:value-type="string">
            <text:p>TÉCNICO JUDICIÁRIO</text:p>
          </table:table-cell>
          <table:table-cell office:value-type="string">
            <text:p>ADMINISTRATIVA - CONTABILIDADE</text:p>
          </table:table-cell>
          <table:table-cell office:value-type="string">
            <text:p>SECON</text:p>
          </table:table-cell>
          <table:table-cell office:value-type="string">
            <text:p>SEÇÃO DE CONTABILIDA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5</text:p>
          </table:table-cell>
          <table:table-cell office:value-type="string">
            <text:p>JÚLIO CÉSAR CRUZ D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OE/PB</text:p>
          </table:table-cell>
          <table:table-cell office:value-type="string">
            <text:p>OUVIDORIA ELEITORAL DO ESTADO DA PARAÍB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5</text:p>
          </table:table-cell>
          <table:table-cell office:value-type="string">
            <text:p>JÚLIO CÉSAR CRUZ D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OE/PB</text:p>
          </table:table-cell>
          <table:table-cell office:value-type="string">
            <text:p>OUVIDORIA ELEITORAL DO ESTADO DA PARAÍB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5</text:p>
          </table:table-cell>
          <table:table-cell office:value-type="string">
            <text:p>JÚLIO CÉSAR CRUZ D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OE/PB</text:p>
          </table:table-cell>
          <table:table-cell office:value-type="string">
            <text:p>OUVIDORIA ELEITORAL DO ESTADO DA PARAÍB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5</text:p>
          </table:table-cell>
          <table:table-cell office:value-type="string">
            <text:p>JÚLIO CÉSAR CRUZ D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OE/PB</text:p>
          </table:table-cell>
          <table:table-cell office:value-type="string">
            <text:p>OUVIDORIA ELEITORAL DO ESTADO DA PARAÍB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5</text:p>
          </table:table-cell>
          <table:table-cell office:value-type="string">
            <text:p>JÚLIO CÉSAR CRUZ D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OE/PB</text:p>
          </table:table-cell>
          <table:table-cell office:value-type="string">
            <text:p>OUVIDORIA ELEITORAL DO ESTADO DA PARAÍB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5</text:p>
          </table:table-cell>
          <table:table-cell office:value-type="string">
            <text:p>JÚLIO CÉSAR CRUZ D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OE/PB</text:p>
          </table:table-cell>
          <table:table-cell office:value-type="string">
            <text:p>OUVIDORIA ELEITORAL DO ESTADO DA PARAÍB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5</text:p>
          </table:table-cell>
          <table:table-cell office:value-type="string">
            <text:p>JÚLIO CÉSAR CRUZ D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OE/PB</text:p>
          </table:table-cell>
          <table:table-cell office:value-type="string">
            <text:p>OUVIDORIA ELEITORAL DO ESTADO DA PARAÍB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31</text:p>
          </table:table-cell>
          <table:table-cell office:value-type="string">
            <text:p>JUSSARA ANDRÉA MOREIRA PESSÔA DE ANDRADE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36A. ZE</text:p>
          </table:table-cell>
          <table:table-cell office:value-type="string">
            <text:p>CART. ELEITORAL DA 36A. ZONA - CATOLÉ DO ROCH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82</text:p>
          </table:table-cell>
          <table:table-cell office:value-type="string">
            <text:p>KARINA LIMA DE QUEIROZ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LEN</text:p>
          </table:table-cell>
          <table:table-cell office:value-type="string">
            <text:p>SEÇÃO DE LEGISLAÇÃO E NORM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7</text:p>
          </table:table-cell>
          <table:table-cell office:value-type="string">
            <text:p>KÁTIA KALINE DE QUEIROZ CARVALH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1A. ZE</text:p>
          </table:table-cell>
          <table:table-cell office:value-type="string">
            <text:p>CART. ELEITORAL DA 01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7</text:p>
          </table:table-cell>
          <table:table-cell office:value-type="string">
            <text:p>KÁTIA KALINE DE QUEIROZ CARVALH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1A. ZE</text:p>
          </table:table-cell>
          <table:table-cell office:value-type="string">
            <text:p>CART. ELEITORAL DA 01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22</text:p>
          </table:table-cell>
          <table:table-cell office:value-type="string">
            <text:p>KELLY CRISTINA BARROS DA CRUZ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28A. ZE</text:p>
          </table:table-cell>
          <table:table-cell office:value-type="string">
            <text:p>CART. ELEITORAL DA 28A. ZONA - PA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8</text:p>
          </table:table-cell>
          <table:table-cell office:value-type="string">
            <text:p>LARISSA MORAES DE ANDRADE L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73A. ZE</text:p>
          </table:table-cell>
          <table:table-cell office:value-type="string">
            <text:p>CART. ELEITORAL DA 73A. ZONA - ALHAND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82</text:p>
          </table:table-cell>
          <table:table-cell office:value-type="string">
            <text:p>LAURICIO PAZ FERREIRA DE LIMA</text:p>
          </table:table-cell>
          <table:table-cell office:value-type="string">
            <text:p>TÉCNICO JUDICIÁRIO</text:p>
          </table:table-cell>
          <table:table-cell office:value-type="string">
            <text:p>APOIO ESPECIALIZADO - DIGITAÇÃO</text:p>
          </table:table-cell>
          <table:table-cell office:value-type="string">
            <text:p>SESOP</text:p>
          </table:table-cell>
          <table:table-cell office:value-type="string">
            <text:p>SEÇÃO DE SUPORTE OPERACION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01</text:p>
          </table:table-cell>
          <table:table-cell office:value-type="string">
            <text:p>LEDA MARIA PEDROSA D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TI</text:p>
          </table:table-cell>
          <table:table-cell office:value-type="string">
            <text:p>SECRETARIA DE TECNOLOGIA DA INFORMA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01</text:p>
          </table:table-cell>
          <table:table-cell office:value-type="string">
            <text:p>LEDA MARIA PEDROSA D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TI</text:p>
          </table:table-cell>
          <table:table-cell office:value-type="string">
            <text:p>SECRETARIA DE TECNOLOGIA DA INFORMA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32</text:p>
          </table:table-cell>
          <table:table-cell office:value-type="string">
            <text:p>LEIDIMAR ALMEIDA BEZERR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COPAG</text:p>
          </table:table-cell>
          <table:table-cell office:value-type="string">
            <text:p>COORDENADORIA DE PAG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97</text:p>
          </table:table-cell>
          <table:table-cell office:value-type="string">
            <text:p>LEONARDO BATISTA PEIXOT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DG</text:p>
          </table:table-cell>
          <table:table-cell office:value-type="string">
            <text:p>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97</text:p>
          </table:table-cell>
          <table:table-cell office:value-type="string">
            <text:p>LEONARDO BATISTA PEIXOT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DG</text:p>
          </table:table-cell>
          <table:table-cell office:value-type="string">
            <text:p>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88</text:p>
          </table:table-cell>
          <table:table-cell office:value-type="string">
            <text:p>LEONARDO FERREIRA DA SILVA DE ARROXELAS GALVÃO</text:p>
          </table:table-cell>
          <table:table-cell office:value-type="string">
            <text:p>ANALISTA JUDICIÁRIO</text:p>
          </table:table-cell>
          <table:table-cell office:value-type="string">
            <text:p>APOIO ESPECIALIZADO - ANÁLISE DE SISTEMAS</text:p>
          </table:table-cell>
          <table:table-cell office:value-type="string">
            <text:p>STI</text:p>
          </table:table-cell>
          <table:table-cell office:value-type="string">
            <text:p>SECRETARIA DE TECNOLOGIA DA INFORMA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89</text:p>
          </table:table-cell>
          <table:table-cell office:value-type="string">
            <text:p>LEONARDO LÍVIO ÂNGELO PAULINO</text:p>
          </table:table-cell>
          <table:table-cell office:value-type="string">
            <text:p>TÉCNICO JUDICIÁRIO</text:p>
          </table:table-cell>
          <table:table-cell office:value-type="string">
            <text:p>APOIO ESPECIALIZADO - DIGITAÇÃO</text:p>
          </table:table-cell>
          <table:table-cell office:value-type="string">
            <text:p>DG</text:p>
          </table:table-cell>
          <table:table-cell office:value-type="string">
            <text:p>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89</text:p>
          </table:table-cell>
          <table:table-cell office:value-type="string">
            <text:p>LEONARDO LÍVIO ÂNGELO PAULINO</text:p>
          </table:table-cell>
          <table:table-cell office:value-type="string">
            <text:p>TÉCNICO JUDICIÁRIO</text:p>
          </table:table-cell>
          <table:table-cell office:value-type="string">
            <text:p>APOIO ESPECIALIZADO - DIGITAÇÃO</text:p>
          </table:table-cell>
          <table:table-cell office:value-type="string">
            <text:p>DG</text:p>
          </table:table-cell>
          <table:table-cell office:value-type="string">
            <text:p>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74</text:p>
          </table:table-cell>
          <table:table-cell office:value-type="string">
            <text:p>LIDIANE MOREIRA DE MOU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75A. ZE</text:p>
          </table:table-cell>
          <table:table-cell office:value-type="string">
            <text:p>CART. ELEITORAL DA 75A. ZONA - GURINHÉM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74</text:p>
          </table:table-cell>
          <table:table-cell office:value-type="string">
            <text:p>LÍGIA ALMEIDA GUERRA</text:p>
          </table:table-cell>
          <table:table-cell office:value-type="string">
            <text:p>TÉCNICO JUDICIÁRIO</text:p>
          </table:table-cell>
          <table:table-cell office:value-type="string">
            <text:p>APOIO ESPECIALIZADO - HIGIENE DENTAL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90</text:p>
          </table:table-cell>
          <table:table-cell office:value-type="string">
            <text:p>LÍGIA MARIA MEIRA TOSCANO PERE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COD</text:p>
          </table:table-cell>
          <table:table-cell office:value-type="string">
            <text:p>SEÇÃO DE CONTROLE DE DOCUMEN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90</text:p>
          </table:table-cell>
          <table:table-cell office:value-type="string">
            <text:p>LÍGIA MARIA MEIRA TOSCANO PERE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COD</text:p>
          </table:table-cell>
          <table:table-cell office:value-type="string">
            <text:p>SEÇÃO DE CONTROLE DE DOCUMEN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46</text:p>
          </table:table-cell>
          <table:table-cell office:value-type="string">
            <text:p>LUCIANA CHEIM PEREIRA GALVÃ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14A. ZE</text:p>
          </table:table-cell>
          <table:table-cell office:value-type="string">
            <text:p>CART. ELEITORAL DA 14A. ZONA - BANANEIR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33</text:p>
          </table:table-cell>
          <table:table-cell office:value-type="string">
            <text:p>LUCIANA DE LOURDES MELO FERREIRA NORAT</text:p>
          </table:table-cell>
          <table:table-cell office:value-type="string">
            <text:p>ANALISTA JUDICIÁRIO</text:p>
          </table:table-cell>
          <table:table-cell office:value-type="string">
            <text:p>APOIO ESPECIALIZADO - ANÁLISE DE SISTEMAS</text:p>
          </table:table-cell>
          <table:table-cell office:value-type="string">
            <text:p>STI</text:p>
          </table:table-cell>
          <table:table-cell office:value-type="string">
            <text:p>SECRETARIA DE TECNOLOGIA DA INFORMA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33</text:p>
          </table:table-cell>
          <table:table-cell office:value-type="string">
            <text:p>LUCIANA DE LOURDES MELO FERREIRA NORAT</text:p>
          </table:table-cell>
          <table:table-cell office:value-type="string">
            <text:p>ANALISTA JUDICIÁRIO</text:p>
          </table:table-cell>
          <table:table-cell office:value-type="string">
            <text:p>APOIO ESPECIALIZADO - ANÁLISE DE SISTEMAS</text:p>
          </table:table-cell>
          <table:table-cell office:value-type="string">
            <text:p>STI</text:p>
          </table:table-cell>
          <table:table-cell office:value-type="string">
            <text:p>SECRETARIA DE TECNOLOGIA DA INFORMA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84</text:p>
          </table:table-cell>
          <table:table-cell office:value-type="string">
            <text:p>LUCIANO JORDAN CASTOR DE LIMA</text:p>
          </table:table-cell>
          <table:table-cell office:value-type="string">
            <text:p>TÉCNICO JUDICIÁRIO</text:p>
          </table:table-cell>
          <table:table-cell office:value-type="string">
            <text:p>SERVIÇOS GERAIS - EDIFICAÇÕES</text:p>
          </table:table-cell>
          <table:table-cell office:value-type="string">
            <text:p>SEARQ</text:p>
          </table:table-cell>
          <table:table-cell office:value-type="string">
            <text:p>SEÇÃO DE ENGENHARIA E ARQUITETU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84</text:p>
          </table:table-cell>
          <table:table-cell office:value-type="string">
            <text:p>LUCIANO JORDAN CASTOR DE LIMA</text:p>
          </table:table-cell>
          <table:table-cell office:value-type="string">
            <text:p>TÉCNICO JUDICIÁRIO</text:p>
          </table:table-cell>
          <table:table-cell office:value-type="string">
            <text:p>SERVIÇOS GERAIS - EDIFICAÇÕES</text:p>
          </table:table-cell>
          <table:table-cell office:value-type="string">
            <text:p>SEARQ</text:p>
          </table:table-cell>
          <table:table-cell office:value-type="string">
            <text:p>SEÇÃO DE ENGENHARIA E ARQUITETU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76</text:p>
          </table:table-cell>
          <table:table-cell office:value-type="string">
            <text:p>LUCIÉLIA DO NASCIMENTO PAI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CRE</text:p>
          </table:table-cell>
          <table:table-cell office:value-type="string">
            <text:p>CORREGEDORIA REGIONAL ELEITO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8</text:p>
          </table:table-cell>
          <table:table-cell office:value-type="string">
            <text:p>LÚCIO ESMERALDO GUIMARÃ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COELE</text:p>
          </table:table-cell>
          <table:table-cell office:value-type="string">
            <text:p>COORDENADORIA DE ELEIÇ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28</text:p>
          </table:table-cell>
          <table:table-cell office:value-type="string">
            <text:p>LUCIO RIBEIRO</text:p>
          </table:table-cell>
          <table:table-cell office:value-type="string">
            <text:p>TÉCNICO JUDICIÁRIO</text:p>
          </table:table-cell>
          <table:table-cell office:value-type="string">
            <text:p>APOIO ESPECIALIZADO - PROGRAMAÇÃO DE SISTEMAS</text:p>
          </table:table-cell>
          <table:table-cell office:value-type="string">
            <text:p>SEDES</text:p>
          </table:table-cell>
          <table:table-cell office:value-type="string">
            <text:p>SEÇÃO DE ANÁLISE E DESENVOLVIMENTO DE SISTEM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6</text:p>
          </table:table-cell>
          <table:table-cell office:value-type="string">
            <text:p>LUIZ CARLOS DE ARAUJO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COM</text:p>
          </table:table-cell>
          <table:table-cell office:value-type="string">
            <text:p>ASSESSORIA DE COMUNICAÇÃO INSTITUCION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6</text:p>
          </table:table-cell>
          <table:table-cell office:value-type="string">
            <text:p>LUIZ CARLOS DE ARAUJO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COM</text:p>
          </table:table-cell>
          <table:table-cell office:value-type="string">
            <text:p>ASSESSORIA DE COMUNICAÇÃO INSTITUCION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6</text:p>
          </table:table-cell>
          <table:table-cell office:value-type="string">
            <text:p>LUIZ CARLOS DE ARAUJO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COM</text:p>
          </table:table-cell>
          <table:table-cell office:value-type="string">
            <text:p>ASSESSORIA DE COMUNICAÇÃO INSTITUCION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2</text:p>
          </table:table-cell>
          <table:table-cell office:value-type="string">
            <text:p>LUIZ CARLOS PEIXOTO</text:p>
          </table:table-cell>
          <table:table-cell office:value-type="string">
            <text:p>TÉCNICO JUDICIÁRIO</text:p>
          </table:table-cell>
          <table:table-cell office:value-type="string">
            <text:p>SERVIÇOS GERAIS - SEGURANÇA JUDICIÁRIA</text:p>
          </table:table-cell>
          <table:table-cell office:value-type="string">
            <text:p>COSEG</text:p>
          </table:table-cell>
          <table:table-cell office:value-type="string">
            <text:p>COORDENADORIA DE SERVIÇOS GE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13</text:p>
          </table:table-cell>
          <table:table-cell office:value-type="string">
            <text:p>LUÍZI MOREIRA GONÇALVES PEREIRA DA COST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33A. ZE</text:p>
          </table:table-cell>
          <table:table-cell office:value-type="string">
            <text:p>CART. ELEITORAL DA 33A. ZONA - ITAPORANG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81</text:p>
          </table:table-cell>
          <table:table-cell office:value-type="string">
            <text:p>MAKARENA SILVA TARGIN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29A. ZE</text:p>
          </table:table-cell>
          <table:table-cell office:value-type="string">
            <text:p>CART. ELEITORAL DA 29A. ZONA - MONTEIR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81</text:p>
          </table:table-cell>
          <table:table-cell office:value-type="string">
            <text:p>MAKARENA SILVA TARGIN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29A. ZE</text:p>
          </table:table-cell>
          <table:table-cell office:value-type="string">
            <text:p>CART. ELEITORAL DA 29A. ZONA - MONTEIR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9</text:p>
          </table:table-cell>
          <table:table-cell office:value-type="string">
            <text:p>MANOEL AMARO PEREIRA JÚNIOR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9</text:p>
          </table:table-cell>
          <table:table-cell office:value-type="string">
            <text:p>MANOEL AMARO PEREIRA JÚNIOR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9</text:p>
          </table:table-cell>
          <table:table-cell office:value-type="string">
            <text:p>MANOEL AMARO PEREIRA JÚNIOR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9</text:p>
          </table:table-cell>
          <table:table-cell office:value-type="string">
            <text:p>MANOEL AMARO PEREIRA JÚNIOR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9</text:p>
          </table:table-cell>
          <table:table-cell office:value-type="string">
            <text:p>MANOEL AMARO PEREIRA JÚNIOR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39</text:p>
          </table:table-cell>
          <table:table-cell office:value-type="string">
            <text:p>MANOEL AMARO PEREIRA JÚNIOR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24</text:p>
          </table:table-cell>
          <table:table-cell office:value-type="string">
            <text:p>MARCELO ESCOBAR FERNAND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75</text:p>
          </table:table-cell>
          <table:table-cell office:value-type="string">
            <text:p>MARCELO FULBER</text:p>
          </table:table-cell>
          <table:table-cell office:value-type="string">
            <text:p>TÉCNICO JUDICIÁRIO</text:p>
          </table:table-cell>
          <table:table-cell office:value-type="string">
            <text:p>APOIO ESPECIALIZADO - OPERAÇÃO DE COMPUTADOR</text:p>
          </table:table-cell>
          <table:table-cell office:value-type="string">
            <text:p>SESOP</text:p>
          </table:table-cell>
          <table:table-cell office:value-type="string">
            <text:p>SEÇÃO DE SUPORTE OPERACION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86</text:p>
          </table:table-cell>
          <table:table-cell office:value-type="string">
            <text:p>MARCELO RÔMULO FERNANDES</text:p>
          </table:table-cell>
          <table:table-cell office:value-type="string">
            <text:p>ANALISTA JUDICIÁRIO</text:p>
          </table:table-cell>
          <table:table-cell office:value-type="string">
            <text:p>APOIO ESPECIALIZADO - ANÁLISE DE SISTEMAS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86</text:p>
          </table:table-cell>
          <table:table-cell office:value-type="string">
            <text:p>MARCELO RÔMULO FERNANDES</text:p>
          </table:table-cell>
          <table:table-cell office:value-type="string">
            <text:p>ANALISTA JUDICIÁRIO</text:p>
          </table:table-cell>
          <table:table-cell office:value-type="string">
            <text:p>APOIO ESPECIALIZADO - ANÁLISE DE SISTEMAS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17</text:p>
          </table:table-cell>
          <table:table-cell office:value-type="string">
            <text:p>MÁRCIA DE SOUSA JAGUARIBE BRASILEIR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03A. ZE</text:p>
          </table:table-cell>
          <table:table-cell office:value-type="string">
            <text:p>CART. ELEITORAL DA 03A. ZONA - CRUZ DO ESPÍRITO SA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17</text:p>
          </table:table-cell>
          <table:table-cell office:value-type="string">
            <text:p>MÁRCIA DE SOUSA JAGUARIBE BRASILEIR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03A. ZE</text:p>
          </table:table-cell>
          <table:table-cell office:value-type="string">
            <text:p>CART. ELEITORAL DA 03A. ZONA - CRUZ DO ESPÍRITO SA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66</text:p>
          </table:table-cell>
          <table:table-cell office:value-type="string">
            <text:p>MÁRCIA MARIA LIMA BARROS DE SOUZA</text:p>
          </table:table-cell>
          <table:table-cell office:value-type="string">
            <text:p>TÉCNICO JUDICIÁRIO</text:p>
          </table:table-cell>
          <table:table-cell office:value-type="string">
            <text:p>ADMINISTRATIVA - CONTABILIDADE</text:p>
          </table:table-cell>
          <table:table-cell office:value-type="string">
            <text:p>SEOR</text:p>
          </table:table-cell>
          <table:table-cell office:value-type="string">
            <text:p>SEÇÃO DE EXECUÇÃO ORÇAMENTÁR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40</text:p>
          </table:table-cell>
          <table:table-cell office:value-type="string">
            <text:p>MÁRCIA MARIA PEREIRA GOM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4A. ZE</text:p>
          </table:table-cell>
          <table:table-cell office:value-type="string">
            <text:p>CART. ELEITORAL DA 04A. ZONA - SAPÉ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40</text:p>
          </table:table-cell>
          <table:table-cell office:value-type="string">
            <text:p>MÁRCIA MARIA PEREIRA GOM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4A. ZE</text:p>
          </table:table-cell>
          <table:table-cell office:value-type="string">
            <text:p>CART. ELEITORAL DA 04A. ZONA - SAPÉ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40</text:p>
          </table:table-cell>
          <table:table-cell office:value-type="string">
            <text:p>MÁRCIA MARIA PEREIRA GOM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4A. ZE</text:p>
          </table:table-cell>
          <table:table-cell office:value-type="string">
            <text:p>CART. ELEITORAL DA 04A. ZONA - SAPÉ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40</text:p>
          </table:table-cell>
          <table:table-cell office:value-type="string">
            <text:p>MÁRCIA MARIA PEREIRA GOM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4A. ZE</text:p>
          </table:table-cell>
          <table:table-cell office:value-type="string">
            <text:p>CART. ELEITORAL DA 04A. ZONA - SAPÉ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11</text:p>
          </table:table-cell>
          <table:table-cell office:value-type="string">
            <text:p>MÁRCIA VALDENICE PEREIRA DO NASCIMENTO</text:p>
          </table:table-cell>
          <table:table-cell office:value-type="string">
            <text:p>TÉCNICO JUDICIÁRIO</text:p>
          </table:table-cell>
          <table:table-cell office:value-type="string">
            <text:p>APOIO ESPECIALIZADO - PROGRAMAÇÃO DE SISTEMAS</text:p>
          </table:table-cell>
          <table:table-cell office:value-type="string">
            <text:p>SEDES</text:p>
          </table:table-cell>
          <table:table-cell office:value-type="string">
            <text:p>SEÇÃO DE ANÁLISE E DESENVOLVIMENTO DE SISTEM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48</text:p>
          </table:table-cell>
          <table:table-cell office:value-type="string">
            <text:p>MARCOS ANTÔNIO DE LIMA COST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OR</text:p>
          </table:table-cell>
          <table:table-cell office:value-type="string">
            <text:p>SEÇÃO DE EXECUÇÃO ORÇAMENTÁR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41</text:p>
          </table:table-cell>
          <table:table-cell office:value-type="string">
            <text:p>MARCOS ANTONIO LOPES VASCONCELO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COSEG</text:p>
          </table:table-cell>
          <table:table-cell office:value-type="string">
            <text:p>COORDENADORIA DE SERVIÇOS GE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41</text:p>
          </table:table-cell>
          <table:table-cell office:value-type="string">
            <text:p>MARCOS ANTONIO LOPES VASCONCELO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COSEG</text:p>
          </table:table-cell>
          <table:table-cell office:value-type="string">
            <text:p>COORDENADORIA DE SERVIÇOS GE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0</text:p>
          </table:table-cell>
          <table:table-cell office:value-type="string">
            <text:p>MARCOS AURÉLIO DE ALCÂNTARA SAMUEL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PAT</text:p>
          </table:table-cell>
          <table:table-cell office:value-type="string">
            <text:p>SEÇÃO DE PATRIMÔNI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30</text:p>
          </table:table-cell>
          <table:table-cell office:value-type="string">
            <text:p>MARCOS CÉSAR LOPES SILVA</text:p>
          </table:table-cell>
          <table:table-cell office:value-type="string">
            <text:p>ANALISTA JUDICIÁRIO</text:p>
          </table:table-cell>
          <table:table-cell office:value-type="string">
            <text:p>APOIO ESPECIALIZADO - MEDICINA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30</text:p>
          </table:table-cell>
          <table:table-cell office:value-type="string">
            <text:p>MARCOS CÉSAR LOPES SILVA</text:p>
          </table:table-cell>
          <table:table-cell office:value-type="string">
            <text:p>ANALISTA JUDICIÁRIO</text:p>
          </table:table-cell>
          <table:table-cell office:value-type="string">
            <text:p>APOIO ESPECIALIZADO - MEDICINA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54</text:p>
          </table:table-cell>
          <table:table-cell office:value-type="string">
            <text:p>MARIA BERENICE SOARES DE MORAI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CJE</text:p>
          </table:table-cell>
          <table:table-cell office:value-type="string">
            <text:p>SEÇÃO DE CONTROLE DOS JUÍZOS ELEITO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42</text:p>
          </table:table-cell>
          <table:table-cell office:value-type="string">
            <text:p>MARIA CECILIA SOUTO CANTALICE TRAJAN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77A. ZE</text:p>
          </table:table-cell>
          <table:table-cell office:value-type="string">
            <text:p>CART. ELEITORAL DA 77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84</text:p>
          </table:table-cell>
          <table:table-cell office:value-type="string">
            <text:p>MARIA CRISTINA LOURENÇO TOLÊDO</text:p>
          </table:table-cell>
          <table:table-cell office:value-type="string">
            <text:p>TÉCNICO JUDICIÁRIO</text:p>
          </table:table-cell>
          <table:table-cell office:value-type="string">
            <text:p>APOIO ESPECIALIZADO - DIGITAÇÃO</text:p>
          </table:table-cell>
          <table:table-cell office:value-type="string">
            <text:p>CCI</text:p>
          </table:table-cell>
          <table:table-cell office:value-type="string">
            <text:p>COORDENADORIA DE CONTROLE INTERN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31</text:p>
          </table:table-cell>
          <table:table-cell office:value-type="string">
            <text:p>MARIA DA GLÓRIA NUNES MARINHO D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O</text:p>
          </table:table-cell>
          <table:table-cell office:value-type="string">
            <text:p>SECRETARIA DE ADMINISTRAÇÃO E ORÇ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24</text:p>
          </table:table-cell>
          <table:table-cell office:value-type="string">
            <text:p>MARIA DAS GRAÇAS NÓBREGA E MELO PEREIR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3</text:p>
          </table:table-cell>
          <table:table-cell office:value-type="string">
            <text:p>GABINETE 03 JUIZ MEMBRO - JURIS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79</text:p>
          </table:table-cell>
          <table:table-cell office:value-type="string">
            <text:p>MARIA DO SOCORRO DE ALENCAR GADELH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COPAG</text:p>
          </table:table-cell>
          <table:table-cell office:value-type="string">
            <text:p>COORDENADORIA DE PAG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52</text:p>
          </table:table-cell>
          <table:table-cell office:value-type="string">
            <text:p>MARIA DO SOCORRO LAVOR DE SOUZ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76</text:p>
          </table:table-cell>
          <table:table-cell office:value-type="string">
            <text:p>MARIA DO SOCORRO LEITE DANTA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VA</text:p>
          </table:table-cell>
          <table:table-cell office:value-type="string">
            <text:p>SEÇÃO DE SELEÇÃO ACOMPANHAMENTO E AVALIA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21</text:p>
          </table:table-cell>
          <table:table-cell office:value-type="string">
            <text:p>MARIA DO SOCORRO LOP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GP</text:p>
          </table:table-cell>
          <table:table-cell office:value-type="string">
            <text:p>SECRETARIA DE GESTÃO DE PESSO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23</text:p>
          </table:table-cell>
          <table:table-cell office:value-type="string">
            <text:p>MARIA DO SOCORRO SOARES PESSO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ERF</text:p>
          </table:table-cell>
          <table:table-cell office:value-type="string">
            <text:p>SEÇÃO DE REGISTROS FUNCION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43</text:p>
          </table:table-cell>
          <table:table-cell office:value-type="string">
            <text:p>MARIA ELIZABETH LIN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6A. ZE</text:p>
          </table:table-cell>
          <table:table-cell office:value-type="string">
            <text:p>CART. ELEITORAL DA 06A. ZONA - ITABAIAN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43</text:p>
          </table:table-cell>
          <table:table-cell office:value-type="string">
            <text:p>MARIA ELIZABETH LIN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6A. ZE</text:p>
          </table:table-cell>
          <table:table-cell office:value-type="string">
            <text:p>CART. ELEITORAL DA 06A. ZONA - ITABAIAN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54</text:p>
          </table:table-cell>
          <table:table-cell office:value-type="string">
            <text:p>MARIA GORETI PEREIRA NUNES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J</text:p>
          </table:table-cell>
          <table:table-cell office:value-type="string">
            <text:p>SECRETARIA JUDICIÁR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54</text:p>
          </table:table-cell>
          <table:table-cell office:value-type="string">
            <text:p>MARIA GORETI PEREIRA NUNES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J</text:p>
          </table:table-cell>
          <table:table-cell office:value-type="string">
            <text:p>SECRETARIA JUDICIÁR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42</text:p>
          </table:table-cell>
          <table:table-cell office:value-type="string">
            <text:p>MARIA HELENA DE OLIVEIRA SANTAN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71A. ZE</text:p>
          </table:table-cell>
          <table:table-cell office:value-type="string">
            <text:p>CART. ELEITORAL DA 71A. ZONA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55</text:p>
          </table:table-cell>
          <table:table-cell office:value-type="string">
            <text:p>MARIA HELENA RIBEIRO DE MORAES FERR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RP</text:p>
          </table:table-cell>
          <table:table-cell office:value-type="string">
            <text:p>SEÇÃO DE REGISTROS E PUBLICAÇ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02</text:p>
          </table:table-cell>
          <table:table-cell office:value-type="string">
            <text:p>MARIA HILARINA AIRES NUN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RF</text:p>
          </table:table-cell>
          <table:table-cell office:value-type="string">
            <text:p>SEÇÃO DE REGISTROS FUNCION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56</text:p>
          </table:table-cell>
          <table:table-cell office:value-type="string">
            <text:p>MARIA IVANEIDE PER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44</text:p>
          </table:table-cell>
          <table:table-cell office:value-type="string">
            <text:p>MARIA JACIANA SAMPAIO LOP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65A. ZE</text:p>
          </table:table-cell>
          <table:table-cell office:value-type="string">
            <text:p>CART. ELEITORAL DA 65A. ZONA - PA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57</text:p>
          </table:table-cell>
          <table:table-cell office:value-type="string">
            <text:p>MARIA LÚCIA CÂNDIDO SANT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XP</text:p>
          </table:table-cell>
          <table:table-cell office:value-type="string">
            <text:p>SEÇÃO DE EXPEDI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26</text:p>
          </table:table-cell>
          <table:table-cell office:value-type="string">
            <text:p>MARIA LÚCIA DE FÁTIMA ARAÚJO LIM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COF</text:p>
          </table:table-cell>
          <table:table-cell office:value-type="string">
            <text:p>COORDENADORIA DE ORÇAMENTO E FINANÇ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26</text:p>
          </table:table-cell>
          <table:table-cell office:value-type="string">
            <text:p>MARIA LÚCIA DE FÁTIMA ARAÚJO LIM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COF</text:p>
          </table:table-cell>
          <table:table-cell office:value-type="string">
            <text:p>COORDENADORIA DE ORÇAMENTO E FINANÇ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26</text:p>
          </table:table-cell>
          <table:table-cell office:value-type="string">
            <text:p>MARIA LÚCIA DE FÁTIMA ARAÚJO LIM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COF</text:p>
          </table:table-cell>
          <table:table-cell office:value-type="string">
            <text:p>COORDENADORIA DE ORÇAMENTO E FINANÇ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59</text:p>
          </table:table-cell>
          <table:table-cell office:value-type="string">
            <text:p>MARIA LÚCIA VI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RF</text:p>
          </table:table-cell>
          <table:table-cell office:value-type="string">
            <text:p>SEÇÃO DE REGISTROS FUNCION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59</text:p>
          </table:table-cell>
          <table:table-cell office:value-type="string">
            <text:p>MARIA LÚCIA VI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RF</text:p>
          </table:table-cell>
          <table:table-cell office:value-type="string">
            <text:p>SEÇÃO DE REGISTROS FUNCION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59</text:p>
          </table:table-cell>
          <table:table-cell office:value-type="string">
            <text:p>MARIA LÚCIA VI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RF</text:p>
          </table:table-cell>
          <table:table-cell office:value-type="string">
            <text:p>SEÇÃO DE REGISTROS FUNCION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83</text:p>
          </table:table-cell>
          <table:table-cell office:value-type="string">
            <text:p>MARIA POMPÉIA LINS PORCIÚNCULA PERE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56A. ZE</text:p>
          </table:table-cell>
          <table:table-cell office:value-type="string">
            <text:p>CART. ELEITORAL DA 56A. ZONA - <text:s/>JUAZEIRINH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71</text:p>
          </table:table-cell>
          <table:table-cell office:value-type="string">
            <text:p>MARIA ROSEAN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CON</text:p>
          </table:table-cell>
          <table:table-cell office:value-type="string">
            <text:p>SEÇÃO DE CONTABILIDA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71</text:p>
          </table:table-cell>
          <table:table-cell office:value-type="string">
            <text:p>MARIA ROSEAN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CON</text:p>
          </table:table-cell>
          <table:table-cell office:value-type="string">
            <text:p>SEÇÃO DE CONTABILIDA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48</text:p>
          </table:table-cell>
          <table:table-cell office:value-type="string">
            <text:p>MARIA SOLANGE MADRUGA LIM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CCI</text:p>
          </table:table-cell>
          <table:table-cell office:value-type="string">
            <text:p>COORDENADORIA DE CONTROLE INTERN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48</text:p>
          </table:table-cell>
          <table:table-cell office:value-type="string">
            <text:p>MARIA SOLANGE MADRUGA LIM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CCI</text:p>
          </table:table-cell>
          <table:table-cell office:value-type="string">
            <text:p>COORDENADORIA DE CONTROLE INTERN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85</text:p>
          </table:table-cell>
          <table:table-cell office:value-type="string">
            <text:p>MÁRIO CÉSAR MARTINS ALVES</text:p>
          </table:table-cell>
          <table:table-cell office:value-type="string">
            <text:p>TÉCNICO JUDICIÁRIO</text:p>
          </table:table-cell>
          <table:table-cell office:value-type="string">
            <text:p>SERVIÇOS GERAIS - MECANICA</text:p>
          </table:table-cell>
          <table:table-cell office:value-type="string">
            <text:p>SETRAN</text:p>
          </table:table-cell>
          <table:table-cell office:value-type="string">
            <text:p>SEÇÃO DE TRANSPORT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03</text:p>
          </table:table-cell>
          <table:table-cell office:value-type="string">
            <text:p>MÁRIO CÉZAR DELGADO RÉGI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COMP</text:p>
          </table:table-cell>
          <table:table-cell office:value-type="string">
            <text:p>SEÇÃO DE COMPR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45</text:p>
          </table:table-cell>
          <table:table-cell office:value-type="string">
            <text:p>MÁRIO LOPES DE FIGUEIRED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14A. ZE</text:p>
          </table:table-cell>
          <table:table-cell office:value-type="string">
            <text:p>CART. ELEITORAL DA 14A. ZONA - BANANEIR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57</text:p>
          </table:table-cell>
          <table:table-cell office:value-type="string">
            <text:p>MARIO LUIZ DUTRA MARTINS</text:p>
          </table:table-cell>
          <table:table-cell office:value-type="string">
            <text:p>TÉCNICO JUDICIÁRIO</text:p>
          </table:table-cell>
          <table:table-cell office:value-type="string">
            <text:p>APOIO ESPECIALIZADO - PROGRAMAÇÃO DE SISTEMAS</text:p>
          </table:table-cell>
          <table:table-cell office:value-type="string">
            <text:p>SEINF</text:p>
          </table:table-cell>
          <table:table-cell office:value-type="string">
            <text:p>SEÇÃO DE INFRA-ESTRUTURA DE RE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49</text:p>
          </table:table-cell>
          <table:table-cell office:value-type="string">
            <text:p>MARLUCE ACYOMAN MOURA COSTA DE CARVALH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PTRE</text:p>
          </table:table-cell>
          <table:table-cell office:value-type="string">
            <text:p>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49</text:p>
          </table:table-cell>
          <table:table-cell office:value-type="string">
            <text:p>MARLUCE ACYOMAN MOURA COSTA DE CARVALH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PTRE</text:p>
          </table:table-cell>
          <table:table-cell office:value-type="string">
            <text:p>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37</text:p>
          </table:table-cell>
          <table:table-cell office:value-type="string">
            <text:p>MARTA ALVES DOS REIS ALMEID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61</text:p>
          </table:table-cell>
          <table:table-cell office:value-type="string">
            <text:p>MARTHA MARIA PONTES DE CARVALH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CJE</text:p>
          </table:table-cell>
          <table:table-cell office:value-type="string">
            <text:p>SEÇÃO DE CONTROLE DOS JUÍZOS ELEITO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5</text:p>
          </table:table-cell>
          <table:table-cell office:value-type="string">
            <text:p>MARTINHO RAMALHO DE MEL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INP</text:p>
          </table:table-cell>
          <table:table-cell office:value-type="string">
            <text:p>SEÇÃO DE INFORMAÇÕES PROCESSU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5</text:p>
          </table:table-cell>
          <table:table-cell office:value-type="string">
            <text:p>MARTINHO RAMALHO DE MEL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INP</text:p>
          </table:table-cell>
          <table:table-cell office:value-type="string">
            <text:p>SEÇÃO DE INFORMAÇÕES PROCESSU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5</text:p>
          </table:table-cell>
          <table:table-cell office:value-type="string">
            <text:p>MARTINHO RAMALHO DE MEL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INP</text:p>
          </table:table-cell>
          <table:table-cell office:value-type="string">
            <text:p>SEÇÃO DE INFORMAÇÕES PROCESSU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5</text:p>
          </table:table-cell>
          <table:table-cell office:value-type="string">
            <text:p>MARTINHO RAMALHO DE MEL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INP</text:p>
          </table:table-cell>
          <table:table-cell office:value-type="string">
            <text:p>SEÇÃO DE INFORMAÇÕES PROCESSU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78</text:p>
          </table:table-cell>
          <table:table-cell office:value-type="string">
            <text:p>MATHEUS BEZERRA ESTRELA RODRIGUES</text:p>
          </table:table-cell>
          <table:table-cell office:value-type="string">
            <text:p>TÉCNICO JUDICIÁRIO</text:p>
          </table:table-cell>
          <table:table-cell office:value-type="string">
            <text:p>APOIO ESPECIALIZADO - OPERAÇÃO DE COMPUTADOR</text:p>
          </table:table-cell>
          <table:table-cell office:value-type="string">
            <text:p>SEINF</text:p>
          </table:table-cell>
          <table:table-cell office:value-type="string">
            <text:p>SEÇÃO DE INFRA-ESTRUTURA DE RE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2</text:p>
          </table:table-cell>
          <table:table-cell office:value-type="string">
            <text:p>MAURÍCIO DIAS SOBREIRA BEZER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04A. ZE</text:p>
          </table:table-cell>
          <table:table-cell office:value-type="string">
            <text:p>CART. ELEITORAL DA 04A. ZONA - SAPÉ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2</text:p>
          </table:table-cell>
          <table:table-cell office:value-type="string">
            <text:p>MAURÍCIO DIAS SOBREIRA BEZER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04A. ZE</text:p>
          </table:table-cell>
          <table:table-cell office:value-type="string">
            <text:p>CART. ELEITORAL DA 04A. ZONA - SAPÉ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15</text:p>
          </table:table-cell>
          <table:table-cell office:value-type="string">
            <text:p>MICHELLE BATISTA L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37A. ZE</text:p>
          </table:table-cell>
          <table:table-cell office:value-type="string">
            <text:p>CART. ELEITORAL DA 37A. ZONA - SÃO JOÃO DO RIO DO PEIX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08</text:p>
          </table:table-cell>
          <table:table-cell office:value-type="string">
            <text:p>MICHELLY PALMEIRA MEDEIRO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21A. ZE</text:p>
          </table:table-cell>
          <table:table-cell office:value-type="string">
            <text:p>CART. ELEITORAL DA 21A. ZONA - CABACEIR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4</text:p>
          </table:table-cell>
          <table:table-cell office:value-type="string">
            <text:p>MILKA GONCALVES CEZAR DE MEDEIROS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AO</text:p>
          </table:table-cell>
          <table:table-cell office:value-type="string">
            <text:p>SECRETARIA DE ADMINISTRAÇÃO E ORÇ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4</text:p>
          </table:table-cell>
          <table:table-cell office:value-type="string">
            <text:p>MILKA GONCALVES CEZAR DE MEDEIROS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AO</text:p>
          </table:table-cell>
          <table:table-cell office:value-type="string">
            <text:p>SECRETARIA DE ADMINISTRAÇÃO E ORÇ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4</text:p>
          </table:table-cell>
          <table:table-cell office:value-type="string">
            <text:p>MILKA GONCALVES CEZAR DE MEDEIROS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AO</text:p>
          </table:table-cell>
          <table:table-cell office:value-type="string">
            <text:p>SECRETARIA DE ADMINISTRAÇÃO E ORÇ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62</text:p>
          </table:table-cell>
          <table:table-cell office:value-type="string">
            <text:p>MIRIAM RAMOS NEV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62</text:p>
          </table:table-cell>
          <table:table-cell office:value-type="string">
            <text:p>MIRIAM RAMOS NEV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62</text:p>
          </table:table-cell>
          <table:table-cell office:value-type="string">
            <text:p>MIRIAM RAMOS NEV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09</text:p>
          </table:table-cell>
          <table:table-cell office:value-type="string">
            <text:p>MONICA CESAR DE MEDEIROS COST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77A. ZE</text:p>
          </table:table-cell>
          <table:table-cell office:value-type="string">
            <text:p>CART. ELEITORAL DA 77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18</text:p>
          </table:table-cell>
          <table:table-cell office:value-type="string">
            <text:p>MÔNICA GUIMARÃES MENDES DE ALMEID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TRAN</text:p>
          </table:table-cell>
          <table:table-cell office:value-type="string">
            <text:p>SEÇÃO DE TRANSPORT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46</text:p>
          </table:table-cell>
          <table:table-cell office:value-type="string">
            <text:p>MÔNICA MARIA PALMEIRA DA NÓBREG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60A. ZE</text:p>
          </table:table-cell>
          <table:table-cell office:value-type="string">
            <text:p>CART. ELEITORAL DA 60A. ZONA - JACARAÚ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46</text:p>
          </table:table-cell>
          <table:table-cell office:value-type="string">
            <text:p>MÔNICA MARIA PALMEIRA DA NÓBREG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60A. ZE</text:p>
          </table:table-cell>
          <table:table-cell office:value-type="string">
            <text:p>CART. ELEITORAL DA 60A. ZONA - JACARAÚ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38</text:p>
          </table:table-cell>
          <table:table-cell office:value-type="string">
            <text:p>MÚCIO MARQUES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54A. ZE</text:p>
          </table:table-cell>
          <table:table-cell office:value-type="string">
            <text:p>CART. ELEITORAL DA 54A. ZONA - BELÉM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63</text:p>
          </table:table-cell>
          <table:table-cell office:value-type="string">
            <text:p>NARA LIMEIRA FERREIRA DOS SANT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RF</text:p>
          </table:table-cell>
          <table:table-cell office:value-type="string">
            <text:p>SEÇÃO DE REGISTROS FUNCION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63</text:p>
          </table:table-cell>
          <table:table-cell office:value-type="string">
            <text:p>NARA LIMEIRA FERREIRA DOS SANT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RF</text:p>
          </table:table-cell>
          <table:table-cell office:value-type="string">
            <text:p>SEÇÃO DE REGISTROS FUNCION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04</text:p>
          </table:table-cell>
          <table:table-cell office:value-type="string">
            <text:p>NIKOLAOS CAVALCANTI YATROPOUL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01A. ZE</text:p>
          </table:table-cell>
          <table:table-cell office:value-type="string">
            <text:p>CART. ELEITORAL DA 01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70</text:p>
          </table:table-cell>
          <table:table-cell office:value-type="string">
            <text:p>NILO DE ASSIS PEREIRA MELO NET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76A. ZE</text:p>
          </table:table-cell>
          <table:table-cell office:value-type="string">
            <text:p>CART. ELEITORAL DA 76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70</text:p>
          </table:table-cell>
          <table:table-cell office:value-type="string">
            <text:p>NILO DE ASSIS PEREIRA MELO NET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76A. ZE</text:p>
          </table:table-cell>
          <table:table-cell office:value-type="string">
            <text:p>CART. ELEITORAL DA 76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61</text:p>
          </table:table-cell>
          <table:table-cell office:value-type="string">
            <text:p>NILSON MOREIRA NUN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70A. ZE</text:p>
          </table:table-cell>
          <table:table-cell office:value-type="string">
            <text:p>CART. ELEITORAL DA 70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61</text:p>
          </table:table-cell>
          <table:table-cell office:value-type="string">
            <text:p>NILSON MOREIRA NUN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70A. ZE</text:p>
          </table:table-cell>
          <table:table-cell office:value-type="string">
            <text:p>CART. ELEITORAL DA 70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1</text:p>
          </table:table-cell>
          <table:table-cell office:value-type="string">
            <text:p>NIRALICE DE PONTES RIBEIR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58A. ZE</text:p>
          </table:table-cell>
          <table:table-cell office:value-type="string">
            <text:p>CART. ELEITORAL DA 58A. ZONA - SERRA BRANC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1</text:p>
          </table:table-cell>
          <table:table-cell office:value-type="string">
            <text:p>NIRALICE DE PONTES RIBEIR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58A. ZE</text:p>
          </table:table-cell>
          <table:table-cell office:value-type="string">
            <text:p>CART. ELEITORAL DA 58A. ZONA - SERRA BRANC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69</text:p>
          </table:table-cell>
          <table:table-cell office:value-type="string">
            <text:p>NIVALDO VIDAL DE ALMEID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11A. ZE</text:p>
          </table:table-cell>
          <table:table-cell office:value-type="string">
            <text:p>CART. ELEITORAL DA 11A. ZONA - ARE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47</text:p>
          </table:table-cell>
          <table:table-cell office:value-type="string">
            <text:p>OCÉLIO BATISTA MEND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8A. ZE</text:p>
          </table:table-cell>
          <table:table-cell office:value-type="string">
            <text:p>CART. ELEITORAL DA 48A. ZONA - SOLÂNE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47</text:p>
          </table:table-cell>
          <table:table-cell office:value-type="string">
            <text:p>OCÉLIO BATISTA MEND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8A. ZE</text:p>
          </table:table-cell>
          <table:table-cell office:value-type="string">
            <text:p>CART. ELEITORAL DA 48A. ZONA - SOLÂNE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71</text:p>
          </table:table-cell>
          <table:table-cell office:value-type="string">
            <text:p>ONIELE OLIVEIRA DAS NEVES DEODATO</text:p>
          </table:table-cell>
          <table:table-cell office:value-type="string">
            <text:p>TÉCNICO JUDICIÁRIO</text:p>
          </table:table-cell>
          <table:table-cell office:value-type="string">
            <text:p>APOIO ESPECIALIZADO - ENFERMAGEM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71</text:p>
          </table:table-cell>
          <table:table-cell office:value-type="string">
            <text:p>ONIELE OLIVEIRA DAS NEVES DEODATO</text:p>
          </table:table-cell>
          <table:table-cell office:value-type="string">
            <text:p>TÉCNICO JUDICIÁRIO</text:p>
          </table:table-cell>
          <table:table-cell office:value-type="string">
            <text:p>APOIO ESPECIALIZADO - ENFERMAGEM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05</text:p>
          </table:table-cell>
          <table:table-cell office:value-type="string">
            <text:p>OSMAN GOMES PIRES RAPOSO FILH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O</text:p>
          </table:table-cell>
          <table:table-cell office:value-type="string">
            <text:p>SECRETARIA DE ADMINISTRAÇÃO E ORÇ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05</text:p>
          </table:table-cell>
          <table:table-cell office:value-type="string">
            <text:p>OSMAN GOMES PIRES RAPOSO FILH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O</text:p>
          </table:table-cell>
          <table:table-cell office:value-type="string">
            <text:p>SECRETARIA DE ADMINISTRAÇÃO E ORÇ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05</text:p>
          </table:table-cell>
          <table:table-cell office:value-type="string">
            <text:p>OSMAN GOMES PIRES RAPOSO FILH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O</text:p>
          </table:table-cell>
          <table:table-cell office:value-type="string">
            <text:p>SECRETARIA DE ADMINISTRAÇÃO E ORÇ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17</text:p>
          </table:table-cell>
          <table:table-cell office:value-type="string">
            <text:p>PALOMA MACHADO DE MORE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39A. ZE</text:p>
          </table:table-cell>
          <table:table-cell office:value-type="string">
            <text:p>CART. ELEITORAL DA 39A. ZONA - BONITO DE SANTA FÉ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87</text:p>
          </table:table-cell>
          <table:table-cell office:value-type="string">
            <text:p>PATRÍCIA CRISTINA FÉLIX MEDEIR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02A. ZE</text:p>
          </table:table-cell>
          <table:table-cell office:value-type="string">
            <text:p>CART. ELEITORAL DA 02A. ZONA - SANTA RI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6</text:p>
          </table:table-cell>
          <table:table-cell office:value-type="string">
            <text:p>PATRÍCIA MARIA FERREIRA GED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6</text:p>
          </table:table-cell>
          <table:table-cell office:value-type="string">
            <text:p>PATRÍCIA MARIA FERREIRA GED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22</text:p>
          </table:table-cell>
          <table:table-cell office:value-type="string">
            <text:p>PATRÍCIA SOARES LEMOS</text:p>
          </table:table-cell>
          <table:table-cell office:value-type="string">
            <text:p>TÉCNICO JUDICIÁRIO</text:p>
          </table:table-cell>
          <table:table-cell office:value-type="string">
            <text:p>APOIO ESPECIALIZADO - PROGRAMAÇÃO DE SISTEMAS</text:p>
          </table:table-cell>
          <table:table-cell office:value-type="string">
            <text:p>COELE</text:p>
          </table:table-cell>
          <table:table-cell office:value-type="string">
            <text:p>COORDENADORIA DE ELEIÇ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49</text:p>
          </table:table-cell>
          <table:table-cell office:value-type="string">
            <text:p>PAULO FERNANDO DE SOUZA MARTIN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1</text:p>
          </table:table-cell>
          <table:table-cell office:value-type="string">
            <text:p>PAULO FERNANDO FARIAS DE SOUZA JÚNIOR</text:p>
          </table:table-cell>
          <table:table-cell office:value-type="string">
            <text:p>TÉCNICO JUDICIÁRIO</text:p>
          </table:table-cell>
          <table:table-cell office:value-type="string">
            <text:p>SERVIÇOS GERAIS - EDIFICAÇÕES</text:p>
          </table:table-cell>
          <table:table-cell office:value-type="string">
            <text:p>SEARQ</text:p>
          </table:table-cell>
          <table:table-cell office:value-type="string">
            <text:p>SEÇÃO DE ENGENHARIA E ARQUITETU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64</text:p>
          </table:table-cell>
          <table:table-cell office:value-type="string">
            <text:p>PAULO JOSÉ MARTINS LACERD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CAPS</text:p>
          </table:table-cell>
          <table:table-cell office:value-type="string">
            <text:p>COORDENADORIA DE APOIO ÀS SESS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64</text:p>
          </table:table-cell>
          <table:table-cell office:value-type="string">
            <text:p>PAULO JOSÉ MARTINS LACERD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CAPS</text:p>
          </table:table-cell>
          <table:table-cell office:value-type="string">
            <text:p>COORDENADORIA DE APOIO ÀS SESS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25</text:p>
          </table:table-cell>
          <table:table-cell office:value-type="string">
            <text:p>PAULO RENATO DE MEDEIROS NÓBREG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51A. ZE</text:p>
          </table:table-cell>
          <table:table-cell office:value-type="string">
            <text:p>CART. ELEITORAL DA 51A. ZONA - MAL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22</text:p>
          </table:table-cell>
          <table:table-cell office:value-type="string">
            <text:p>PEDRO SILVA SANTOS</text:p>
          </table:table-cell>
          <table:table-cell office:value-type="string">
            <text:p>TÉCNICO JUDICIÁRIO</text:p>
          </table:table-cell>
          <table:table-cell office:value-type="string">
            <text:p>SERVIÇOS GERAIS - ELETRICIDADE/TELECOMUNICAÇÕES</text:p>
          </table:table-cell>
          <table:table-cell office:value-type="string">
            <text:p>SEMEQ</text:p>
          </table:table-cell>
          <table:table-cell office:value-type="string">
            <text:p>SEÇÃO DE MANUTENÇÃO DE EQUIPAMENTOS DE INFORMÁTIC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22</text:p>
          </table:table-cell>
          <table:table-cell office:value-type="string">
            <text:p>PEDRO SILVA SANTOS</text:p>
          </table:table-cell>
          <table:table-cell office:value-type="string">
            <text:p>TÉCNICO JUDICIÁRIO</text:p>
          </table:table-cell>
          <table:table-cell office:value-type="string">
            <text:p>SERVIÇOS GERAIS - ELETRICIDADE/TELECOMUNICAÇÕES</text:p>
          </table:table-cell>
          <table:table-cell office:value-type="string">
            <text:p>SEMEQ</text:p>
          </table:table-cell>
          <table:table-cell office:value-type="string">
            <text:p>SEÇÃO DE MANUTENÇÃO DE EQUIPAMENTOS DE INFORMÁTIC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65</text:p>
          </table:table-cell>
          <table:table-cell office:value-type="string">
            <text:p>PETRÔNIO CORREIA BRASIL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P</text:p>
          </table:table-cell>
          <table:table-cell office:value-type="string">
            <text:p>SEÇÃO DE ARQUIVO E PROTOCOL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93</text:p>
          </table:table-cell>
          <table:table-cell office:value-type="string">
            <text:p>PHILIPPE HYPÓLITO LINS CABRAL RIBEIRO</text:p>
          </table:table-cell>
          <table:table-cell office:value-type="string">
            <text:p>ANALISTA JUDICIÁRIO</text:p>
          </table:table-cell>
          <table:table-cell office:value-type="string">
            <text:p>APOIO ESPECIALIZADO - ENGENHARIA CIVIL</text:p>
          </table:table-cell>
          <table:table-cell office:value-type="string">
            <text:p>SEARQ</text:p>
          </table:table-cell>
          <table:table-cell office:value-type="string">
            <text:p>SEÇÃO DE ENGENHARIA E ARQUITETU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91</text:p>
          </table:table-cell>
          <table:table-cell office:value-type="string">
            <text:p>RAISSE FERNANDES BARBOSA</text:p>
          </table:table-cell>
          <table:table-cell office:value-type="string">
            <text:p>ANALISTA JUDICIÁRIO</text:p>
          </table:table-cell>
          <table:table-cell office:value-type="string">
            <text:p>APOIO ESPECIALIZADO - FISIOTERAPIA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91</text:p>
          </table:table-cell>
          <table:table-cell office:value-type="string">
            <text:p>RAISSE FERNANDES BARBOSA</text:p>
          </table:table-cell>
          <table:table-cell office:value-type="string">
            <text:p>ANALISTA JUDICIÁRIO</text:p>
          </table:table-cell>
          <table:table-cell office:value-type="string">
            <text:p>APOIO ESPECIALIZADO - FISIOTERAPIA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66</text:p>
          </table:table-cell>
          <table:table-cell office:value-type="string">
            <text:p>RANULFO LACET VIÉGAS DE ARAÚJ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O</text:p>
          </table:table-cell>
          <table:table-cell office:value-type="string">
            <text:p>SECRETARIA DE ADMINISTRAÇÃO E ORÇ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66</text:p>
          </table:table-cell>
          <table:table-cell office:value-type="string">
            <text:p>RANULFO LACET VIÉGAS DE ARAÚJ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O</text:p>
          </table:table-cell>
          <table:table-cell office:value-type="string">
            <text:p>SECRETARIA DE ADMINISTRAÇÃO E ORÇ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66</text:p>
          </table:table-cell>
          <table:table-cell office:value-type="string">
            <text:p>RANULFO LACET VIÉGAS DE ARAÚJ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O</text:p>
          </table:table-cell>
          <table:table-cell office:value-type="string">
            <text:p>SECRETARIA DE ADMINISTRAÇÃO E ORÇ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66</text:p>
          </table:table-cell>
          <table:table-cell office:value-type="string">
            <text:p>RANULFO LACET VIÉGAS DE ARAÚJ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O</text:p>
          </table:table-cell>
          <table:table-cell office:value-type="string">
            <text:p>SECRETARIA DE ADMINISTRAÇÃO E ORÇ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2</text:p>
          </table:table-cell>
          <table:table-cell office:value-type="string">
            <text:p>RAUL ALMEIDA DA PAZ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63A. ZE</text:p>
          </table:table-cell>
          <table:table-cell office:value-type="string">
            <text:p>CART. ELEITORAL DA 63A. ZONA - SOUS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59</text:p>
          </table:table-cell>
          <table:table-cell office:value-type="string">
            <text:p>RAUL TEIXEIRA CAVALCANTI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63A. ZE</text:p>
          </table:table-cell>
          <table:table-cell office:value-type="string">
            <text:p>CART. ELEITORAL DA 63A. ZONA - SOUS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0</text:p>
          </table:table-cell>
          <table:table-cell office:value-type="string">
            <text:p>RENATA ABRANTES DE SA SARMENT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35A. ZE</text:p>
          </table:table-cell>
          <table:table-cell office:value-type="string">
            <text:p>CART. ELEITORAL DA 35A. ZONA - SOUS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0</text:p>
          </table:table-cell>
          <table:table-cell office:value-type="string">
            <text:p>RENATA ABRANTES DE SA SARMENT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35A. ZE</text:p>
          </table:table-cell>
          <table:table-cell office:value-type="string">
            <text:p>CART. ELEITORAL DA 35A. ZONA - SOUS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0</text:p>
          </table:table-cell>
          <table:table-cell office:value-type="string">
            <text:p>RENATA ABRANTES DE SA SARMENT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35A. ZE</text:p>
          </table:table-cell>
          <table:table-cell office:value-type="string">
            <text:p>CART. ELEITORAL DA 35A. ZONA - SOUS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77</text:p>
          </table:table-cell>
          <table:table-cell office:value-type="string">
            <text:p>RENATA CAVALCANTI DE SANTANA ANJ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CCI</text:p>
          </table:table-cell>
          <table:table-cell office:value-type="string">
            <text:p>COORDENADORIA DE CONTROLE INTERN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18</text:p>
          </table:table-cell>
          <table:table-cell office:value-type="string">
            <text:p>RENATA GONZAGA MARQUES</text:p>
          </table:table-cell>
          <table:table-cell office:value-type="string">
            <text:p>TÉCNICO JUDICIÁRIO</text:p>
          </table:table-cell>
          <table:table-cell office:value-type="string">
            <text:p>APOIO ESPECIALIZADO - PROGRAMAÇÃO DE SISTEMAS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43</text:p>
          </table:table-cell>
          <table:table-cell office:value-type="string">
            <text:p>RENATO CESAR CARNEIR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EPE</text:p>
          </table:table-cell>
          <table:table-cell office:value-type="string">
            <text:p>SEÇÃO DE PROCESSOS ESPECÍFIC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43</text:p>
          </table:table-cell>
          <table:table-cell office:value-type="string">
            <text:p>RENATO CESAR CARNEIR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EPE</text:p>
          </table:table-cell>
          <table:table-cell office:value-type="string">
            <text:p>SEÇÃO DE PROCESSOS ESPECÍFIC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49</text:p>
          </table:table-cell>
          <table:table-cell office:value-type="string">
            <text:p>RENATO DE FREITAS FILH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33</text:p>
          </table:table-cell>
          <table:table-cell office:value-type="string">
            <text:p>RICARDO RODRIGUES DE MOURA SANTO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1A. ZE</text:p>
          </table:table-cell>
          <table:table-cell office:value-type="string">
            <text:p>CART. ELEITORAL DA 41A. ZONA - CONCEI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1</text:p>
          </table:table-cell>
          <table:table-cell office:value-type="string">
            <text:p>RINALDO SILVA DE PAIV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59A. ZE</text:p>
          </table:table-cell>
          <table:table-cell office:value-type="string">
            <text:p>CART. ELEITORAL DA 59A. ZONA - QUEIMAD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1</text:p>
          </table:table-cell>
          <table:table-cell office:value-type="string">
            <text:p>RINALDO SILVA DE PAIV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59A. ZE</text:p>
          </table:table-cell>
          <table:table-cell office:value-type="string">
            <text:p>CART. ELEITORAL DA 59A. ZONA - QUEIMAD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1</text:p>
          </table:table-cell>
          <table:table-cell office:value-type="string">
            <text:p>RINALDO SILVA DE PAIV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59A. ZE</text:p>
          </table:table-cell>
          <table:table-cell office:value-type="string">
            <text:p>CART. ELEITORAL DA 59A. ZONA - QUEIMAD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1</text:p>
          </table:table-cell>
          <table:table-cell office:value-type="string">
            <text:p>RINALDO SILVA DE PAIV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59A. ZE</text:p>
          </table:table-cell>
          <table:table-cell office:value-type="string">
            <text:p>CART. ELEITORAL DA 59A. ZONA - QUEIMAD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46</text:p>
          </table:table-cell>
          <table:table-cell office:value-type="string">
            <text:p>ROBERTO DE ALBUQUERQUE CÉZAR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PE</text:p>
          </table:table-cell>
          <table:table-cell office:value-type="string">
            <text:p>SEÇÃO DE PROCESSOS ESPECÍFIC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46</text:p>
          </table:table-cell>
          <table:table-cell office:value-type="string">
            <text:p>ROBERTO DE ALBUQUERQUE CÉZAR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PE</text:p>
          </table:table-cell>
          <table:table-cell office:value-type="string">
            <text:p>SEÇÃO DE PROCESSOS ESPECÍFIC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2</text:p>
          </table:table-cell>
          <table:table-cell office:value-type="string">
            <text:p>ROBERTO DURAND RAMALH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11A. ZE</text:p>
          </table:table-cell>
          <table:table-cell office:value-type="string">
            <text:p>CART. ELEITORAL DA 11A. ZONA - ARE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25</text:p>
          </table:table-cell>
          <table:table-cell office:value-type="string">
            <text:p>ROBERTO EMÍLIO HARDMAN PIRES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ASPRE</text:p>
          </table:table-cell>
          <table:table-cell office:value-type="string">
            <text:p>ASSESSORIA DA 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25</text:p>
          </table:table-cell>
          <table:table-cell office:value-type="string">
            <text:p>ROBERTO EMÍLIO HARDMAN PIRES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ASPRE</text:p>
          </table:table-cell>
          <table:table-cell office:value-type="string">
            <text:p>ASSESSORIA DA 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25</text:p>
          </table:table-cell>
          <table:table-cell office:value-type="string">
            <text:p>ROBERTO EMÍLIO HARDMAN PIRES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ASPRE</text:p>
          </table:table-cell>
          <table:table-cell office:value-type="string">
            <text:p>ASSESSORIA DA PRESIDÊNC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19</text:p>
          </table:table-cell>
          <table:table-cell office:value-type="string">
            <text:p>ROBERTO OLIVEIRA MAT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22A. ZE</text:p>
          </table:table-cell>
          <table:table-cell office:value-type="string">
            <text:p>CART. ELEITORAL DA 22A. ZONA - SÃO JOÃO DO CARIRI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19</text:p>
          </table:table-cell>
          <table:table-cell office:value-type="string">
            <text:p>ROBERTO OLIVEIRA MAT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22A. ZE</text:p>
          </table:table-cell>
          <table:table-cell office:value-type="string">
            <text:p>CART. ELEITORAL DA 22A. ZONA - SÃO JOÃO DO CARIRI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43</text:p>
          </table:table-cell>
          <table:table-cell office:value-type="string">
            <text:p>ROBERTO VIEIRA CORREI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CONT</text:p>
          </table:table-cell>
          <table:table-cell office:value-type="string">
            <text:p>SEÇÃO DE CONTRA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51</text:p>
          </table:table-cell>
          <table:table-cell office:value-type="string">
            <text:p>ROBSON CARDOSO MARINH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57A. ZE</text:p>
          </table:table-cell>
          <table:table-cell office:value-type="string">
            <text:p>CART. ELEITORAL DA 57A. ZONA - CABEDEL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87</text:p>
          </table:table-cell>
          <table:table-cell office:value-type="string">
            <text:p>RODRIGO DOS SANTOS BACELAR GOUVEIA BARBOSA</text:p>
          </table:table-cell>
          <table:table-cell office:value-type="string">
            <text:p>ANALISTA JUDICIÁRIO</text:p>
          </table:table-cell>
          <table:table-cell office:value-type="string">
            <text:p>APOIO ESPECIALIZADO - ANÁLISE DE SISTEMAS</text:p>
          </table:table-cell>
          <table:table-cell office:value-type="string">
            <text:p>SEINF</text:p>
          </table:table-cell>
          <table:table-cell office:value-type="string">
            <text:p>SEÇÃO DE INFRA-ESTRUTURA DE RE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87</text:p>
          </table:table-cell>
          <table:table-cell office:value-type="string">
            <text:p>RODRIGO DOS SANTOS BACELAR GOUVEIA BARBOSA</text:p>
          </table:table-cell>
          <table:table-cell office:value-type="string">
            <text:p>ANALISTA JUDICIÁRIO</text:p>
          </table:table-cell>
          <table:table-cell office:value-type="string">
            <text:p>APOIO ESPECIALIZADO - ANÁLISE DE SISTEMAS</text:p>
          </table:table-cell>
          <table:table-cell office:value-type="string">
            <text:p>SEINF</text:p>
          </table:table-cell>
          <table:table-cell office:value-type="string">
            <text:p>SEÇÃO DE INFRA-ESTRUTURA DE RE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08</text:p>
          </table:table-cell>
          <table:table-cell office:value-type="string">
            <text:p>RODRIGO VILARIM MARTIN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INP</text:p>
          </table:table-cell>
          <table:table-cell office:value-type="string">
            <text:p>SEÇÃO DE INFORMAÇÕES PROCESSU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3</text:p>
          </table:table-cell>
          <table:table-cell office:value-type="string">
            <text:p>ROGÉRIO DANTAS MONTEIR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28A. ZE</text:p>
          </table:table-cell>
          <table:table-cell office:value-type="string">
            <text:p>CART. ELEITORAL DA 28A. ZONA - PA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77</text:p>
          </table:table-cell>
          <table:table-cell office:value-type="string">
            <text:p>ROGERLAIS ANDRADE E SILVA</text:p>
          </table:table-cell>
          <table:table-cell office:value-type="string">
            <text:p>TÉCNICO JUDICIÁRIO</text:p>
          </table:table-cell>
          <table:table-cell office:value-type="string">
            <text:p>APOIO ESPECIALIZADO - OPERAÇÃO DE COMPUTADOR</text:p>
          </table:table-cell>
          <table:table-cell office:value-type="string">
            <text:p>SESOP</text:p>
          </table:table-cell>
          <table:table-cell office:value-type="string">
            <text:p>SEÇÃO DE SUPORTE OPERACION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3</text:p>
          </table:table-cell>
          <table:table-cell office:value-type="string">
            <text:p>RONALDO NOBREGA DE ALMEIDA</text:p>
          </table:table-cell>
          <table:table-cell office:value-type="string">
            <text:p>TÉCNICO JUDICIÁRIO</text:p>
          </table:table-cell>
          <table:table-cell office:value-type="string">
            <text:p>SERVIÇOS GERAIS - SEGURANÇA JUDICIÁRIA</text:p>
          </table:table-cell>
          <table:table-cell office:value-type="string">
            <text:p>COSEG</text:p>
          </table:table-cell>
          <table:table-cell office:value-type="string">
            <text:p>COORDENADORIA DE SERVIÇOS GE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3</text:p>
          </table:table-cell>
          <table:table-cell office:value-type="string">
            <text:p>RONALDO NOBREGA DE ALMEIDA</text:p>
          </table:table-cell>
          <table:table-cell office:value-type="string">
            <text:p>TÉCNICO JUDICIÁRIO</text:p>
          </table:table-cell>
          <table:table-cell office:value-type="string">
            <text:p>SERVIÇOS GERAIS - SEGURANÇA JUDICIÁRIA</text:p>
          </table:table-cell>
          <table:table-cell office:value-type="string">
            <text:p>COSEG</text:p>
          </table:table-cell>
          <table:table-cell office:value-type="string">
            <text:p>COORDENADORIA DE SERVIÇOS GE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3</text:p>
          </table:table-cell>
          <table:table-cell office:value-type="string">
            <text:p>RONALDO NOBREGA DE ALMEIDA</text:p>
          </table:table-cell>
          <table:table-cell office:value-type="string">
            <text:p>TÉCNICO JUDICIÁRIO</text:p>
          </table:table-cell>
          <table:table-cell office:value-type="string">
            <text:p>SERVIÇOS GERAIS - SEGURANÇA JUDICIÁRIA</text:p>
          </table:table-cell>
          <table:table-cell office:value-type="string">
            <text:p>COSEG</text:p>
          </table:table-cell>
          <table:table-cell office:value-type="string">
            <text:p>COORDENADORIA DE SERVIÇOS GE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71</text:p>
          </table:table-cell>
          <table:table-cell office:value-type="string">
            <text:p>ROOSEVELT ARAUJO CIPRIANO</text:p>
          </table:table-cell>
          <table:table-cell office:value-type="string">
            <text:p>TÉCNICO JUDICIÁRIO</text:p>
          </table:table-cell>
          <table:table-cell office:value-type="string">
            <text:p>SERVIÇOS GERAIS - SEGURANÇA JUDICIÁRIA</text:p>
          </table:table-cell>
          <table:table-cell office:value-type="string">
            <text:p>SGP</text:p>
          </table:table-cell>
          <table:table-cell office:value-type="string">
            <text:p>SECRETARIA DE GESTÃO DE PESSO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11</text:p>
          </table:table-cell>
          <table:table-cell office:value-type="string">
            <text:p>ROSÂNGELA DE LOURDES MADRUGA PONT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11</text:p>
          </table:table-cell>
          <table:table-cell office:value-type="string">
            <text:p>ROSÂNGELA DE LOURDES MADRUGA PONT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11</text:p>
          </table:table-cell>
          <table:table-cell office:value-type="string">
            <text:p>ROSÂNGELA DE LOURDES MADRUGA PONT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32</text:p>
          </table:table-cell>
          <table:table-cell office:value-type="string">
            <text:p>ROSANNE MOREIRA PEIXOTO</text:p>
          </table:table-cell>
          <table:table-cell office:value-type="string">
            <text:p>ANALISTA JUDICIÁRIO</text:p>
          </table:table-cell>
          <table:table-cell office:value-type="string">
            <text:p>APOIO ESPECIALIZADO - TAQUIGRAFIA</text:p>
          </table:table-cell>
          <table:table-cell office:value-type="string">
            <text:p>SEAC</text:p>
          </table:table-cell>
          <table:table-cell office:value-type="string">
            <text:p>SEÇÃO DE ACOMPANHAMENTO E COMPOSI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32</text:p>
          </table:table-cell>
          <table:table-cell office:value-type="string">
            <text:p>ROSANNE MOREIRA PEIXOTO</text:p>
          </table:table-cell>
          <table:table-cell office:value-type="string">
            <text:p>ANALISTA JUDICIÁRIO</text:p>
          </table:table-cell>
          <table:table-cell office:value-type="string">
            <text:p>APOIO ESPECIALIZADO - TAQUIGRAFIA</text:p>
          </table:table-cell>
          <table:table-cell office:value-type="string">
            <text:p>SEAC</text:p>
          </table:table-cell>
          <table:table-cell office:value-type="string">
            <text:p>SEÇÃO DE ACOMPANHAMENTO E COMPOSI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32</text:p>
          </table:table-cell>
          <table:table-cell office:value-type="string">
            <text:p>ROSANNE MOREIRA PEIXOTO</text:p>
          </table:table-cell>
          <table:table-cell office:value-type="string">
            <text:p>ANALISTA JUDICIÁRIO</text:p>
          </table:table-cell>
          <table:table-cell office:value-type="string">
            <text:p>APOIO ESPECIALIZADO - TAQUIGRAFIA</text:p>
          </table:table-cell>
          <table:table-cell office:value-type="string">
            <text:p>SEAC</text:p>
          </table:table-cell>
          <table:table-cell office:value-type="string">
            <text:p>SEÇÃO DE ACOMPANHAMENTO E COMPOSI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32</text:p>
          </table:table-cell>
          <table:table-cell office:value-type="string">
            <text:p>ROSANNE MOREIRA PEIXOTO</text:p>
          </table:table-cell>
          <table:table-cell office:value-type="string">
            <text:p>ANALISTA JUDICIÁRIO</text:p>
          </table:table-cell>
          <table:table-cell office:value-type="string">
            <text:p>APOIO ESPECIALIZADO - TAQUIGRAFIA</text:p>
          </table:table-cell>
          <table:table-cell office:value-type="string">
            <text:p>SEAC</text:p>
          </table:table-cell>
          <table:table-cell office:value-type="string">
            <text:p>SEÇÃO DE ACOMPANHAMENTO E COMPOSI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4</text:p>
          </table:table-cell>
          <table:table-cell office:value-type="string">
            <text:p>ROSELENE LEMOS CARNEIR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54A. ZE</text:p>
          </table:table-cell>
          <table:table-cell office:value-type="string">
            <text:p>CART. ELEITORAL DA 54A. ZONA - BELÉM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5</text:p>
          </table:table-cell>
          <table:table-cell office:value-type="string">
            <text:p>ROSEMARY DE LOURDES DA SILV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7A. ZE</text:p>
          </table:table-cell>
          <table:table-cell office:value-type="string">
            <text:p>CART. ELEITORAL DA 47A. ZONA - PIRPIRITUB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5</text:p>
          </table:table-cell>
          <table:table-cell office:value-type="string">
            <text:p>ROSEMARY DE LOURDES DA SILV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7A. ZE</text:p>
          </table:table-cell>
          <table:table-cell office:value-type="string">
            <text:p>CART. ELEITORAL DA 47A. ZONA - PIRPIRITUB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80</text:p>
          </table:table-cell>
          <table:table-cell office:value-type="string">
            <text:p>ROSEMEIRE BOTELHO DOS SANTOS BARRO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INP</text:p>
          </table:table-cell>
          <table:table-cell office:value-type="string">
            <text:p>SEÇÃO DE INFORMAÇÕES PROCESSU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09</text:p>
          </table:table-cell>
          <table:table-cell office:value-type="string">
            <text:p>SAMUEL DOS SANTOS NASCIMENT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4</text:p>
          </table:table-cell>
          <table:table-cell office:value-type="string">
            <text:p>GABINETE 04 JUIZ MEMBRO - JUIZ DE DIREI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09</text:p>
          </table:table-cell>
          <table:table-cell office:value-type="string">
            <text:p>SAMUEL DOS SANTOS NASCIMENT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GAB.04</text:p>
          </table:table-cell>
          <table:table-cell office:value-type="string">
            <text:p>GABINETE 04 JUIZ MEMBRO - JUIZ DE DIREI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2</text:p>
          </table:table-cell>
          <table:table-cell office:value-type="string">
            <text:p>SANDRA HELENA VIEIRA DO EGIT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PAG</text:p>
          </table:table-cell>
          <table:table-cell office:value-type="string">
            <text:p>SEÇÃO DE PAGAMENTO DE ATIVOS, INATIVOS E PENSIONIST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10</text:p>
          </table:table-cell>
          <table:table-cell office:value-type="string">
            <text:p>SANDRA MARIA FARIAS GONCALV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72A. ZE</text:p>
          </table:table-cell>
          <table:table-cell office:value-type="string">
            <text:p>CART. ELEITORAL DA 72A. ZONA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10</text:p>
          </table:table-cell>
          <table:table-cell office:value-type="string">
            <text:p>SANDRA MARIA FARIAS GONCALV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72A. ZE</text:p>
          </table:table-cell>
          <table:table-cell office:value-type="string">
            <text:p>CART. ELEITORAL DA 72A. ZONA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10</text:p>
          </table:table-cell>
          <table:table-cell office:value-type="string">
            <text:p>SANDRA MARIA FARIAS GONCALV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72A. ZE</text:p>
          </table:table-cell>
          <table:table-cell office:value-type="string">
            <text:p>CART. ELEITORAL DA 72A. ZONA - CAMPINA GRAN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0</text:p>
          </table:table-cell>
          <table:table-cell office:value-type="string">
            <text:p>SÁVIO ELSON COSTA LIM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00</text:p>
          </table:table-cell>
          <table:table-cell office:value-type="string">
            <text:p>SÁVIO ELSON COSTA LIM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79</text:p>
          </table:table-cell>
          <table:table-cell office:value-type="string">
            <text:p>SEBASTIÃO LEITE DE SOUSA PIR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65A. ZE</text:p>
          </table:table-cell>
          <table:table-cell office:value-type="string">
            <text:p>CART. ELEITORAL DA 65A. ZONA - PA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79</text:p>
          </table:table-cell>
          <table:table-cell office:value-type="string">
            <text:p>SEBASTIÃO LEITE DE SOUSA PIR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65A. ZE</text:p>
          </table:table-cell>
          <table:table-cell office:value-type="string">
            <text:p>CART. ELEITORAL DA 65A. ZONA - PA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79</text:p>
          </table:table-cell>
          <table:table-cell office:value-type="string">
            <text:p>SEBASTIÃO LEITE DE SOUSA PIR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65A. ZE</text:p>
          </table:table-cell>
          <table:table-cell office:value-type="string">
            <text:p>CART. ELEITORAL DA 65A. ZONA - PA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79</text:p>
          </table:table-cell>
          <table:table-cell office:value-type="string">
            <text:p>SEBASTIÃO LEITE DE SOUSA PIR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65A. ZE</text:p>
          </table:table-cell>
          <table:table-cell office:value-type="string">
            <text:p>CART. ELEITORAL DA 65A. ZONA - PA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51</text:p>
          </table:table-cell>
          <table:table-cell office:value-type="string">
            <text:p>SÉRGIO CARLOS GRISI DE CARVALH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64A. ZE</text:p>
          </table:table-cell>
          <table:table-cell office:value-type="string">
            <text:p>CART. ELEITORAL DA 64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51</text:p>
          </table:table-cell>
          <table:table-cell office:value-type="string">
            <text:p>SÉRGIO CARLOS GRISI DE CARVALH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64A. ZE</text:p>
          </table:table-cell>
          <table:table-cell office:value-type="string">
            <text:p>CART. ELEITORAL DA 64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51</text:p>
          </table:table-cell>
          <table:table-cell office:value-type="string">
            <text:p>SÉRGIO CARLOS GRISI DE CARVALH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64A. ZE</text:p>
          </table:table-cell>
          <table:table-cell office:value-type="string">
            <text:p>CART. ELEITORAL DA 64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72</text:p>
          </table:table-cell>
          <table:table-cell office:value-type="string">
            <text:p>SÉRGIO DANTAS DE MENEZES</text:p>
          </table:table-cell>
          <table:table-cell office:value-type="string">
            <text:p>ANALISTA JUDICIÁRIO</text:p>
          </table:table-cell>
          <table:table-cell office:value-type="string">
            <text:p>APOIO ESPECIALIZADO - TAQUIGRAFIA</text:p>
          </table:table-cell>
          <table:table-cell office:value-type="string">
            <text:p>SEAC</text:p>
          </table:table-cell>
          <table:table-cell office:value-type="string">
            <text:p>SEÇÃO DE ACOMPANHAMENTO E COMPOSIÇ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18</text:p>
          </table:table-cell>
          <table:table-cell office:value-type="string">
            <text:p>SÉRGIO LEAL WORTMANN JÚNIOR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73A. ZE</text:p>
          </table:table-cell>
          <table:table-cell office:value-type="string">
            <text:p>CART. ELEITORAL DA 73A. ZONA - ALHAND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73</text:p>
          </table:table-cell>
          <table:table-cell office:value-type="string">
            <text:p>SÉRGIO ROBERTO DO NASCIMENTO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CRIP</text:p>
          </table:table-cell>
          <table:table-cell office:value-type="string">
            <text:p>COORDENADORIA DE REGISTROS E INFORMAÇÕES PROCESSU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74</text:p>
          </table:table-cell>
          <table:table-cell office:value-type="string">
            <text:p>SEVERINO ANTONIO DE LIMA NET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75</text:p>
          </table:table-cell>
          <table:table-cell office:value-type="string">
            <text:p>SEVERINO FERREIRA MARQUES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CRE</text:p>
          </table:table-cell>
          <table:table-cell office:value-type="string">
            <text:p>CORREGEDORIA REGIONAL ELEITO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67</text:p>
          </table:table-cell>
          <table:table-cell office:value-type="string">
            <text:p>SEVERINO GOMES DA SIL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19A. ZE</text:p>
          </table:table-cell>
          <table:table-cell office:value-type="string">
            <text:p>CART. ELEITORAL DA 19A. ZONA - ESPERANÇ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67</text:p>
          </table:table-cell>
          <table:table-cell office:value-type="string">
            <text:p>SEVERINO GOMES DA SIL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19A. ZE</text:p>
          </table:table-cell>
          <table:table-cell office:value-type="string">
            <text:p>CART. ELEITORAL DA 19A. ZONA - ESPERANÇ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34</text:p>
          </table:table-cell>
          <table:table-cell office:value-type="string">
            <text:p>SHEILA HIDELZUILA HENRIQUES DANTA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ATDG</text:p>
          </table:table-cell>
          <table:table-cell office:value-type="string">
            <text:p>ASSESSORIA TÉCNICA DA DIRETORIA GE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90</text:p>
          </table:table-cell>
          <table:table-cell office:value-type="string">
            <text:p>SHEYLLA LIDYANNE <text:s/>FERREIRA GARCIA</text:p>
          </table:table-cell>
          <table:table-cell office:value-type="string">
            <text:p>ANALISTA JUDICIÁRIO</text:p>
          </table:table-cell>
          <table:table-cell office:value-type="string">
            <text:p>APOIO ESPECIALIZADO - ODONTOLOGIA</text:p>
          </table:table-cell>
          <table:table-cell office:value-type="string">
            <text:p>SAS</text:p>
          </table:table-cell>
          <table:table-cell office:value-type="string">
            <text:p>SEÇÃO DE ASSISTÊNCIA À SAÚ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7</text:p>
          </table:table-cell>
          <table:table-cell office:value-type="string">
            <text:p>SIDNEY JOSE KUMMER DA ROCH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7</text:p>
          </table:table-cell>
          <table:table-cell office:value-type="string">
            <text:p>SIDNEY JOSE KUMMER DA ROCH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7</text:p>
          </table:table-cell>
          <table:table-cell office:value-type="string">
            <text:p>SIDNEY JOSE KUMMER DA ROCH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1</text:p>
          </table:table-cell>
          <table:table-cell office:value-type="string">
            <text:p>SILMA LEDA SAMPAI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1</text:p>
          </table:table-cell>
          <table:table-cell office:value-type="string">
            <text:p>GABINETE 01 JUIZ MEMBRO - JURIS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1</text:p>
          </table:table-cell>
          <table:table-cell office:value-type="string">
            <text:p>SILMA LEDA SAMPAI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GAB.01</text:p>
          </table:table-cell>
          <table:table-cell office:value-type="string">
            <text:p>GABINETE 01 JUIZ MEMBRO - JURIST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8</text:p>
          </table:table-cell>
          <table:table-cell office:value-type="string">
            <text:p>SILVÂNIA COELY LIRA BARRET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25A. ZE</text:p>
          </table:table-cell>
          <table:table-cell office:value-type="string">
            <text:p>CART. ELEITORAL DA 25A. ZONA - PICUÍ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65</text:p>
          </table:table-cell>
          <table:table-cell office:value-type="string">
            <text:p>SILVINO CAMELO LONDRES</text:p>
          </table:table-cell>
          <table:table-cell office:value-type="string">
            <text:p>TÉCNICO JUDICIÁRIO</text:p>
          </table:table-cell>
          <table:table-cell office:value-type="string">
            <text:p>SERVIÇOS GERAIS - SEGURANÇA JUDICIÁRIA</text:p>
          </table:table-cell>
          <table:table-cell office:value-type="string">
            <text:p>COSEG</text:p>
          </table:table-cell>
          <table:table-cell office:value-type="string">
            <text:p>COORDENADORIA DE SERVIÇOS GERAI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05</text:p>
          </table:table-cell>
          <table:table-cell office:value-type="string">
            <text:p>SIMONE FARIAS PERRUSI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9A. ZE</text:p>
          </table:table-cell>
          <table:table-cell office:value-type="string">
            <text:p>CART. ELEITORAL DA 49A. ZONA - AROEIR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05</text:p>
          </table:table-cell>
          <table:table-cell office:value-type="string">
            <text:p>SIMONE FARIAS PERRUSI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9A. ZE</text:p>
          </table:table-cell>
          <table:table-cell office:value-type="string">
            <text:p>CART. ELEITORAL DA 49A. ZONA - AROEIR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86</text:p>
          </table:table-cell>
          <table:table-cell office:value-type="string">
            <text:p>SORAYA BEZERRA CAVALCANTI NORAT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24A. ZE</text:p>
          </table:table-cell>
          <table:table-cell office:value-type="string">
            <text:p>CART. ELEITORAL DA 24A. ZONA - CUITÉ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86</text:p>
          </table:table-cell>
          <table:table-cell office:value-type="string">
            <text:p>SORAYA BEZERRA CAVALCANTI NORAT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24A. ZE</text:p>
          </table:table-cell>
          <table:table-cell office:value-type="string">
            <text:p>CART. ELEITORAL DA 24A. ZONA - CUITÉ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86</text:p>
          </table:table-cell>
          <table:table-cell office:value-type="string">
            <text:p>SORAYA BEZERRA CAVALCANTI NORAT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24A. ZE</text:p>
          </table:table-cell>
          <table:table-cell office:value-type="string">
            <text:p>CART. ELEITORAL DA 24A. ZONA - CUITÉ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62</text:p>
          </table:table-cell>
          <table:table-cell office:value-type="string">
            <text:p>SULAMITA SOUSA D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61A. ZE</text:p>
          </table:table-cell>
          <table:table-cell office:value-type="string">
            <text:p>CART. ELEITORAL DA 61A. ZONA - BAYEUX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8</text:p>
          </table:table-cell>
          <table:table-cell office:value-type="string">
            <text:p>SUZANA NEVES DE OLIVE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57A. ZE</text:p>
          </table:table-cell>
          <table:table-cell office:value-type="string">
            <text:p>CART. ELEITORAL DA 57A. ZONA - CABEDEL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8</text:p>
          </table:table-cell>
          <table:table-cell office:value-type="string">
            <text:p>SUZANA NEVES DE OLIVEI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57A. ZE</text:p>
          </table:table-cell>
          <table:table-cell office:value-type="string">
            <text:p>CART. ELEITORAL DA 57A. ZONA - CABEDEL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06</text:p>
          </table:table-cell>
          <table:table-cell office:value-type="string">
            <text:p>SYLVIO ROGÉRIO SOARES DO NASCIMENTO</text:p>
          </table:table-cell>
          <table:table-cell office:value-type="string">
            <text:p>TÉCNICO JUDICIÁRIO</text:p>
          </table:table-cell>
          <table:table-cell office:value-type="string">
            <text:p>APOIO ESPECIALIZADO - DIGITAÇÃO</text:p>
          </table:table-cell>
          <table:table-cell office:value-type="string">
            <text:p>SEMEQ</text:p>
          </table:table-cell>
          <table:table-cell office:value-type="string">
            <text:p>SEÇÃO DE MANUTENÇÃO DE EQUIPAMENTOS DE INFORMÁTIC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27</text:p>
          </table:table-cell>
          <table:table-cell office:value-type="string">
            <text:p>TÂNIA MARIA NEVES DE FREITA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77A. ZE</text:p>
          </table:table-cell>
          <table:table-cell office:value-type="string">
            <text:p>CART. ELEITORAL DA 77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0</text:p>
          </table:table-cell>
          <table:table-cell office:value-type="string">
            <text:p>TÂNIA MARIA ROSENDO CAMP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47A. ZE</text:p>
          </table:table-cell>
          <table:table-cell office:value-type="string">
            <text:p>CART. ELEITORAL DA 47A. ZONA - PIRPIRITUB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0</text:p>
          </table:table-cell>
          <table:table-cell office:value-type="string">
            <text:p>TÂNIA MARIA ROSENDO CAMPO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47A. ZE</text:p>
          </table:table-cell>
          <table:table-cell office:value-type="string">
            <text:p>CART. ELEITORAL DA 47A. ZONA - PIRPIRITUB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48</text:p>
          </table:table-cell>
          <table:table-cell office:value-type="string">
            <text:p>TATIANA MONTENEGRO REZENDE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L</text:p>
          </table:table-cell>
          <table:table-cell office:value-type="string">
            <text:p>SEÇÃO DE ALMOXARIFAD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48</text:p>
          </table:table-cell>
          <table:table-cell office:value-type="string">
            <text:p>TATIANA MONTENEGRO REZENDE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L</text:p>
          </table:table-cell>
          <table:table-cell office:value-type="string">
            <text:p>SEÇÃO DE ALMOXARIFAD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11</text:p>
          </table:table-cell>
          <table:table-cell office:value-type="string">
            <text:p>THIAGO DE SOUSA FIGUEIRED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CAPS</text:p>
          </table:table-cell>
          <table:table-cell office:value-type="string">
            <text:p>COORDENADORIA DE APOIO ÀS SESS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26</text:p>
          </table:table-cell>
          <table:table-cell office:value-type="string">
            <text:p>THIAGO LIA FOOK MEIRA BRAG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ERP</text:p>
          </table:table-cell>
          <table:table-cell office:value-type="string">
            <text:p>SEÇÃO DE REGISTROS E PUBLICAÇÕ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14</text:p>
          </table:table-cell>
          <table:table-cell office:value-type="string">
            <text:p>THIAGO VELOSO NÓBREGA GAMBARRA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0A. ZE</text:p>
          </table:table-cell>
          <table:table-cell office:value-type="string">
            <text:p>CART. ELEITORAL DA 40A. ZONA - SÃO JOSÉ DE PIRANH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14</text:p>
          </table:table-cell>
          <table:table-cell office:value-type="string">
            <text:p>THYÊGO DE OLIVEIRA MATO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34A. ZE</text:p>
          </table:table-cell>
          <table:table-cell office:value-type="string">
            <text:p>CART. ELEITORAL DA 34A. ZONA - PRINCESA ISABE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14</text:p>
          </table:table-cell>
          <table:table-cell office:value-type="string">
            <text:p>THYÊGO DE OLIVEIRA MATO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34A. ZE</text:p>
          </table:table-cell>
          <table:table-cell office:value-type="string">
            <text:p>CART. ELEITORAL DA 34A. ZONA - PRINCESA ISABE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72</text:p>
          </table:table-cell>
          <table:table-cell office:value-type="string">
            <text:p>TONEVANIO SANTOS PEIXOT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05A. ZE</text:p>
          </table:table-cell>
          <table:table-cell office:value-type="string">
            <text:p>CART. ELEITORAL DA 05A. ZONA - PILAR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72</text:p>
          </table:table-cell>
          <table:table-cell office:value-type="string">
            <text:p>TONEVANIO SANTOS PEIXOT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05A. ZE</text:p>
          </table:table-cell>
          <table:table-cell office:value-type="string">
            <text:p>CART. ELEITORAL DA 05A. ZONA - PILAR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68</text:p>
          </table:table-cell>
          <table:table-cell office:value-type="string">
            <text:p>VALDECI ROCHA CAVALCANTE</text:p>
          </table:table-cell>
          <table:table-cell office:value-type="string">
            <text:p>TÉCNICO JUDICIÁRIO</text:p>
          </table:table-cell>
          <table:table-cell office:value-type="string">
            <text:p>ADMINISTRATIVA - CONTABILIDADE</text:p>
          </table:table-cell>
          <table:table-cell office:value-type="string">
            <text:p>SEFIN</text:p>
          </table:table-cell>
          <table:table-cell office:value-type="string">
            <text:p>SEÇÃO DE EXECUÇÃO FINANCEIR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93</text:p>
          </table:table-cell>
          <table:table-cell office:value-type="string">
            <text:p>VALDEZ ALVES CABRAL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22A. ZE</text:p>
          </table:table-cell>
          <table:table-cell office:value-type="string">
            <text:p>CART. ELEITORAL DA 22A. ZONA - SÃO JOÃO DO CARIRI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76</text:p>
          </table:table-cell>
          <table:table-cell office:value-type="string">
            <text:p>VALÉRIA MEDEIROS ARAÚJO AIR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DPRESE</text:p>
          </table:table-cell>
          <table:table-cell office:value-type="string">
            <text:p>SEÇÃO DE DIREITOS POLÍTICOS E REGULARIZAÇÃO DE SITUAÇÃO ELEITO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76</text:p>
          </table:table-cell>
          <table:table-cell office:value-type="string">
            <text:p>VALÉRIA MEDEIROS ARAÚJO AIR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DPRESE</text:p>
          </table:table-cell>
          <table:table-cell office:value-type="string">
            <text:p>SEÇÃO DE DIREITOS POLÍTICOS E REGULARIZAÇÃO DE SITUAÇÃO ELEITO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12</text:p>
          </table:table-cell>
          <table:table-cell office:value-type="string">
            <text:p>VALMIR JUBERT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OE/PB</text:p>
          </table:table-cell>
          <table:table-cell office:value-type="string">
            <text:p>OUVIDORIA ELEITORAL DO ESTADO DA PARAÍB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9</text:p>
          </table:table-cell>
          <table:table-cell office:value-type="string">
            <text:p>VALNIA LIMA VERAS MARIANI ALV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1A. ZE</text:p>
          </table:table-cell>
          <table:table-cell office:value-type="string">
            <text:p>CART. ELEITORAL DA 01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9</text:p>
          </table:table-cell>
          <table:table-cell office:value-type="string">
            <text:p>VALNIA LIMA VERAS MARIANI ALV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1A. ZE</text:p>
          </table:table-cell>
          <table:table-cell office:value-type="string">
            <text:p>CART. ELEITORAL DA 01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9</text:p>
          </table:table-cell>
          <table:table-cell office:value-type="string">
            <text:p>VALNIA LIMA VERAS MARIANI ALV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1A. ZE</text:p>
          </table:table-cell>
          <table:table-cell office:value-type="string">
            <text:p>CART. ELEITORAL DA 01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59</text:p>
          </table:table-cell>
          <table:table-cell office:value-type="string">
            <text:p>VALNIA LIMA VERAS MARIANI ALV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01A. ZE</text:p>
          </table:table-cell>
          <table:table-cell office:value-type="string">
            <text:p>CART. ELEITORAL DA 01A. ZONA - JOÃO PESSO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77</text:p>
          </table:table-cell>
          <table:table-cell office:value-type="string">
            <text:p>VALTER FELIX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GE</text:p>
          </table:table-cell>
          <table:table-cell office:value-type="string">
            <text:p>SEÇÃO DE ACOMPANHAMENTO DA GEST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77</text:p>
          </table:table-cell>
          <table:table-cell office:value-type="string">
            <text:p>VALTER FELIX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GE</text:p>
          </table:table-cell>
          <table:table-cell office:value-type="string">
            <text:p>SEÇÃO DE ACOMPANHAMENTO DA GEST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77</text:p>
          </table:table-cell>
          <table:table-cell office:value-type="string">
            <text:p>VALTER FELIX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AGE</text:p>
          </table:table-cell>
          <table:table-cell office:value-type="string">
            <text:p>SEÇÃO DE ACOMPANHAMENTO DA GESTÃ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08</text:p>
          </table:table-cell>
          <table:table-cell office:value-type="string">
            <text:p>VANESSA MELO DO EGYPT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COORDCRE</text:p>
          </table:table-cell>
          <table:table-cell office:value-type="string">
            <text:p>COORDENADORIA DA CORREGEDORIA REGIONAL ELEITO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08</text:p>
          </table:table-cell>
          <table:table-cell office:value-type="string">
            <text:p>VANESSA MELO DO EGYPTO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COORDCRE</text:p>
          </table:table-cell>
          <table:table-cell office:value-type="string">
            <text:p>COORDENADORIA DA CORREGEDORIA REGIONAL ELEITO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60</text:p>
          </table:table-cell>
          <table:table-cell office:value-type="string">
            <text:p>VANESSA MELO RODRIGU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75A. ZE</text:p>
          </table:table-cell>
          <table:table-cell office:value-type="string">
            <text:p>CART. ELEITORAL DA 75A. ZONA - GURINHÉM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60</text:p>
          </table:table-cell>
          <table:table-cell office:value-type="string">
            <text:p>VANESSA MELO RODRIGU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75A. ZE</text:p>
          </table:table-cell>
          <table:table-cell office:value-type="string">
            <text:p>CART. ELEITORAL DA 75A. ZONA - GURINHÉM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60</text:p>
          </table:table-cell>
          <table:table-cell office:value-type="string">
            <text:p>VANESSA MELO RODRIGU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75A. ZE</text:p>
          </table:table-cell>
          <table:table-cell office:value-type="string">
            <text:p>CART. ELEITORAL DA 75A. ZONA - GURINHÉM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60</text:p>
          </table:table-cell>
          <table:table-cell office:value-type="string">
            <text:p>VANESSA MELO RODRIGUES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75A. ZE</text:p>
          </table:table-cell>
          <table:table-cell office:value-type="string">
            <text:p>CART. ELEITORAL DA 75A. ZONA - GURINHÉM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12</text:p>
          </table:table-cell>
          <table:table-cell office:value-type="string">
            <text:p>VÂNIA VICTOR CHAVES DE ALMEID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J</text:p>
          </table:table-cell>
          <table:table-cell office:value-type="string">
            <text:p>SECRETARIA JUDICIÁR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12</text:p>
          </table:table-cell>
          <table:table-cell office:value-type="string">
            <text:p>VÂNIA VICTOR CHAVES DE ALMEID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SJ</text:p>
          </table:table-cell>
          <table:table-cell office:value-type="string">
            <text:p>SECRETARIA JUDICIÁRI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64</text:p>
          </table:table-cell>
          <table:table-cell office:value-type="string">
            <text:p>VERA LÚCIA DUARTE LIMA</text:p>
          </table:table-cell>
          <table:table-cell office:value-type="string">
            <text:p>TÉCNICO JUDICIÁRIO</text:p>
          </table:table-cell>
          <table:table-cell office:value-type="string">
            <text:p>ADMINISTRATIVA - CONTABILIDADE</text:p>
          </table:table-cell>
          <table:table-cell office:value-type="string">
            <text:p>SECON</text:p>
          </table:table-cell>
          <table:table-cell office:value-type="string">
            <text:p>SEÇÃO DE CONTABILIDADE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10</text:p>
          </table:table-cell>
          <table:table-cell office:value-type="string">
            <text:p>VICENTE CAVALCANTI ROQUE FILH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COF</text:p>
          </table:table-cell>
          <table:table-cell office:value-type="string">
            <text:p>COORDENADORIA DE ORÇAMENTO E FINANÇ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10</text:p>
          </table:table-cell>
          <table:table-cell office:value-type="string">
            <text:p>VICENTE CAVALCANTI ROQUE FILHO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COF</text:p>
          </table:table-cell>
          <table:table-cell office:value-type="string">
            <text:p>COORDENADORIA DE ORÇAMENTO E FINANÇ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52</text:p>
          </table:table-cell>
          <table:table-cell office:value-type="string">
            <text:p>VICENTE EDUARDO MARTINS MAI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EJE</text:p>
          </table:table-cell>
          <table:table-cell office:value-type="string">
            <text:p>ESCOLA JUDICIARIA ELEITO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252</text:p>
          </table:table-cell>
          <table:table-cell office:value-type="string">
            <text:p>VICENTE EDUARDO MARTINS MAI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EJE</text:p>
          </table:table-cell>
          <table:table-cell office:value-type="string">
            <text:p>ESCOLA JUDICIARIA ELEITOR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88</text:p>
          </table:table-cell>
          <table:table-cell office:value-type="string">
            <text:p>VINÍCIUS GOMES MOT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08A. ZE</text:p>
          </table:table-cell>
          <table:table-cell office:value-type="string">
            <text:p>CART. ELEITORAL DA 08A. ZONA - INGÁ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079</text:p>
          </table:table-cell>
          <table:table-cell office:value-type="string">
            <text:p>VIVIANA TARGA DE MENEZES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ASCOM</text:p>
          </table:table-cell>
          <table:table-cell office:value-type="string">
            <text:p>ASSESSORIA DE COMUNICAÇÃO INSTITUCIONAL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13</text:p>
          </table:table-cell>
          <table:table-cell office:value-type="string">
            <text:p>VIVIANE MARIA RAMALHO TEODULO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CAT</text:p>
          </table:table-cell>
          <table:table-cell office:value-type="string">
            <text:p>SEÇÃO DE CAPACITAÇÃO E TREINAMENTO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51</text:p>
          </table:table-cell>
          <table:table-cell office:value-type="string">
            <text:p>WAGNER ANDRÉ DE OLIVEIR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27A. ZE</text:p>
          </table:table-cell>
          <table:table-cell office:value-type="string">
            <text:p>CART. ELEITORAL DA 27A. ZONA - TAPEROÁ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314</text:p>
          </table:table-cell>
          <table:table-cell office:value-type="string">
            <text:p>WALBER VIEGAS DA SILVA</text:p>
          </table:table-cell>
          <table:table-cell office:value-type="string">
            <text:p>TÉCNICO JUDICIÁRIO</text:p>
          </table:table-cell>
          <table:table-cell office:value-type="string">
            <text:p>ADMINISTRATIVA - SEM ESPECIALIDADE</text:p>
          </table:table-cell>
          <table:table-cell office:value-type="string">
            <text:p>SEPAG</text:p>
          </table:table-cell>
          <table:table-cell office:value-type="string">
            <text:p>SEÇÃO DE PAGAMENTO DE ATIVOS, INATIVOS E PENSIONIST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64</text:p>
          </table:table-cell>
          <table:table-cell office:value-type="string">
            <text:p>WALTER CAMELO LONDRES</text:p>
          </table:table-cell>
          <table:table-cell office:value-type="string">
            <text:p>TÉCNICO JUDICIÁRIO</text:p>
          </table:table-cell>
          <table:table-cell office:value-type="string">
            <text:p>SERVIÇOS GERAIS - SEGURANÇA JUDICIÁRIA</text:p>
          </table:table-cell>
          <table:table-cell office:value-type="string">
            <text:p>SETRAN</text:p>
          </table:table-cell>
          <table:table-cell office:value-type="string">
            <text:p>SEÇÃO DE TRANSPORTE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194</text:p>
          </table:table-cell>
          <table:table-cell office:value-type="string">
            <text:p>WERBER CÉSAR BEZERRA</text:p>
          </table:table-cell>
          <table:table-cell office:value-type="string">
            <text:p>ANALISTA JUDICIÁRIO</text:p>
          </table:table-cell>
          <table:table-cell office:value-type="string">
            <text:p>JUDICIÁRIA - SEM ESPECIALIDADE</text:p>
          </table:table-cell>
          <table:table-cell office:value-type="string">
            <text:p>28A. ZE</text:p>
          </table:table-cell>
          <table:table-cell office:value-type="string">
            <text:p>CART. ELEITORAL DA 28A. ZONA - PAT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538</text:p>
          </table:table-cell>
          <table:table-cell office:value-type="string">
            <text:p>WESCLEY PAOLI ALCANTARA DE SOUSA</text:p>
          </table:table-cell>
          <table:table-cell office:value-type="string">
            <text:p>TÉCNICO JUDICIÁRIO</text:p>
          </table:table-cell>
          <table:table-cell office:value-type="string">
            <text:p>APOIO ESPECIALIZADO - PROGRAMAÇÃO DE SISTEMAS</text:p>
          </table:table-cell>
          <table:table-cell office:value-type="string">
            <text:p>SISBAN</text:p>
          </table:table-cell>
          <table:table-cell office:value-type="string">
            <text:p>SEÇÃO DE IMPLANTAÇAO DE SISTEMAS E BANCOS DE DADO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15</text:p>
          </table:table-cell>
          <table:table-cell office:value-type="string">
            <text:p>WILLIAM PESSOA CARDOSO DE ALBUQUERQUE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2A. ZE</text:p>
          </table:table-cell>
          <table:table-cell office:value-type="string">
            <text:p>CART. ELEITORAL DA 42A. ZONA - CAJAZEIRAS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string">
            <text:p>0415</text:p>
          </table:table-cell>
          <table:table-cell office:value-type="string">
            <text:p>WILLIAM PESSOA CARDOSO DE ALBUQUERQUE</text:p>
          </table:table-cell>
          <table:table-cell office:value-type="string">
            <text:p>ANALISTA JUDICIÁRIO</text:p>
          </table:table-cell>
          <table:table-cell office:value-type="string">
            <text:p>ADMINISTRATIVA - SEM ESPECIALIDADE</text:p>
          </table:table-cell>
          <table:table-cell office:value-type="string">
            <text:p>42A. ZE</text:p>
          </table:table-cell>
          <table:table-cell office:value-type="string">
            <text:p>CART. ELEITORAL DA 42A. ZONA - CAJAZEIRAS</text:p>
          </table:table-cell>
          <table:table-cell office:value-type="string">
            <text:p><text:s/></text:p>
          </table:table-cell>
          <table:table-cell table:number-columns-repeated="1017"/>
        </table:table-row>
      </table:table>
      <table:table table:name="SQL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7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select "MAT_SERVIDOR","NOM","CARGO","ESPECIALIDADE","SECAO","NOME SECAO" from (select * from (</text:p>
            <text:p>SELECT MAT_SERVIDOR,NOM,SITUACAO,CARGO,ESPECIALIDADE,SECAO,"NOME SECAO",COD_COMISSIONADO,NOME_COM,ESCOLARIDADE,DES_CUR_FORM,TIPO,DT_CONCLUSAO FROM (SELECT S.mat_servidor, s.nom, si.ds "SITUACAO", decode(cg1.des_cargo, null, cg.des_cargo, cg1.des_cargo) "CARGO", </text:p>
            <text:p><text:s text:c="8"/>d.ds||' - '||c.ds "ESPECIALIDADE", <text:s/>u.sigla_unid_tse "SECAO", u.ds "NOME SECAO", </text:p>
            <text:p><text:s text:c="8"/>qfc.cod_comissionado, <text:s/>qfc.nome_com, i.ds "ESCOLARIDADE", <text:s/></text:p>
            <text:p><text:s text:c="8"/>cf.nm_curso_formacao as des_cur_form, C.ds_tipo_formacao as tipo, cs.dt_conclusao_curso as dt_conclusao </text:p>
            <text:p>FROM srh2.servidor s, <text:s/></text:p>
            <text:p><text:s text:c="4"/>srh2.tab_si_func si, <text:s/></text:p>
            <text:p><text:s text:c="4"/>srh2.tab_gr_instr i, </text:p>
            <text:p><text:s text:c="4"/>srh2.gst_formacao_serv cs, <text:s/></text:p>
            <text:p><text:s text:c="4"/>srh2.gst_formacao_tipo c, </text:p>
            <text:p><text:s text:c="4"/>Srh2.bt_area_conhecimento h, <text:s/></text:p>
            <text:p><text:s text:c="4"/>srh2.gst_curso_formacao cf, </text:p>
            <text:p><text:s text:c="4"/>srh2.cargo cg, <text:s/></text:p>
            <text:p><text:s text:c="4"/>srh2.cargo cg1, </text:p>
            <text:p><text:s text:c="4"/>srh2.provimento p, </text:p>
            <text:p><text:s text:c="4"/>srh2.qvg_ativ_espec b, <text:s/></text:p>
            <text:p><text:s text:c="4"/>srh2.tab_nivel n, </text:p>
            <text:p><text:s text:c="4"/>srh2.tab_espec c, <text:s/></text:p>
            <text:p><text:s text:c="4"/>srh2.tab_area_ativ d, </text:p>
            <text:p><text:s text:c="4"/>(select mat_servidor, dt_ini_lotacao from srh2.lotacao where dt_fim_lotacao is null) ml, </text:p>
            <text:p><text:s text:c="4"/>srh2.lotacao l, </text:p>
            <text:p><text:s text:c="4"/>srh2.unidade_tse u, </text:p>
            <text:p><text:s text:c="4"/>(select * from srh2.qfc_ocup_com a where a.dt_dispensa IS NULL OR a.dt_dispensa &gt; SYSDATE) qfc </text:p>
            <text:p>WHERE 1=1 </text:p>
            <text:p>AND s.cd_si_func <text:s text:c="7"/>= si.cd </text:p>
            <text:p>AND si.ds like 'EFETIVO%' </text:p>
            <text:p>AND s.cod_escolar = i.cd </text:p>
            <text:p>and s.cargo <text:s/>= cg.seq_cargo <text:s/></text:p>
            <text:p>AND cg.novo_cargo <text:s text:c="2"/>= cg1.seq_cargo (+) </text:p>
            <text:p>AND cg.cd_nivel <text:s/>= n.cd_nivel </text:p>
            <text:p>AND cs.mat_servidor <text:s/>(+) = s.mat_servidor <text:s/></text:p>
            <text:p>AND cf.sq_curso_formacao (+) = cs.sq_curso_formacao <text:s/></text:p>
            <text:p>AND h.cd (+) = cs.cd_tipo_formacao </text:p>
            <text:p>AND c.cd_tipo_formacao(+) = cs.cd_tipo_formacao </text:p>
            <text:p>AND s.mat_servidor = p.mat_servidor </text:p>
            <text:p>AND s.cargo = p.cd </text:p>
            <text:p>AND s.num_vaga = p.nr </text:p>
            <text:p>AND p.area_ativ_espec_prov = b.cd (+) </text:p>
            <text:p>AND b.espec = c.cd (+) </text:p>
            <text:p>AND b.ativ = d.cd (+) </text:p>
            <text:p>AND ml.mat_servidor (+) = s.mat_servidor </text:p>
            <text:p>AND l.mat_servidor (+) = ml.mat_servidor </text:p>
            <text:p>AND l.dt_ini_lotacao (+) = ml.dt_ini_lotacao </text:p>
            <text:p>AND u.cd (+) = l.cod_unid_tse </text:p>
            <text:p>AND qfc.mat_servidor (+) = s.mat_servidor </text:p>
            <text:p>ORDER BY s.nom)</text:p>
            <text:p>))</text:p>
          </table:table-cell>
          <table:table-cell table:number-columns-repeated="1022"/>
        </table:table-row>
      </table:table>
      <table:database-ranges>
        <table:database-range table:target-range-address="'Exportar Planilha'.A1:'Exportar Planilha'.AMJ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16/08/2011</text:date>, <text:time>14:16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xportar_20_Planilha" style:display-name="PageStyle_Exportar Planilh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QL" style:display-name="PageStyle_SQ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Tribunal Regional Eleitoral da Paraíba Justica Eleitoral</dc:creator>
    <dc:date>2011-08-16T14:16:50.88</dc:date>
    <meta:editing-cycles>1</meta:editing-cycles>
    <meta:editing-duration>PT00H00M30S</meta:editing-duration>
    <meta:document-statistic meta:table-count="2" meta:cell-count="4359" meta:object-count="0"/>
    <meta:generator>BrOffice.org/3.2$Win32 OpenOffice.org_project/320m12$Build-9483</meta:generator>
  </office:meta>
</office:document-meta>
</file>